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3000000D48E84C6FB4D696E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4" svg:font-family="'Droid Sans Mono'" style:font-family-generic="swiss" style:font-pitch="fixed"/>
    <style:font-face style:name="Droid Sans Mono3" svg:font-family="'Droid Sans Mono'" style:font-adornments="Bold" style:font-family-generic="swiss" style:font-pitch="fixed"/>
    <style:font-face style:name="Droid Sans Mono" svg:font-family="'Droid Sans Mono'" style:font-family-generic="roman" style:font-pitch="variable"/>
    <style:font-face style:name="Droid Sans Mono1" svg:font-family="'Droid Sans Mono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2" svg:font-family="'Droid Sans Mono'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191919" draw:stroke-linejoin="miter" svg:stroke-linecap="butt" draw:fill="none" fo:padding-top="0.017cm" fo:padding-bottom="0.017cm" fo:padding-left="0.017cm" fo:padding-right="0.017cm"/>
    </style:style>
    <style:style style:name="gr2" style:family="graphic" style:parent-style-name="standard">
      <style:graphic-properties draw:stroke="solid" svg:stroke-width="0.013cm" svg:stroke-color="#191919" draw:stroke-linejoin="miter" svg:stroke-linecap="butt" draw:fill="none" fo:padding-top="0.006cm" fo:padding-bottom="0.006cm" fo:padding-left="0.006cm" fo:padding-right="0.006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051cm" fo:min-width="12.446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6.35cm" fo:min-width="0.051cm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0.77cm" fo:min-width="0.77cm"/>
    </style:style>
    <style:style style:name="gr7" style:family="graphic" style:parent-style-name="standard">
      <style:graphic-properties draw:stroke="none" draw:fill="none" draw:fill-color="#729fcf" draw:textarea-horizontal-align="justify" draw:textarea-vertical-align="middle" draw:auto-grow-height="false" fo:min-height="0.77cm" fo:min-width="0.77cm"/>
    </style:style>
    <style:style style:name="gr8" style:family="graphic" style:parent-style-name="standard">
      <style:graphic-properties draw:fill="none" draw:fill-color="#729fcf" draw:textarea-horizontal-align="justify" draw:textarea-vertical-align="middle" draw:auto-grow-height="false" fo:min-height="0.77cm" fo:min-width="0.77cm"/>
    </style:style>
    <style:style style:name="gr9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77cm" fo:min-width="0.77cm" draw:shadow="hidden"/>
    </style:style>
    <style:style style:name="gr10" style:family="graphic" style:parent-style-name="standard">
      <style:graphic-properties svg:stroke-width="0.203cm" draw:marker-start-width="0.506cm" draw:marker-end-width="0.506cm" draw:textarea-horizontal-align="justify" draw:textarea-vertical-align="middle" draw:auto-grow-height="false" fo:min-height="6.35cm" fo:min-width="12.446cm" fo:padding-top="0.075cm" fo:padding-bottom="0.075cm" fo:padding-left="0.075cm" fo:padding-right="0.075cm"/>
    </style:style>
    <style:style style:name="gr11" style:family="graphic" style:parent-style-name="standard">
      <style:graphic-properties svg:stroke-width="0.018cm" svg:stroke-color="#ffffff" draw:marker-start-width="0.23cm" draw:marker-end-width="0.23cm" svg:stroke-opacity="0%" draw:fill="none" draw:fill-color="#729fcf" draw:textarea-horizontal-align="justify" draw:textarea-vertical-align="middle" draw:auto-grow-height="false" fo:min-height="0.77cm" fo:min-width="0.77cm" fo:padding-top="-0.016cm" fo:padding-bottom="-0.016cm" fo:padding-left="-0.016cm" fo:padding-right="-0.016cm"/>
    </style:style>
    <style:style style:name="gr12" style:family="graphic" style:parent-style-name="standard">
      <style:graphic-properties draw:stroke="none" svg:stroke-width="0.018cm" svg:stroke-color="#ffffff" draw:marker-start-width="0.23cm" draw:marker-end-width="0.23cm" svg:stroke-opacity="0%" draw:fill="solid" draw:fill-color="#000000" draw:textarea-horizontal-align="justify" draw:textarea-vertical-align="middle" draw:auto-grow-height="false" fo:min-height="0.77cm" fo:min-width="0.77cm" draw:shadow="hidden"/>
    </style:style>
    <style:style style:name="gr13" style:family="graphic" style:parent-style-name="standard">
      <style:graphic-properties svg:stroke-width="0.018cm" svg:stroke-color="#ffffff" draw:marker-start-width="0.23cm" draw:marker-end-width="0.23cm" svg:stroke-opacity="0%" draw:textarea-horizontal-align="justify" draw:textarea-vertical-align="middle" draw:auto-grow-height="false" fo:min-height="7.926cm" fo:min-width="14.022cm" fo:padding-top="-0.016cm" fo:padding-bottom="-0.016cm" fo:padding-left="-0.016cm" fo:padding-right="-0.016cm"/>
    </style:style>
    <style:style style:name="gr14" style:family="graphic" style:parent-style-name="standard">
      <style:graphic-properties draw:stroke="none" svg:stroke-width="0.018cm" svg:stroke-color="#000000" draw:marker-start-width="0.23cm" draw:marker-end-width="0.23cm" svg:stroke-opacity="100%" draw:textarea-horizontal-align="justify" draw:textarea-vertical-align="middle" draw:auto-grow-height="false" fo:min-height="7.926cm" fo:min-width="14.022cm" fo:padding-top="-0.016cm" fo:padding-bottom="-0.016cm" fo:padding-left="-0.016cm" fo:padding-right="-0.016cm"/>
    </style:style>
    <style:style style:name="P1" style:family="paragraph">
      <loext:graphic-properties draw:fill="none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  <style:text-properties style:font-name="Droid Sans Mono4" fo:font-size="16pt" style:font-size-asian="16pt" style:font-size-complex="16pt"/>
    </style:style>
    <style:style style:name="P5" style:family="paragraph">
      <style:paragraph-properties fo:text-align="center"/>
      <style:text-properties fo:color="#ff0000"/>
    </style:style>
    <style:style style:name="P6" style:family="paragraph">
      <loext:graphic-properties draw:fill="none" draw:fill-color="#729fcf"/>
      <style:paragraph-properties fo:text-align="center"/>
      <style:text-properties fo:color="#ff0000" style:font-name="Droid Sans Mono4" fo:font-size="16pt" style:font-size-asian="16pt" style:font-size-complex="16pt"/>
    </style:style>
    <style:style style:name="P7" style:family="paragraph">
      <loext:graphic-properties draw:fill="none" draw:fill-color="#729fcf"/>
      <style:paragraph-properties fo:text-align="center"/>
      <style:text-properties fo:color="#000000" style:font-name="Droid Sans Mono4" fo:font-size="16pt" style:font-size-asian="16pt" style:font-size-complex="16pt"/>
    </style:style>
    <style:style style:name="P8" style:family="paragraph">
      <loext:graphic-properties draw:fill="solid" draw:fill-color="#000000"/>
      <style:paragraph-properties fo:text-align="center"/>
      <style:text-properties fo:color="#000000" style:font-name="Droid Sans Mono4" fo:font-size="16pt" style:font-size-asian="16pt" style:font-size-complex="16pt"/>
    </style:style>
    <style:style style:name="T1" style:family="text">
      <style:text-properties style:font-name="Droid Sans Mono4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445cm" svg:height="0cm" svg:x="0cm" svg:y="6.35cm" svg:viewBox="0 0 12446 0" draw:points="0,0 12446,0">
          <text:p/>
        </draw:polygon>
        <draw:polygon draw:style-name="gr1" draw:text-style-name="P1" draw:layer="layout" svg:width="0cm" svg:height="6.349cm" svg:x="12.446cm" svg:y="0cm" svg:viewBox="0 0 0 6350" draw:points="0,6350 0,0">
          <text:p/>
        </draw:polygon>
        <draw:polygon draw:style-name="gr1" draw:text-style-name="P1" draw:layer="layout" svg:width="12.445cm" svg:height="0cm" svg:x="0cm" svg:y="0cm" svg:viewBox="0 0 12446 0" draw:points="12446,0 0,0">
          <text:p/>
        </draw:polygon>
        <draw:polygon draw:style-name="gr1" draw:text-style-name="P1" draw:layer="layout" svg:width="0cm" svg:height="6.349cm" svg:x="0cm" svg:y="0cm" svg:viewBox="0 0 0 6350" draw:points="0,0 0,6350">
          <text:p/>
        </draw:polygon>
        <draw:polygon draw:style-name="gr2" draw:text-style-name="P1" draw:layer="layout" svg:width="12.446cm" svg:height="6.35cm" svg:x="0cm" svg:y="0cm" svg:viewBox="0 0 12447 6351" draw:points="0,0 12447,0 12447,6351 0,6351">
          <text:p/>
        </draw:polygon>
        <draw:frame draw:style-name="gr3" draw:text-style-name="P1" draw:layer="layout" svg:width="11.824cm" svg:height="5.982cm" svg:x="0.31cm" svg:y="0.183cm">
          <draw:image xlink:href="Pictures/10000201000001A3000000D48E84C6FB4D696E3C.png" xlink:type="simple" xlink:show="embed" xlink:actuate="onLoad">
            <text:p/>
          </draw:image>
        </draw:frame>
        <draw:custom-shape draw:style-name="gr4" draw:text-style-name="P2" draw:layer="layout" svg:width="12.446cm" svg:height="0.051cm" svg:x="0cm" svg:y="0.8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446cm" svg:height="0.051cm" svg:x="0cm" svg:y="1.6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446cm" svg:height="0.051cm" svg:x="0cm" svg:y="2.3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446cm" svg:height="0.051cm" svg:x="0cm" svg:y="3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446cm" svg:height="0.051cm" svg:x="0cm" svg:y="3.9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446cm" svg:height="0.051cm" svg:x="0cm" svg:y="4.6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446cm" svg:height="0.051cm" svg:x="0cm" svg:y="5.4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446cm" svg:height="0.051cm" svg:x="0cm" svg:y="0.1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446cm" svg:height="0.051cm" svg:x="0cm" svg:y="6.1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6.198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6.96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7.722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8.48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9.246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10.008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10.77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11.532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12.29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5.436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4.67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3.912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3.15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2.388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1.626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0.86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51cm" svg:height="6.35cm" svg:x="0.102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7cm" svg:height="0.77cm" svg:x="11.56cm" svg:y="0.12cm">
          <text:p text:style-name="P3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master-page3">
        <draw:custom-shape draw:style-name="gr7" draw:text-style-name="P6" draw:layer="layout" svg:width="0.77cm" svg:height="0.77cm" svg:x="0.127cm" svg:y="0.127cm">
          <text:p text:style-name="P5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0.889cm" svg:y="0.127cm">
          <text:p text:style-name="P5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.651cm" svg:y="0.127cm">
          <text:p text:style-name="P5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2.413cm" svg:y="0.127cm">
          <text:p text:style-name="P5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3.175cm" svg:y="0.127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3.937cm" svg:y="0.127cm">
          <text:p text:style-name="P5"><text:span text:style-name="T1">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4.699cm" svg:y="0.127cm">
          <text:p text:style-name="P5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5.461cm" svg:y="0.127cm">
          <text:p text:style-name="P5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6.223cm" svg:y="0.127cm">
          <text:p text:style-name="P5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6.985cm" svg:y="0.127cm">
          <text:p text:style-name="P5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7.747cm" svg:y="0.127cm">
          <text:p text:style-name="P5"><text:span text:style-name="T1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8.509cm" svg:y="0.127cm">
          <text:p text:style-name="P5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9.271cm" svg:y="0.127cm">
          <text:p text:style-name="P5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0.033cm" svg:y="0.127cm">
          <text:p text:style-name="P5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0.795cm" svg:y="0.127cm">
          <text:p text:style-name="P5"><text:span text:style-name="T1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1.557cm" svg:y="0.127cm">
          <text:p text:style-name="P5"><text:span text:style-name="T1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0.127cm" svg:y="0.889cm">
          <text:p text:style-name="P5"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0.889cm" svg:y="0.889cm">
          <text:p text:style-name="P5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.651cm" svg:y="0.889cm">
          <text:p text:style-name="P5"><text:span text:style-name="T1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2.413cm" svg:y="0.889cm">
          <text:p text:style-name="P5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3.175cm" svg:y="0.889cm">
          <text:p text:style-name="P5"><text:span text:style-name="T1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3.937cm" svg:y="0.889cm">
          <text:p text:style-name="P5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4.699cm" svg:y="0.889cm">
          <text:p text:style-name="P5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5.461cm" svg:y="0.889cm">
          <text:p text:style-name="P5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6.223cm" svg:y="0.889cm">
          <text:p text:style-name="P5"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6.985cm" svg:y="0.889cm">
          <text:p text:style-name="P5"><text:span text:style-name="T1">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7.747cm" svg:y="0.889cm">
          <text:p text:style-name="P5"><text:span text:style-name="T1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8.509cm" svg:y="0.889cm">
          <text:p text:style-name="P5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9.271cm" svg:y="0.889cm">
          <text:p text:style-name="P5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0.033cm" svg:y="0.889cm">
          <text:p text:style-name="P5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0.795cm" svg:y="0.889cm">
          <text:p text:style-name="P5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1.557cm" svg:y="0.889cm">
          <text:p text:style-name="P5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0.127cm" svg:y="1.651cm">
          <text:p text:style-name="P5"><text:span text:style-name="T1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0.889cm" svg:y="1.651cm">
          <text:p text:style-name="P5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.651cm" svg:y="1.651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2.413cm" svg:y="1.651cm">
          <text:p text:style-name="P5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3.175cm" svg:y="1.651cm">
          <text:p text:style-name="P5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3.937cm" svg:y="1.651cm">
          <text:p text:style-name="P5"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4.699cm" svg:y="1.651cm">
          <text:p text:style-name="P5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5.461cm" svg:y="1.651cm">
          <text:p text:style-name="P5"><text:span text:style-name="T1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6.223cm" svg:y="1.651cm">
          <text:p text:style-name="P5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6.985cm" svg:y="1.651cm">
          <text:p text:style-name="P5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7.747cm" svg:y="1.651cm">
          <text:p text:style-name="P5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8.509cm" svg:y="1.651cm">
          <text:p text:style-name="P5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9.271cm" svg:y="1.651cm">
          <text:p text:style-name="P5"><text:span text:style-name="T1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0.033cm" svg:y="1.651cm">
          <text:p text:style-name="P5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0.795cm" svg:y="1.651cm">
          <text:p text:style-name="P5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1.557cm" svg:y="1.651cm">
          <text:p text:style-name="P5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0.127cm" svg:y="2.413cm">
          <text:p text:style-name="P5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0.889cm" svg:y="2.413cm">
          <text:p text:style-name="P5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.651cm" svg:y="2.413cm">
          <text:p text:style-name="P5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2.413cm" svg:y="2.413cm">
          <text:p text:style-name="P5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3.175cm" svg:y="2.413cm">
          <text:p text:style-name="P5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3.937cm" svg:y="2.413cm">
          <text:p text:style-name="P5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4.699cm" svg:y="2.413cm">
          <text:p text:style-name="P5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5.461cm" svg:y="2.413cm">
          <text:p text:style-name="P5"><text:span text:style-name="T1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6.223cm" svg:y="2.413cm">
          <text:p text:style-name="P5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6.985cm" svg:y="2.413cm">
          <text:p text:style-name="P5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7.747cm" svg:y="2.413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8.509cm" svg:y="2.413cm">
          <text:p text:style-name="P5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9.271cm" svg:y="2.413cm">
          <text:p text:style-name="P5"><text:span text:style-name="T1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0.033cm" svg:y="2.413cm">
          <text:p text:style-name="P5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0.795cm" svg:y="2.413cm">
          <text:p text:style-name="P5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1.557cm" svg:y="2.413cm">
          <text:p text:style-name="P5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0.127cm" svg:y="3.175cm">
          <text:p text:style-name="P5"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0.889cm" svg:y="3.175cm">
          <text:p text:style-name="P5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.651cm" svg:y="3.175cm">
          <text:p text:style-name="P5"><text:span text:style-name="T1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2.413cm" svg:y="3.175cm">
          <text:p text:style-name="P5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3.175cm" svg:y="3.175cm">
          <text:p text:style-name="P5"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3.937cm" svg:y="3.175cm">
          <text:p text:style-name="P5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4.699cm" svg:y="3.175cm">
          <text:p text:style-name="P5"><text:span text:style-name="T1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5.461cm" svg:y="3.175cm">
          <text:p text:style-name="P5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6.223cm" svg:y="3.175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6.985cm" svg:y="3.175cm">
          <text:p text:style-name="P5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7.747cm" svg:y="3.175cm">
          <text:p text:style-name="P5"><text:span text:style-name="T1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8.509cm" svg:y="3.175cm">
          <text:p text:style-name="P5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9.271cm" svg:y="3.175cm">
          <text:p text:style-name="P5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0.033cm" svg:y="3.175cm">
          <text:p text:style-name="P5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0.795cm" svg:y="3.175cm">
          <text:p text:style-name="P5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1.557cm" svg:y="3.175cm">
          <text:p text:style-name="P5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0.127cm" svg:y="3.937cm">
          <text:p text:style-name="P5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0.889cm" svg:y="3.937cm">
          <text:p text:style-name="P5"><text:span text:style-name="T1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.651cm" svg:y="3.937cm">
          <text:p text:style-name="P5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2.413cm" svg:y="3.937cm">
          <text:p text:style-name="P5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3.175cm" svg:y="3.937cm">
          <text:p text:style-name="P5"><text:span text:style-name="T1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3.937cm" svg:y="3.937cm">
          <text:p text:style-name="P5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4.699cm" svg:y="3.937cm">
          <text:p text:style-name="P5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5.461cm" svg:y="3.937cm">
          <text:p text:style-name="P5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6.223cm" svg:y="3.937cm">
          <text:p text:style-name="P5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6.985cm" svg:y="3.937cm">
          <text:p text:style-name="P5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7.747cm" svg:y="3.937cm">
          <text:p text:style-name="P5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8.509cm" svg:y="3.937cm">
          <text:p text:style-name="P5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9.271cm" svg:y="3.937cm">
          <text:p text:style-name="P5"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0.033cm" svg:y="3.937cm">
          <text:p text:style-name="P5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0.795cm" svg:y="3.937cm">
          <text:p text:style-name="P5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1.557cm" svg:y="3.937cm">
          <text:p text:style-name="P5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0.127cm" svg:y="4.699cm">
          <text:p text:style-name="P5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0.889cm" svg:y="4.699cm">
          <text:p text:style-name="P5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.651cm" svg:y="4.699cm">
          <text:p text:style-name="P5"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2.413cm" svg:y="4.699cm">
          <text:p text:style-name="P5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3.175cm" svg:y="4.699cm">
          <text:p text:style-name="P5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3.937cm" svg:y="4.699cm">
          <text:p text:style-name="P5"><text:span text:style-name="T1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4.699cm" svg:y="4.699cm">
          <text:p text:style-name="P5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5.461cm" svg:y="4.699cm">
          <text:p text:style-name="P5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6.223cm" svg:y="4.699cm">
          <text:p text:style-name="P5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6.985cm" svg:y="4.699cm">
          <text:p text:style-name="P5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7.747cm" svg:y="4.699cm">
          <text:p text:style-name="P5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8.509cm" svg:y="4.699cm">
          <text:p text:style-name="P5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9.271cm" svg:y="4.699cm">
          <text:p text:style-name="P5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0.033cm" svg:y="4.699cm">
          <text:p text:style-name="P5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0.795cm" svg:y="4.699cm">
          <text:p text:style-name="P5"><text:span text:style-name="T1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1.557cm" svg:y="4.699cm">
          <text:p text:style-name="P5"><text:span text:style-name="T1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0.127cm" svg:y="5.461cm">
          <text:p text:style-name="P5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0.889cm" svg:y="5.461cm">
          <text:p text:style-name="P5"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.651cm" svg:y="5.461cm">
          <text:p text:style-name="P5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2.413cm" svg:y="5.461cm">
          <text:p text:style-name="P5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3.175cm" svg:y="5.461cm">
          <text:p text:style-name="P5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3.937cm" svg:y="5.461cm">
          <text:p text:style-name="P5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4.699cm" svg:y="5.461cm">
          <text:p text:style-name="P5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5.461cm" svg:y="5.461cm">
          <text:p text:style-name="P5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6.223cm" svg:y="5.461cm">
          <text:p text:style-name="P5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6.985cm" svg:y="5.461cm">
          <text:p text:style-name="P5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7.747cm" svg:y="5.461cm">
          <text:p text:style-name="P5"><text:span text:style-name="T1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8.509cm" svg:y="5.461cm">
          <text:p text:style-name="P5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9.271cm" svg:y="5.461cm">
          <text:p text:style-name="P5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0.033cm" svg:y="5.461cm">
          <text:p text:style-name="P5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0.795cm" svg:y="5.461cm">
          <text:p text:style-name="P5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7cm" svg:height="0.77cm" svg:x="11.557cm" svg:y="5.461cm">
          <text:p text:style-name="P5"><text:span text:style-name="T1">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master-page3">
        <draw:g>
          <draw:g>
            <draw:path draw:style-name="gr8" draw:text-style-name="P7" draw:layer="layout" svg:width="0.769cm" svg:height="0.769cm" svg:x="12.802cm" svg:y="1.372cm" svg:viewBox="0 0 770 770" svg:d="M770 770c0-257 0-513 0-770-257 0-513 0-770 0 0 257 0 513 0 770 257 0 513 0 770 0z">
              <text:p/>
            </draw:path>
            <draw:path draw:style-name="gr9" draw:text-style-name="P8" draw:layer="layout" svg:width="0.264cm" svg:height="0.45cm" svg:x="13.037cm" svg:y="1.502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8" draw:text-style-name="P7" draw:layer="layout" svg:width="0.769cm" svg:height="0.769cm" svg:x="12.04cm" svg:y="1.372cm" svg:viewBox="0 0 770 770" svg:d="M770 770c0-257 0-513 0-770-257 0-513 0-770 0 0 257 0 513 0 770 257 0 513 0 770 0z">
              <text:p/>
            </draw:path>
            <draw:path draw:style-name="gr9" draw:text-style-name="P8" draw:layer="layout" svg:width="0.267cm" svg:height="0.411cm" svg:x="12.288cm" svg:y="1.546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8" draw:text-style-name="P7" draw:layer="layout" svg:width="0.769cm" svg:height="0.769cm" svg:x="11.278cm" svg:y="1.372cm" svg:viewBox="0 0 770 770" svg:d="M770 770c0-257 0-513 0-770-257 0-513 0-770 0 0 257 0 513 0 770 257 0 513 0 770 0z">
              <text:p/>
            </draw:path>
            <draw:path draw:style-name="gr9" draw:text-style-name="P8" draw:layer="layout" svg:width="0.28cm" svg:height="0.457cm" svg:x="11.508cm" svg:y="1.501cm" svg:viewBox="0 0 281 458" svg:d="M222 409l-3-3 4 46h58v-452h-74v115c0 15 4 35 12 60l2-2c-17-35-47-53-91-53-41 0-72 15-95 45-23 31-35 72-35 123 0 53 12 94 35 124s55 45 95 46c42-1 73-17 92-49zM207 288c0 40-5 67-16 82s-28 22-52 22c-42 0-63-34-63-104 0-68 21-102 63-102 25 0 42 7 53 21 10 15 15 42 15 81z">
              <text:p/>
            </draw:path>
          </draw:g>
          <draw:g>
            <draw:path draw:style-name="gr8" draw:text-style-name="P7" draw:layer="layout" svg:width="0.769cm" svg:height="0.769cm" svg:x="10.516cm" svg:y="1.372cm" svg:viewBox="0 0 770 770" svg:d="M770 770c0-257 0-513 0-770-257 0-513 0-770 0 0 257 0 513 0 770 257 0 513 0 770 0z">
              <text:p/>
            </draw:path>
            <draw:path draw:style-name="gr9" draw:text-style-name="P8" draw:layer="layout" svg:width="0.264cm" svg:height="0.45cm" svg:x="10.751cm" svg:y="1.502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8" draw:text-style-name="P7" draw:layer="layout" svg:width="0.769cm" svg:height="0.769cm" svg:x="9.754cm" svg:y="1.372cm" svg:viewBox="0 0 770 770" svg:d="M770 770c0-257 0-513 0-770-257 0-513 0-770 0 0 257 0 513 0 770 257 0 513 0 770 0z">
              <text:p/>
            </draw:path>
            <draw:path draw:style-name="gr9" draw:text-style-name="P8" draw:layer="layout" svg:width="0.249cm" svg:height="0.336cm" svg:x="10.002cm" svg:y="1.621cm" svg:viewBox="0 0 250 337" svg:d="M250 313v-70c-45 20-83 30-113 30-43 0-64-11-64-33 0-7 3-14 10-20s26-15 58-26c44-17 73-32 86-48 12-15 19-33 19-54 0-29-12-52-35-68s-54-24-93-24c-38 0-77 9-116 26l25 62c39-15 70-23 94-23 36 0 53 8 53 25 0 7-3 13-10 19-8 5-27 13-60 25-40 15-68 30-82 45-15 16-22 35-22 58 0 31 12 56 36 74 24 17 57 26 99 26 48 0 86-8 115-24z">
              <text:p/>
            </draw:path>
          </draw:g>
          <draw:g>
            <draw:path draw:style-name="gr8" draw:text-style-name="P7" draw:layer="layout" svg:width="0.769cm" svg:height="0.769cm" svg:x="8.992cm" svg:y="1.372cm" svg:viewBox="0 0 770 770" svg:d="M770 770c0-257 0-513 0-770-257 0-513 0-770 0 0 257 0 513 0 770 257 0 513 0 770 0z">
              <text:p/>
            </draw:path>
            <draw:path draw:style-name="gr9" draw:text-style-name="P8" draw:layer="layout" svg:width="0.28cm" svg:height="0.466cm" svg:x="9.228cm" svg:y="1.621cm" svg:viewBox="0 0 281 467" svg:d="M60 54l2 1v-49h-62v461h74v-141c0-8-4-22-12-44l-3 4c18 34 49 51 92 51 40 0 72-15 95-45s35-71 35-123-12-93-35-124c-23-30-55-45-95-45-43 0-73 18-91 54zM74 180v-11c0-39 5-66 16-81s28-23 52-23c42 0 63 35 63 105 0 68-21 102-64 102-24 0-41-7-51-21-10-13-16-37-16-71z">
              <text:p/>
            </draw:path>
          </draw:g>
          <draw:g>
            <draw:path draw:style-name="gr8" draw:text-style-name="P7" draw:layer="layout" svg:width="0.769cm" svg:height="0.769cm" svg:x="8.23cm" svg:y="1.372cm" svg:viewBox="0 0 770 770" svg:d="M770 770c0-257 0-513 0-770-257 0-513 0-770 0 0 257 0 513 0 770 257 0 513 0 770 0z">
              <text:p/>
            </draw:path>
            <draw:path draw:style-name="gr9" draw:text-style-name="P8" draw:layer="layout" svg:width="0.267cm" svg:height="0.411cm" svg:x="8.478cm" svg:y="1.546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8" draw:text-style-name="P7" draw:layer="layout" svg:width="0.769cm" svg:height="0.769cm" svg:x="7.468cm" svg:y="1.372cm" svg:viewBox="0 0 770 770" svg:d="M770 770c0-257 0-513 0-770-257 0-513 0-770 0 0 257 0 513 0 770 257 0 513 0 770 0z">
              <text:p/>
            </draw:path>
            <draw:path draw:style-name="gr9" draw:text-style-name="P8" draw:layer="layout" svg:width="0.288cm" svg:height="0.336cm" svg:x="7.697cm" svg:y="1.621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7" draw:layer="layout" svg:width="0.769cm" svg:height="0.769cm" svg:x="6.706cm" svg:y="1.372cm" svg:viewBox="0 0 770 770" svg:d="M770 770c0-257 0-513 0-770-257 0-513 0-770 0 0 257 0 513 0 770 257 0 513 0 770 0z">
              <text:p/>
            </draw:path>
            <draw:path draw:style-name="gr9" draw:text-style-name="P8" draw:layer="layout" svg:width="0.273cm" svg:height="0.331cm" svg:x="6.943cm" svg:y="1.621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8" draw:text-style-name="P7" draw:layer="layout" svg:width="0.769cm" svg:height="0.769cm" svg:x="5.944cm" svg:y="1.372cm" svg:viewBox="0 0 770 770" svg:d="M770 770c0-257 0-513 0-770-257 0-513 0-770 0 0 257 0 513 0 770 257 0 513 0 770 0z">
              <text:p/>
            </draw:path>
            <draw:path draw:style-name="gr9" draw:text-style-name="P8" draw:layer="layout" svg:width="0.267cm" svg:height="0.411cm" svg:x="6.192cm" svg:y="1.546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8" draw:text-style-name="P7" draw:layer="layout" svg:width="0.769cm" svg:height="0.769cm" svg:x="5.182cm" svg:y="1.372cm" svg:viewBox="0 0 770 770" svg:d="M770 770c0-257 0-513 0-770-257 0-513 0-770 0 0 257 0 513 0 770 257 0 513 0 770 0z">
              <text:p/>
            </draw:path>
            <draw:path draw:style-name="gr9" draw:text-style-name="P8" draw:layer="layout" svg:width="0.368cm" svg:height="0.325cm" svg:x="5.371cm" svg:y="1.626cm" svg:viewBox="0 0 369 326" svg:d="M140 326l38-173 9-92h-2l8 93 39 172h71l66-326h-68l-29 159c-6 35-8 71-6 109h2c1-34-2-68-9-100l-39-168h-72l-37 168c-8 37-11 70-8 100h1c1-45-1-81-6-109l-30-159h-68l67 326z">
              <text:p/>
            </draw:path>
          </draw:g>
          <draw:g>
            <draw:path draw:style-name="gr8" draw:text-style-name="P7" draw:layer="layout" svg:width="0.769cm" svg:height="0.769cm" svg:x="4.42cm" svg:y="1.372cm" svg:viewBox="0 0 770 770" svg:d="M770 770c0-257 0-513 0-770-257 0-513 0-770 0 0 257 0 513 0 770 257 0 513 0 770 0z">
              <text:p/>
            </draw:path>
            <draw:path draw:style-name="gr9" draw:text-style-name="P8" draw:layer="layout" svg:width="0.288cm" svg:height="0.336cm" svg:x="4.649cm" svg:y="1.621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7" draw:layer="layout" svg:width="0.769cm" svg:height="0.769cm" svg:x="3.658cm" svg:y="1.372cm" svg:viewBox="0 0 770 770" svg:d="M770 770c0-257 0-513 0-770-257 0-513 0-770 0 0 257 0 513 0 770 257 0 513 0 770 0z">
              <text:p/>
            </draw:path>
            <draw:path draw:style-name="gr9" draw:text-style-name="P8" draw:layer="layout" svg:width="0.273cm" svg:height="0.331cm" svg:x="3.895cm" svg:y="1.621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8" draw:text-style-name="P7" draw:layer="layout" svg:width="0.769cm" svg:height="0.769cm" svg:x="2.896cm" svg:y="1.372cm" svg:viewBox="0 0 770 770" svg:d="M770 770c0-257 0-513 0-770-257 0-513 0-770 0 0 257 0 513 0 770 257 0 513 0 770 0z">
              <text:p/>
            </draw:path>
            <draw:path draw:style-name="gr9" draw:text-style-name="P8" draw:layer="layout" svg:width="0.267cm" svg:height="0.411cm" svg:x="3.144cm" svg:y="1.546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8" draw:text-style-name="P7" draw:layer="layout" svg:width="0.769cm" svg:height="0.769cm" svg:x="2.134cm" svg:y="1.372cm" svg:viewBox="0 0 770 770" svg:d="M770 770c0-257 0-513 0-770-257 0-513 0-770 0 0 257 0 513 0 770 257 0 513 0 770 0z">
              <text:p/>
            </draw:path>
            <draw:path draw:style-name="gr9" draw:text-style-name="P8" draw:layer="layout" svg:width="0.326cm" svg:height="0.461cm" svg:x="2.344cm" svg:y="1.627cm" svg:viewBox="0 0 327 462" svg:d="M327 0h-77l-75 188c-15 38-21 66-15 82h1c3-22-3-49-15-83l-69-187h-77l137 358c13 33 28 59 46 77 19 18 44 26 76 27 16-1 36-3 58-7v-64c-20 4-37 6-50 6-15 0-26-3-34-9-8-7-15-18-22-34l-14-37z">
              <text:p/>
            </draw:path>
          </draw:g>
          <draw:g>
            <draw:path draw:style-name="gr8" draw:text-style-name="P7" draw:layer="layout" svg:width="0.769cm" svg:height="0.769cm" svg:x="1.372cm" svg:y="1.372cm" svg:viewBox="0 0 770 770" svg:d="M770 770c0-257 0-513 0-770-257 0-513 0-770 0 0 257 0 513 0 770 257 0 513 0 770 0z">
              <text:p/>
            </draw:path>
            <draw:path draw:style-name="gr9" draw:text-style-name="P8" draw:layer="layout" svg:width="0.204cm" svg:height="0.069cm" svg:x="1.643cm" svg:y="1.754cm" svg:viewBox="0 0 205 70" svg:d="M205 70c0-23 0-47 0-70-68 0-137 0-205 0 0 23 0 47 0 70 68 0 137 0 205 0z">
              <text:p/>
            </draw:path>
          </draw:g>
          <draw:g>
            <draw:path draw:style-name="gr8" draw:text-style-name="P7" draw:layer="layout" svg:width="0.769cm" svg:height="0.769cm" svg:x="12.802cm" svg:y="2.134cm" svg:viewBox="0 0 770 770" svg:d="M770 770c0-257 0-513 0-770-257 0-513 0-770 0 0 257 0 513 0 770 257 0 513 0 770 0z">
              <text:p/>
            </draw:path>
            <draw:path draw:style-name="gr9" draw:text-style-name="P8" draw:layer="layout" svg:width="0.289cm" svg:height="0.454cm" svg:x="13.023cm" svg:y="2.259cm" svg:viewBox="0 0 290 455" svg:d="M22 191h107v264h74v-264h87v-53l-87-9v-16c0-39-10-67-28-86-19-18-50-27-91-27-25 0-53 4-84 13l18 62c25-7 47-10 65-10 19 0 31 3 37 10s9 19 9 37v17h-107z">
              <text:p/>
            </draw:path>
          </draw:g>
          <draw:g>
            <draw:path draw:style-name="gr8" draw:text-style-name="P7" draw:layer="layout" svg:width="0.769cm" svg:height="0.769cm" svg:x="12.04cm" svg:y="2.134cm" svg:viewBox="0 0 770 770" svg:d="M770 770c0-257 0-513 0-770-257 0-513 0-770 0 0 257 0 513 0 770 257 0 513 0 770 0z">
              <text:p/>
            </draw:path>
            <draw:path draw:style-name="gr9" draw:text-style-name="P8" draw:layer="layout" svg:width="0.264cm" svg:height="0.45cm" svg:x="12.275cm" svg:y="2.264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8" draw:text-style-name="P7" draw:layer="layout" svg:width="0.769cm" svg:height="0.769cm" svg:x="11.278cm" svg:y="2.134cm" svg:viewBox="0 0 770 770" svg:d="M770 770c0-257 0-513 0-770-257 0-513 0-770 0 0 257 0 513 0 770 257 0 513 0 770 0z">
              <text:p/>
            </draw:path>
            <draw:path draw:style-name="gr9" draw:text-style-name="P8" draw:layer="layout" svg:width="0.326cm" svg:height="0.325cm" svg:x="11.488cm" svg:y="2.388cm" svg:viewBox="0 0 327 326" svg:d="M203 326l124-326h-77l-69 187c-16 43-22 74-18 92h1c6-9-1-39-18-92l-69-187h-77l123 326z">
              <text:p/>
            </draw:path>
          </draw:g>
          <draw:g>
            <draw:path draw:style-name="gr8" draw:text-style-name="P7" draw:layer="layout" svg:width="0.769cm" svg:height="0.769cm" svg:x="10.516cm" svg:y="2.134cm" svg:viewBox="0 0 770 770" svg:d="M770 770c0-257 0-513 0-770-257 0-513 0-770 0 0 257 0 513 0 770 257 0 513 0 770 0z">
              <text:p/>
            </draw:path>
            <draw:path draw:style-name="gr9" draw:text-style-name="P8" draw:layer="layout" svg:width="0.288cm" svg:height="0.336cm" svg:x="10.745cm" svg:y="2.383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7" draw:layer="layout" svg:width="0.769cm" svg:height="0.769cm" svg:x="9.754cm" svg:y="2.134cm" svg:viewBox="0 0 770 770" svg:d="M770 770c0-257 0-513 0-770-257 0-513 0-770 0 0 257 0 513 0 770 257 0 513 0 770 0z">
              <text:p/>
            </draw:path>
            <draw:path draw:style-name="gr9" draw:text-style-name="P8" draw:layer="layout" svg:width="0.221cm" svg:height="0.586cm" svg:x="10.05cm" svg:y="2.264cm" svg:viewBox="0 0 222 587" svg:d="M42 0c-27 0-41 14-41 43s14 44 41 44c28 0 41-15 41-44s-13-43-41-43zM222 574v-67c-34 10-64 15-92 15-18 0-32-5-42-13s-14-20-14-35v-289h115v-60h-189v346c0 37 12 65 35 85s55 30 96 31c31-1 61-5 91-13z">
              <text:p/>
            </draw:path>
          </draw:g>
          <draw:g>
            <draw:path draw:style-name="gr8" draw:text-style-name="P7" draw:layer="layout" svg:width="0.769cm" svg:height="0.769cm" svg:x="8.992cm" svg:y="2.134cm" svg:viewBox="0 0 770 770" svg:d="M770 770c0-257 0-513 0-770-257 0-513 0-770 0 0 257 0 513 0 770 257 0 513 0 770 0z">
              <text:p/>
            </draw:path>
            <draw:path draw:style-name="gr9" draw:text-style-name="P8" draw:layer="layout" svg:width="0.273cm" svg:height="0.451cm" svg:x="9.229cm" svg:y="2.262cm" svg:viewBox="0 0 274 452" svg:d="M74 452v-206c0-40 18-60 53-60 49 0 73 32 73 98v168h74v-452h-74v139l11 37 3-2c-16-36-48-53-95-53-79 0-119 40-119 122v209z">
              <text:p/>
            </draw:path>
          </draw:g>
          <draw:g>
            <draw:path draw:style-name="gr8" draw:text-style-name="P7" draw:layer="layout" svg:width="0.769cm" svg:height="0.769cm" svg:x="8.23cm" svg:y="2.134cm" svg:viewBox="0 0 770 770" svg:d="M770 770c0-257 0-513 0-770-257 0-513 0-770 0 0 257 0 513 0 770 257 0 513 0 770 0z">
              <text:p/>
            </draw:path>
            <draw:path draw:style-name="gr9" draw:text-style-name="P8" draw:layer="layout" svg:width="0.268cm" svg:height="0.336cm" svg:x="8.478cm" svg:y="2.383cm" svg:viewBox="0 0 269 337" svg:d="M57 332l3-51-2 2c11 21 24 35 41 43 16 7 37 11 62 11 33 0 60-9 79-27 19-19 29-44 29-76 0-70-51-105-152-105h-44v-8c0-37 18-56 55-56 25 0 57 9 96 27l27-59c-44-22-85-33-121-33-44 0-77 9-98 27s-32 47-32 86v219zM73 186h33c34 0 57 4 69 12 12 9 18 21 18 37 0 25-14 38-43 38-24 0-43-6-56-19-14-12-21-30-21-53z">
              <text:p/>
            </draw:path>
          </draw:g>
          <draw:g>
            <draw:path draw:style-name="gr8" draw:text-style-name="P7" draw:layer="layout" svg:width="0.769cm" svg:height="0.769cm" svg:x="7.468cm" svg:y="2.134cm" svg:viewBox="0 0 770 770" svg:d="M770 770c0-257 0-513 0-770-257 0-513 0-770 0 0 257 0 513 0 770 257 0 513 0 770 0z">
              <text:p/>
            </draw:path>
            <draw:path draw:style-name="gr9" draw:text-style-name="P8" draw:layer="layout" svg:width="0.265cm" svg:height="0.451cm" svg:x="7.705cm" svg:y="2.262cm" svg:viewBox="0 0 266 452" svg:d="M171 62c24-2 49-4 74-6 0-19 0-37 0-56-50 0-99 0-148 0 0 131 0 261 0 392-32 0-65 0-97 0 0 20 0 40 0 60 89 0 177 0 266 0 0-20 0-40 0-60-32 0-64 0-95 0 0-110 0-220 0-330z">
              <text:p/>
            </draw:path>
          </draw:g>
          <draw:g>
            <draw:path draw:style-name="gr8" draw:text-style-name="P7" draw:layer="layout" svg:width="0.769cm" svg:height="0.769cm" svg:x="6.706cm" svg:y="2.134cm" svg:viewBox="0 0 770 770" svg:d="M770 770c0-257 0-513 0-770-257 0-513 0-770 0 0 257 0 513 0 770 257 0 513 0 770 0z">
              <text:p/>
            </draw:path>
            <draw:path draw:style-name="gr9" draw:text-style-name="P8" draw:layer="layout" svg:width="0.289cm" svg:height="0.454cm" svg:x="6.927cm" svg:y="2.259cm" svg:viewBox="0 0 290 455" svg:d="M22 191h107v264h74v-264h87v-53l-87-9v-16c0-39-10-67-28-86-19-18-50-27-91-27-25 0-53 4-84 13l18 62c25-7 47-10 65-10 19 0 31 3 37 10s9 19 9 37v17h-107z">
              <text:p/>
            </draw:path>
          </draw:g>
          <draw:g>
            <draw:path draw:style-name="gr8" draw:text-style-name="P7" draw:layer="layout" svg:width="0.769cm" svg:height="0.769cm" svg:x="5.944cm" svg:y="2.134cm" svg:viewBox="0 0 770 770" svg:d="M770 770c0-257 0-513 0-770-257 0-513 0-770 0 0 257 0 513 0 770 257 0 513 0 770 0z">
              <text:p/>
            </draw:path>
            <draw:path draw:style-name="gr9" draw:text-style-name="P8" draw:layer="layout" svg:width="0.28cm" svg:height="0.466cm" svg:x="6.18cm" svg:y="2.383cm" svg:viewBox="0 0 281 467" svg:d="M60 54l2 1v-49h-62v461h74v-141c0-8-4-22-12-44l-3 4c18 34 49 51 92 51 40 0 72-15 95-45s35-71 35-123-12-93-35-124c-23-30-55-45-95-45-43 0-73 18-91 54zM74 180v-11c0-39 5-66 16-81s28-23 52-23c42 0 63 35 63 105 0 68-21 102-64 102-24 0-41-7-51-21-10-13-16-37-16-71z">
              <text:p/>
            </draw:path>
          </draw:g>
          <draw:g>
            <draw:path draw:style-name="gr8" draw:text-style-name="P7" draw:layer="layout" svg:width="0.769cm" svg:height="0.769cm" svg:x="5.182cm" svg:y="2.134cm" svg:viewBox="0 0 770 770" svg:d="M770 770c0-257 0-513 0-770-257 0-513 0-770 0 0 257 0 513 0 770 257 0 513 0 770 0z">
              <text:p/>
            </draw:path>
            <draw:path draw:style-name="gr9" draw:text-style-name="P8" draw:layer="layout" svg:width="0.273cm" svg:height="0.331cm" svg:x="5.419cm" svg:y="2.389cm" svg:viewBox="0 0 274 332" svg:d="M62 326v-49l-2 2c16 35 48 52 94 53 80-1 120-41 120-123v-209h-74v207c0 39-18 59-53 59-26 0-44-7-56-21-12-15-17-40-17-76v-169h-74v326z">
              <text:p/>
            </draw:path>
          </draw:g>
          <draw:g>
            <draw:path draw:style-name="gr8" draw:text-style-name="P7" draw:layer="layout" svg:width="0.769cm" svg:height="0.769cm" svg:x="4.42cm" svg:y="2.134cm" svg:viewBox="0 0 770 770" svg:d="M770 770c0-257 0-513 0-770-257 0-513 0-770 0 0 257 0 513 0 770 257 0 513 0 770 0z">
              <text:p/>
            </draw:path>
            <draw:path draw:style-name="gr9" draw:text-style-name="P8" draw:layer="layout" svg:width="0.268cm" svg:height="0.336cm" svg:x="4.668cm" svg:y="2.383cm" svg:viewBox="0 0 269 337" svg:d="M57 332l3-51-2 2c11 21 24 35 41 43 16 7 37 11 62 11 33 0 60-9 79-27 19-19 29-44 29-76 0-70-51-105-152-105h-44v-8c0-37 18-56 55-56 25 0 57 9 96 27l27-59c-44-22-85-33-121-33-44 0-77 9-98 27s-32 47-32 86v219zM73 186h33c34 0 57 4 69 12 12 9 18 21 18 37 0 25-14 38-43 38-24 0-43-6-56-19-14-12-21-30-21-53z">
              <text:p/>
            </draw:path>
          </draw:g>
          <draw:g>
            <draw:path draw:style-name="gr8" draw:text-style-name="P7" draw:layer="layout" svg:width="0.769cm" svg:height="0.769cm" svg:x="3.658cm" svg:y="2.134cm" svg:viewBox="0 0 770 770" svg:d="M770 770c0-257 0-513 0-770-257 0-513 0-770 0 0 257 0 513 0 770 257 0 513 0 770 0z">
              <text:p/>
            </draw:path>
            <draw:path draw:style-name="gr9" draw:text-style-name="P8" draw:layer="layout" svg:width="0.244cm" svg:height="0.331cm" svg:x="3.895cm" svg:y="2.383cm" svg:viewBox="0 0 245 332" svg:d="M0 17l20 68c29-10 52-16 70-16 26 0 46 8 60 22 14 15 21 37 21 66v175h74v-326h-63l2 64 3-1c-10-25-24-43-42-53-18-11-39-16-65-16-23 0-49 6-80 17z">
              <text:p/>
            </draw:path>
          </draw:g>
          <draw:g>
            <draw:path draw:style-name="gr8" draw:text-style-name="P7" draw:layer="layout" svg:width="0.769cm" svg:height="0.769cm" svg:x="2.896cm" svg:y="2.134cm" svg:viewBox="0 0 770 770" svg:d="M770 770c0-257 0-513 0-770-257 0-513 0-770 0 0 257 0 513 0 770 257 0 513 0 770 0z">
              <text:p/>
            </draw:path>
            <draw:path draw:style-name="gr9" draw:text-style-name="P8" draw:layer="layout" svg:width="0.267cm" svg:height="0.411cm" svg:x="3.144cm" svg:y="2.308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8" draw:text-style-name="P7" draw:layer="layout" svg:width="0.769cm" svg:height="0.769cm" svg:x="2.134cm" svg:y="2.134cm" svg:viewBox="0 0 770 770" svg:d="M770 770c0-257 0-513 0-770-257 0-513 0-770 0 0 257 0 513 0 770 257 0 513 0 770 0z">
              <text:p/>
            </draw:path>
            <draw:path draw:style-name="gr9" draw:text-style-name="P8" draw:layer="layout" svg:width="0.288cm" svg:height="0.336cm" svg:x="2.363cm" svg:y="2.383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7" draw:layer="layout" svg:width="0.769cm" svg:height="0.769cm" svg:x="1.372cm" svg:y="2.134cm" svg:viewBox="0 0 770 770" svg:d="M770 770c0-257 0-513 0-770-257 0-513 0-770 0 0 257 0 513 0 770 257 0 513 0 770 0z">
              <text:p/>
            </draw:path>
            <draw:path draw:style-name="gr9" draw:text-style-name="P8" draw:layer="layout" svg:width="0.244cm" svg:height="0.331cm" svg:x="1.609cm" svg:y="2.383cm" svg:viewBox="0 0 245 332" svg:d="M0 17l20 68c29-10 52-16 70-16 26 0 46 8 60 22 14 15 21 37 21 66v175h74v-326h-63l2 64 3-1c-10-25-24-43-42-53-18-11-39-16-65-16-23 0-49 6-80 17z">
              <text:p/>
            </draw:path>
          </draw:g>
          <draw:g>
            <draw:path draw:style-name="gr8" draw:text-style-name="P7" draw:layer="layout" svg:width="0.769cm" svg:height="0.769cm" svg:x="12.802cm" svg:y="2.896cm" svg:viewBox="0 0 770 770" svg:d="M770 770c0-257 0-513 0-770-257 0-513 0-770 0 0 257 0 513 0 770 257 0 513 0 770 0z">
              <text:p/>
            </draw:path>
            <draw:path draw:style-name="gr9" draw:text-style-name="P8" draw:layer="layout" svg:width="0.28cm" svg:height="0.466cm" svg:x="13.032cm" svg:y="3.145cm" svg:viewBox="0 0 281 467" svg:d="M222 288l-3-3c-8 21-12 35-12 41v141h74v-461h-62v49l2-1c-17-36-48-54-91-54-41 0-72 15-95 45s-35 71-35 123 12 94 35 124 55 45 95 45c42 0 73-16 92-49zM207 157v11c0 39-5 66-16 81s-28 23-52 23c-42 0-63-35-63-105 0-68 21-102 63-102 24 0 41 7 52 21 10 13 15 37 16 71z">
              <text:p/>
            </draw:path>
          </draw:g>
          <draw:g>
            <draw:path draw:style-name="gr8" draw:text-style-name="P7" draw:layer="layout" svg:width="0.769cm" svg:height="0.769cm" svg:x="12.04cm" svg:y="2.896cm" svg:viewBox="0 0 770 770" svg:d="M770 770c0-257 0-513 0-770-257 0-513 0-770 0 0 257 0 513 0 770 257 0 513 0 770 0z">
              <text:p/>
            </draw:path>
            <draw:path draw:style-name="gr9" draw:text-style-name="P8" draw:layer="layout" svg:width="0.268cm" svg:height="0.336cm" svg:x="12.288cm" svg:y="3.145cm" svg:viewBox="0 0 269 337" svg:d="M57 332l3-51-2 2c11 21 24 35 41 43 16 7 37 11 62 11 33 0 60-9 79-27 19-19 29-44 29-76 0-70-51-105-152-105h-44v-8c0-37 18-56 55-56 25 0 57 9 96 27l27-59c-44-22-85-33-121-33-44 0-77 9-98 27s-32 47-32 86v219zM73 186h33c34 0 57 4 69 12 12 9 18 21 18 37 0 25-14 38-43 38-24 0-43-6-56-19-14-12-21-30-21-53z">
              <text:p/>
            </draw:path>
          </draw:g>
          <draw:g>
            <draw:path draw:style-name="gr8" draw:text-style-name="P7" draw:layer="layout" svg:width="0.769cm" svg:height="0.769cm" svg:x="11.278cm" svg:y="2.896cm" svg:viewBox="0 0 770 770" svg:d="M770 770c0-257 0-513 0-770-257 0-513 0-770 0 0 257 0 513 0 770 257 0 513 0 770 0z">
              <text:p/>
            </draw:path>
            <draw:path draw:style-name="gr9" draw:text-style-name="P8" draw:layer="layout" svg:width="0.249cm" svg:height="0.336cm" svg:x="11.526cm" svg:y="3.145cm" svg:viewBox="0 0 250 337" svg:d="M250 313v-70c-45 20-83 30-113 30-43 0-64-11-64-33 0-7 3-14 10-20s26-15 58-26c44-17 73-32 86-48 12-15 19-33 19-54 0-29-12-52-35-68s-54-24-93-24c-38 0-77 9-116 26l25 62c39-15 70-23 94-23 36 0 53 8 53 25 0 7-3 13-10 19-8 5-27 13-60 25-40 15-68 30-82 45-15 16-22 35-22 58 0 31 12 56 36 74 24 17 57 26 99 26 48 0 86-8 115-24z">
              <text:p/>
            </draw:path>
          </draw:g>
          <draw:g>
            <draw:path draw:style-name="gr8" draw:text-style-name="P7" draw:layer="layout" svg:width="0.769cm" svg:height="0.769cm" svg:x="10.516cm" svg:y="2.896cm" svg:viewBox="0 0 770 770" svg:d="M770 770c0-257 0-513 0-770-257 0-513 0-770 0 0 257 0 513 0 770 257 0 513 0 770 0z">
              <text:p/>
            </draw:path>
            <draw:path draw:style-name="gr9" draw:text-style-name="P8" draw:layer="layout" svg:width="0.267cm" svg:height="0.411cm" svg:x="10.764cm" svg:y="3.07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8" draw:text-style-name="P7" draw:layer="layout" svg:width="0.769cm" svg:height="0.769cm" svg:x="9.754cm" svg:y="2.896cm" svg:viewBox="0 0 770 770" svg:d="M770 770c0-257 0-513 0-770-257 0-513 0-770 0 0 257 0 513 0 770 257 0 513 0 770 0z">
              <text:p/>
            </draw:path>
            <draw:path draw:style-name="gr9" draw:text-style-name="P8" draw:layer="layout" svg:width="0.297cm" svg:height="0.336cm" svg:x="9.979cm" svg:y="3.145cm" svg:viewBox="0 0 298 337" svg:d="M150 337c43 0 79-15 106-46 28-31 42-72 42-123s-13-92-40-122c-28-31-64-46-110-46-43 0-79 15-106 46-28 31-42 72-42 122 0 52 14 93 41 123 27 31 64 46 109 46zM149 272c-49 0-74-35-74-104s25-103 74-103 74 34 74 103-25 104-74 104z">
              <text:p/>
            </draw:path>
          </draw:g>
          <draw:g>
            <draw:path draw:style-name="gr8" draw:text-style-name="P7" draw:layer="layout" svg:width="0.769cm" svg:height="0.769cm" svg:x="8.992cm" svg:y="2.896cm" svg:viewBox="0 0 770 770" svg:d="M770 770c0-257 0-513 0-770-257 0-513 0-770 0 0 257 0 513 0 770 257 0 513 0 770 0z">
              <text:p/>
            </draw:path>
            <draw:path draw:style-name="gr9" draw:text-style-name="P8" draw:layer="layout" svg:width="0.28cm" svg:height="0.457cm" svg:x="9.228cm" svg:y="3.025cm" svg:viewBox="0 0 281 458" svg:d="M62 403l-2 1c18 36 48 53 91 54 40-1 72-16 95-46s35-71 35-122c0-53-12-94-35-124s-55-46-95-46c-42 0-73 17-92 50l3 3c8-21 12-35 12-41v-132h-74v452h62zM74 301v-11c0-40 5-67 16-82s28-22 52-22c42 0 63 34 63 104 0 68-21 102-64 102-24 0-41-6-51-20s-16-38-16-71z">
              <text:p/>
            </draw:path>
          </draw:g>
          <draw:g>
            <draw:path draw:style-name="gr8" draw:text-style-name="P7" draw:layer="layout" svg:width="0.769cm" svg:height="0.769cm" svg:x="8.23cm" svg:y="2.896cm" svg:viewBox="0 0 770 770" svg:d="M770 770c0-257 0-513 0-770-257 0-513 0-770 0 0 257 0 513 0 770 257 0 513 0 770 0z">
              <text:p/>
            </draw:path>
            <draw:path draw:style-name="gr9" draw:text-style-name="P8" draw:layer="layout" svg:width="0.267cm" svg:height="0.411cm" svg:x="8.478cm" svg:y="3.07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8" draw:text-style-name="P7" draw:layer="layout" svg:width="0.769cm" svg:height="0.769cm" svg:x="7.468cm" svg:y="2.896cm" svg:viewBox="0 0 770 770" svg:d="M770 770c0-257 0-513 0-770-257 0-513 0-770 0 0 257 0 513 0 770 257 0 513 0 770 0z">
              <text:p/>
            </draw:path>
            <draw:path draw:style-name="gr9" draw:text-style-name="P8" draw:layer="layout" svg:width="0.368cm" svg:height="0.325cm" svg:x="7.657cm" svg:y="3.15cm" svg:viewBox="0 0 369 326" svg:d="M140 326l38-173 9-92h-2l8 93 39 172h71l66-326h-68l-29 159c-6 35-8 71-6 109h2c1-34-2-68-9-100l-39-168h-72l-37 168c-8 37-11 70-8 100h1c1-45-1-81-6-109l-30-159h-68l67 326z">
              <text:p/>
            </draw:path>
          </draw:g>
          <draw:g>
            <draw:path draw:style-name="gr8" draw:text-style-name="P7" draw:layer="layout" svg:width="0.769cm" svg:height="0.769cm" svg:x="6.706cm" svg:y="2.896cm" svg:viewBox="0 0 770 770" svg:d="M770 770c0-257 0-513 0-770-257 0-513 0-770 0 0 257 0 513 0 770 257 0 513 0 770 0z">
              <text:p/>
            </draw:path>
            <draw:path draw:style-name="gr9" draw:text-style-name="P8" draw:layer="layout" svg:width="0.297cm" svg:height="0.336cm" svg:x="6.931cm" svg:y="3.145cm" svg:viewBox="0 0 298 337" svg:d="M150 337c43 0 79-15 106-46 28-31 42-72 42-123s-13-92-40-122c-28-31-64-46-110-46-43 0-79 15-106 46-28 31-42 72-42 122 0 52 14 93 41 123 27 31 64 46 109 46zM149 272c-49 0-74-35-74-104s25-103 74-103 74 34 74 103-25 104-74 104z">
              <text:p/>
            </draw:path>
          </draw:g>
          <draw:g>
            <draw:path draw:style-name="gr8" draw:text-style-name="P7" draw:layer="layout" svg:width="0.769cm" svg:height="0.769cm" svg:x="5.944cm" svg:y="2.896cm" svg:viewBox="0 0 770 770" svg:d="M770 770c0-257 0-513 0-770-257 0-513 0-770 0 0 257 0 513 0 770 257 0 513 0 770 0z">
              <text:p/>
            </draw:path>
            <draw:path draw:style-name="gr9" draw:text-style-name="P8" draw:layer="layout" svg:width="0.273cm" svg:height="0.331cm" svg:x="6.181cm" svg:y="3.145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8" draw:text-style-name="P7" draw:layer="layout" svg:width="0.769cm" svg:height="0.769cm" svg:x="5.182cm" svg:y="2.896cm" svg:viewBox="0 0 770 770" svg:d="M770 770c0-257 0-513 0-770-257 0-513 0-770 0 0 257 0 513 0 770 257 0 513 0 770 0z">
              <text:p/>
            </draw:path>
            <draw:path draw:style-name="gr9" draw:text-style-name="P8" draw:layer="layout" svg:width="0.288cm" svg:height="0.336cm" svg:x="5.411cm" svg:y="3.145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7" draw:layer="layout" svg:width="0.769cm" svg:height="0.769cm" svg:x="4.42cm" svg:y="2.896cm" svg:viewBox="0 0 770 770" svg:d="M770 770c0-257 0-513 0-770-257 0-513 0-770 0 0 257 0 513 0 770 257 0 513 0 770 0z">
              <text:p/>
            </draw:path>
            <draw:path draw:style-name="gr9" draw:text-style-name="P8" draw:layer="layout" svg:width="0.264cm" svg:height="0.45cm" svg:x="4.655cm" svg:y="3.026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8" draw:text-style-name="P7" draw:layer="layout" svg:width="0.769cm" svg:height="0.769cm" svg:x="3.658cm" svg:y="2.896cm" svg:viewBox="0 0 770 770" svg:d="M770 770c0-257 0-513 0-770-257 0-513 0-770 0 0 257 0 513 0 770 257 0 513 0 770 0z">
              <text:p/>
            </draw:path>
            <draw:path draw:style-name="gr9" draw:text-style-name="P8" draw:layer="layout" svg:width="0.305cm" svg:height="0.467cm" svg:x="3.879cm" svg:y="3.145cm" svg:viewBox="0 0 306 468" svg:d="M0 6v53l44 6c-5 7-8 23-8 50 0 33 11 59 33 79s52 30 90 30c11 0 18-1 22-2 11 7 17 15 17 25 0 7-11 11-32 11h-52c-35 0-62 8-81 24-19 17-29 40-29 70 0 77 56 115 167 116 43-1 76-9 99-26 24-16 36-40 36-71 0-45-16-71-47-78 4-1 7-14 7-39s-8-42-23-51c5-1 12-11 23-29s16-37 16-58c0-37-11-65-33-85-22-21-53-31-92-31-17 0-31 2-43 6zM158 166c-33 0-49-18-49-52 0-36 16-54 50-54 33 0 50 18 50 55 0 34-17 51-51 51zM131 327h52c34 0 52 14 52 43 0 24-21 36-63 36-65 0-97-17-97-50 0-12 3-20 9-23 7-4 22-6 47-6z">
              <text:p/>
            </draw:path>
          </draw:g>
          <draw:g>
            <draw:path draw:style-name="gr8" draw:text-style-name="P7" draw:layer="layout" svg:width="0.769cm" svg:height="0.769cm" svg:x="2.896cm" svg:y="2.896cm" svg:viewBox="0 0 770 770" svg:d="M770 770c0-257 0-513 0-770-257 0-513 0-770 0 0 257 0 513 0 770 257 0 513 0 770 0z">
              <text:p/>
            </draw:path>
            <draw:path draw:style-name="gr9" draw:text-style-name="P8" draw:layer="layout" svg:width="0.273cm" svg:height="0.451cm" svg:x="3.133cm" svg:y="3.024cm" svg:viewBox="0 0 274 452" svg:d="M74 452v-206c0-40 18-60 53-60 49 0 73 32 73 98v168h74v-452h-74v139l11 37 3-2c-16-36-48-53-95-53-79 0-119 40-119 122v209z">
              <text:p/>
            </draw:path>
          </draw:g>
          <draw:g>
            <draw:path draw:style-name="gr8" draw:text-style-name="P7" draw:layer="layout" svg:width="0.769cm" svg:height="0.769cm" svg:x="2.134cm" svg:y="2.896cm" svg:viewBox="0 0 770 770" svg:d="M770 770c0-257 0-513 0-770-257 0-513 0-770 0 0 257 0 513 0 770 257 0 513 0 770 0z">
              <text:p/>
            </draw:path>
            <draw:path draw:style-name="gr9" draw:text-style-name="P8" draw:layer="layout" svg:width="0.267cm" svg:height="0.411cm" svg:x="2.382cm" svg:y="3.07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8" draw:text-style-name="P7" draw:layer="layout" svg:width="0.769cm" svg:height="0.769cm" svg:x="1.372cm" svg:y="2.896cm" svg:viewBox="0 0 770 770" svg:d="M770 770c0-257 0-513 0-770-257 0-513 0-770 0 0 257 0 513 0 770 257 0 513 0 770 0z">
              <text:p/>
            </draw:path>
            <draw:path draw:style-name="gr9" draw:text-style-name="P8" draw:layer="layout" svg:width="0.268cm" svg:height="0.336cm" svg:x="1.62cm" svg:y="3.145cm" svg:viewBox="0 0 269 337" svg:d="M57 332l3-51-2 2c11 21 24 35 41 43 16 7 37 11 62 11 33 0 60-9 79-27 19-19 29-44 29-76 0-70-51-105-152-105h-44v-8c0-37 18-56 55-56 25 0 57 9 96 27l27-59c-44-22-85-33-121-33-44 0-77 9-98 27s-32 47-32 86v219zM73 186h33c34 0 57 4 69 12 12 9 18 21 18 37 0 25-14 38-43 38-24 0-43-6-56-19-14-12-21-30-21-53z">
              <text:p/>
            </draw:path>
          </draw:g>
          <draw:g>
            <draw:path draw:style-name="gr8" draw:text-style-name="P7" draw:layer="layout" svg:width="0.769cm" svg:height="0.769cm" svg:x="12.802cm" svg:y="3.658cm" svg:viewBox="0 0 770 770" svg:d="M770 770c0-257 0-513 0-770-257 0-513 0-770 0 0 257 0 513 0 770 257 0 513 0 770 0z">
              <text:p/>
            </draw:path>
            <draw:path draw:style-name="gr9" draw:text-style-name="P8" draw:layer="layout" svg:width="0.267cm" svg:height="0.411cm" svg:x="13.05cm" svg:y="3.832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8" draw:text-style-name="P7" draw:layer="layout" svg:width="0.769cm" svg:height="0.769cm" svg:x="12.04cm" svg:y="3.658cm" svg:viewBox="0 0 770 770" svg:d="M770 770c0-257 0-513 0-770-257 0-513 0-770 0 0 257 0 513 0 770 257 0 513 0 770 0z">
              <text:p/>
            </draw:path>
            <draw:path draw:style-name="gr9" draw:text-style-name="P8" draw:layer="layout" svg:width="0.273cm" svg:height="0.451cm" svg:x="12.277cm" svg:y="3.786cm" svg:viewBox="0 0 274 452" svg:d="M74 452v-206c0-40 18-60 53-60 49 0 73 32 73 98v168h74v-452h-74v139l11 37 3-2c-16-36-48-53-95-53-79 0-119 40-119 122v209z">
              <text:p/>
            </draw:path>
          </draw:g>
          <draw:g>
            <draw:path draw:style-name="gr8" draw:text-style-name="P7" draw:layer="layout" svg:width="0.769cm" svg:height="0.769cm" svg:x="11.278cm" svg:y="3.658cm" svg:viewBox="0 0 770 770" svg:d="M770 770c0-257 0-513 0-770-257 0-513 0-770 0 0 257 0 513 0 770 257 0 513 0 770 0z">
              <text:p/>
            </draw:path>
            <draw:path draw:style-name="gr9" draw:text-style-name="P8" draw:layer="layout" svg:width="0.244cm" svg:height="0.331cm" svg:x="11.515cm" svg:y="3.907cm" svg:viewBox="0 0 245 332" svg:d="M0 17l20 68c29-10 52-16 70-16 26 0 46 8 60 22 14 15 21 37 21 66v175h74v-326h-63l2 64 3-1c-10-25-24-43-42-53-18-11-39-16-65-16-23 0-49 6-80 17z">
              <text:p/>
            </draw:path>
          </draw:g>
          <draw:g>
            <draw:path draw:style-name="gr8" draw:text-style-name="P7" draw:layer="layout" svg:width="0.769cm" svg:height="0.769cm" svg:x="10.516cm" svg:y="3.658cm" svg:viewBox="0 0 770 770" svg:d="M770 770c0-257 0-513 0-770-257 0-513 0-770 0 0 257 0 513 0 770 257 0 513 0 770 0z">
              <text:p/>
            </draw:path>
            <draw:path draw:style-name="gr9" draw:text-style-name="P8" draw:layer="layout" svg:width="0.288cm" svg:height="0.336cm" svg:x="10.745cm" svg:y="3.907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7" draw:layer="layout" svg:width="0.769cm" svg:height="0.769cm" svg:x="9.754cm" svg:y="3.658cm" svg:viewBox="0 0 770 770" svg:d="M770 770c0-257 0-513 0-770-257 0-513 0-770 0 0 257 0 513 0 770 257 0 513 0 770 0z">
              <text:p/>
            </draw:path>
            <draw:path draw:style-name="gr9" draw:text-style-name="P8" draw:layer="layout" svg:width="0.288cm" svg:height="0.336cm" svg:x="9.983cm" svg:y="3.907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7" draw:layer="layout" svg:width="0.769cm" svg:height="0.769cm" svg:x="8.992cm" svg:y="3.658cm" svg:viewBox="0 0 770 770" svg:d="M770 770c0-257 0-513 0-770-257 0-513 0-770 0 0 257 0 513 0 770 257 0 513 0 770 0z">
              <text:p/>
            </draw:path>
            <draw:path draw:style-name="gr9" draw:text-style-name="P8" draw:layer="layout" svg:width="0.265cm" svg:height="0.451cm" svg:x="9.229cm" svg:y="3.786cm" svg:viewBox="0 0 266 452" svg:d="M171 62c24-2 49-4 74-6 0-19 0-37 0-56-50 0-99 0-148 0 0 131 0 261 0 392-32 0-65 0-97 0 0 20 0 40 0 60 89 0 177 0 266 0 0-20 0-40 0-60-32 0-64 0-95 0 0-110 0-220 0-330z">
              <text:p/>
            </draw:path>
          </draw:g>
          <draw:g>
            <draw:path draw:style-name="gr8" draw:text-style-name="P7" draw:layer="layout" svg:width="0.769cm" svg:height="0.769cm" svg:x="8.23cm" svg:y="3.658cm" svg:viewBox="0 0 770 770" svg:d="M770 770c0-257 0-513 0-770-257 0-513 0-770 0 0 257 0 513 0 770 257 0 513 0 770 0z">
              <text:p/>
            </draw:path>
            <draw:path draw:style-name="gr9" draw:text-style-name="P8" draw:layer="layout" svg:width="0.288cm" svg:height="0.336cm" svg:x="8.459cm" svg:y="3.907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7" draw:layer="layout" svg:width="0.769cm" svg:height="0.769cm" svg:x="7.468cm" svg:y="3.658cm" svg:viewBox="0 0 770 770" svg:d="M770 770c0-257 0-513 0-770-257 0-513 0-770 0 0 257 0 513 0 770 257 0 513 0 770 0z">
              <text:p/>
            </draw:path>
            <draw:path draw:style-name="gr9" draw:text-style-name="P8" draw:layer="layout" svg:width="0.326cm" svg:height="0.325cm" svg:x="7.678cm" svg:y="3.912cm" svg:viewBox="0 0 327 326" svg:d="M203 326l124-326h-77l-69 187c-16 43-22 74-18 92h1c6-9-1-39-18-92l-69-187h-77l123 326z">
              <text:p/>
            </draw:path>
          </draw:g>
          <draw:g>
            <draw:path draw:style-name="gr8" draw:text-style-name="P7" draw:layer="layout" svg:width="0.769cm" svg:height="0.769cm" svg:x="6.706cm" svg:y="3.658cm" svg:viewBox="0 0 770 770" svg:d="M770 770c0-257 0-513 0-770-257 0-513 0-770 0 0 257 0 513 0 770 257 0 513 0 770 0z">
              <text:p/>
            </draw:path>
            <draw:path draw:style-name="gr9" draw:text-style-name="P8" draw:layer="layout" svg:width="0.288cm" svg:height="0.336cm" svg:x="6.935cm" svg:y="3.907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7" draw:layer="layout" svg:width="0.769cm" svg:height="0.769cm" svg:x="5.944cm" svg:y="3.658cm" svg:viewBox="0 0 770 770" svg:d="M770 770c0-257 0-513 0-770-257 0-513 0-770 0 0 257 0 513 0 770 257 0 513 0 770 0z">
              <text:p/>
            </draw:path>
            <draw:path draw:style-name="gr9" draw:text-style-name="P8" draw:layer="layout" svg:width="0.273cm" svg:height="0.331cm" svg:x="6.181cm" svg:y="3.907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8" draw:text-style-name="P7" draw:layer="layout" svg:width="0.769cm" svg:height="0.769cm" svg:x="5.182cm" svg:y="3.658cm" svg:viewBox="0 0 770 770" svg:d="M770 770c0-257 0-513 0-770-257 0-513 0-770 0 0 257 0 513 0 770 257 0 513 0 770 0z">
              <text:p/>
            </draw:path>
            <draw:path draw:style-name="gr9" draw:text-style-name="P8" draw:layer="layout" svg:width="0.249cm" svg:height="0.336cm" svg:x="5.43cm" svg:y="3.907cm" svg:viewBox="0 0 250 337" svg:d="M250 313v-70c-45 20-83 30-113 30-43 0-64-11-64-33 0-7 3-14 10-20s26-15 58-26c44-17 73-32 86-48 12-15 19-33 19-54 0-29-12-52-35-68s-54-24-93-24c-38 0-77 9-116 26l25 62c39-15 70-23 94-23 36 0 53 8 53 25 0 7-3 13-10 19-8 5-27 13-60 25-40 15-68 30-82 45-15 16-22 35-22 58 0 31 12 56 36 74 24 17 57 26 99 26 48 0 86-8 115-24z">
              <text:p/>
            </draw:path>
          </draw:g>
          <draw:g>
            <draw:path draw:style-name="gr8" draw:text-style-name="P7" draw:layer="layout" svg:width="0.769cm" svg:height="0.769cm" svg:x="4.42cm" svg:y="3.658cm" svg:viewBox="0 0 770 770" svg:d="M770 770c0-257 0-513 0-770-257 0-513 0-770 0 0 257 0 513 0 770 257 0 513 0 770 0z">
              <text:p/>
            </draw:path>
            <draw:path draw:style-name="gr9" draw:text-style-name="P8" draw:layer="layout" svg:width="0.264cm" svg:height="0.45cm" svg:x="4.655cm" svg:y="3.788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8" draw:text-style-name="P7" draw:layer="layout" svg:width="0.769cm" svg:height="0.769cm" svg:x="3.658cm" svg:y="3.658cm" svg:viewBox="0 0 770 770" svg:d="M770 770c0-257 0-513 0-770-257 0-513 0-770 0 0 257 0 513 0 770 257 0 513 0 770 0z">
              <text:p/>
            </draw:path>
            <draw:path draw:style-name="gr9" draw:text-style-name="P8" draw:layer="layout" svg:width="0.33cm" svg:height="0.325cm" svg:x="3.866cm" svg:y="3.912cm" svg:viewBox="0 0 331 326" svg:d="M209 159c38-53 77-106 116-159-28 0-57 0-86 0-25 35-49 70-74 104-24-34-49-69-74-104-29 0-57 0-86 0 39 53 78 106 117 159-40 56-81 111-122 167 29 0 57 0 86 0 26-37 53-74 79-112 27 38 53 75 80 112 29 0 57 0 86 0-41-56-82-111-122-167z">
              <text:p/>
            </draw:path>
          </draw:g>
          <draw:g>
            <draw:path draw:style-name="gr8" draw:text-style-name="P7" draw:layer="layout" svg:width="0.769cm" svg:height="0.769cm" svg:x="2.896cm" svg:y="3.658cm" svg:viewBox="0 0 770 770" svg:d="M770 770c0-257 0-513 0-770-257 0-513 0-770 0 0 257 0 513 0 770 257 0 513 0 770 0z">
              <text:p/>
            </draw:path>
            <draw:path draw:style-name="gr9" draw:text-style-name="P8" draw:layer="layout" svg:width="0.267cm" svg:height="0.411cm" svg:x="3.144cm" svg:y="3.832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8" draw:text-style-name="P7" draw:layer="layout" svg:width="0.769cm" svg:height="0.769cm" svg:x="2.134cm" svg:y="3.658cm" svg:viewBox="0 0 770 770" svg:d="M770 770c0-257 0-513 0-770-257 0-513 0-770 0 0 257 0 513 0 770 257 0 513 0 770 0z">
              <text:p/>
            </draw:path>
            <draw:path draw:style-name="gr9" draw:text-style-name="P8" draw:layer="layout" svg:width="0.288cm" svg:height="0.336cm" svg:x="2.363cm" svg:y="3.907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7" draw:layer="layout" svg:width="0.769cm" svg:height="0.769cm" svg:x="1.372cm" svg:y="3.658cm" svg:viewBox="0 0 770 770" svg:d="M770 770c0-257 0-513 0-770-257 0-513 0-770 0 0 257 0 513 0 770 257 0 513 0 770 0z">
              <text:p/>
            </draw:path>
            <draw:path draw:style-name="gr9" draw:text-style-name="P8" draw:layer="layout" svg:width="0.273cm" svg:height="0.331cm" svg:x="1.609cm" svg:y="3.907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8" draw:text-style-name="P7" draw:layer="layout" svg:width="0.769cm" svg:height="0.769cm" svg:x="12.802cm" svg:y="4.42cm" svg:viewBox="0 0 770 770" svg:d="M770 770c0-257 0-513 0-770-257 0-513 0-770 0 0 257 0 513 0 770 257 0 513 0 770 0z">
              <text:p/>
            </draw:path>
            <draw:path draw:style-name="gr9" draw:text-style-name="P8" draw:layer="layout" svg:width="0.289cm" svg:height="0.454cm" svg:x="13.023cm" svg:y="4.545cm" svg:viewBox="0 0 290 455" svg:d="M22 191h107v264h74v-264h87v-53l-87-9v-16c0-39-10-67-28-86-19-18-50-27-91-27-25 0-53 4-84 13l18 62c25-7 47-10 65-10 19 0 31 3 37 10s9 19 9 37v17h-107z">
              <text:p/>
            </draw:path>
          </draw:g>
          <draw:g>
            <draw:path draw:style-name="gr8" draw:text-style-name="P7" draw:layer="layout" svg:width="0.769cm" svg:height="0.769cm" svg:x="12.04cm" svg:y="4.42cm" svg:viewBox="0 0 770 770" svg:d="M770 770c0-257 0-513 0-770-257 0-513 0-770 0 0 257 0 513 0 770 257 0 513 0 770 0z">
              <text:p/>
            </draw:path>
            <draw:path draw:style-name="gr9" draw:text-style-name="P8" draw:layer="layout" svg:width="0.297cm" svg:height="0.336cm" svg:x="12.265cm" svg:y="4.669cm" svg:viewBox="0 0 298 337" svg:d="M150 337c43 0 79-15 106-46 28-31 42-72 42-123s-13-92-40-122c-28-31-64-46-110-46-43 0-79 15-106 46-28 31-42 72-42 122 0 52 14 93 41 123 27 31 64 46 109 46zM149 272c-49 0-74-35-74-104s25-103 74-103 74 34 74 103-25 104-74 104z">
              <text:p/>
            </draw:path>
          </draw:g>
          <draw:g>
            <draw:path draw:style-name="gr8" draw:text-style-name="P7" draw:layer="layout" svg:width="0.769cm" svg:height="0.769cm" svg:x="11.278cm" svg:y="4.42cm" svg:viewBox="0 0 770 770" svg:d="M770 770c0-257 0-513 0-770-257 0-513 0-770 0 0 257 0 513 0 770 257 0 513 0 770 0z">
              <text:p/>
            </draw:path>
            <draw:path draw:style-name="gr9" draw:text-style-name="P8" draw:layer="layout" svg:width="0.273cm" svg:height="0.331cm" svg:x="11.515cm" svg:y="4.675cm" svg:viewBox="0 0 274 332" svg:d="M62 326v-49l-2 2c16 35 48 52 94 53 80-1 120-41 120-123v-209h-74v207c0 39-18 59-53 59-26 0-44-7-56-21-12-15-17-40-17-76v-169h-74v326z">
              <text:p/>
            </draw:path>
          </draw:g>
          <draw:g>
            <draw:path draw:style-name="gr8" draw:text-style-name="P7" draw:layer="layout" svg:width="0.769cm" svg:height="0.769cm" svg:x="10.516cm" svg:y="4.42cm" svg:viewBox="0 0 770 770" svg:d="M770 770c0-257 0-513 0-770-257 0-513 0-770 0 0 257 0 513 0 770 257 0 513 0 770 0z">
              <text:p/>
            </draw:path>
            <draw:path draw:style-name="gr9" draw:text-style-name="P8" draw:layer="layout" svg:width="0.244cm" svg:height="0.331cm" svg:x="10.753cm" svg:y="4.669cm" svg:viewBox="0 0 245 332" svg:d="M0 17l20 68c29-10 52-16 70-16 26 0 46 8 60 22 14 15 21 37 21 66v175h74v-326h-63l2 64 3-1c-10-25-24-43-42-53-18-11-39-16-65-16-23 0-49 6-80 17z">
              <text:p/>
            </draw:path>
          </draw:g>
          <draw:g>
            <draw:path draw:style-name="gr8" draw:text-style-name="P7" draw:layer="layout" svg:width="0.769cm" svg:height="0.769cm" svg:x="9.754cm" svg:y="4.42cm" svg:viewBox="0 0 770 770" svg:d="M770 770c0-257 0-513 0-770-257 0-513 0-770 0 0 257 0 513 0 770 257 0 513 0 770 0z">
              <text:p/>
            </draw:path>
            <draw:path draw:style-name="gr9" draw:text-style-name="P8" draw:layer="layout" svg:width="0.289cm" svg:height="0.454cm" svg:x="9.975cm" svg:y="4.545cm" svg:viewBox="0 0 290 455" svg:d="M22 191h107v264h74v-264h87v-53l-87-9v-16c0-39-10-67-28-86-19-18-50-27-91-27-25 0-53 4-84 13l18 62c25-7 47-10 65-10 19 0 31 3 37 10s9 19 9 37v17h-107z">
              <text:p/>
            </draw:path>
          </draw:g>
          <draw:g>
            <draw:path draw:style-name="gr8" draw:text-style-name="P7" draw:layer="layout" svg:width="0.769cm" svg:height="0.769cm" svg:x="8.992cm" svg:y="4.42cm" svg:viewBox="0 0 770 770" svg:d="M770 770c0-257 0-513 0-770-257 0-513 0-770 0 0 257 0 513 0 770 257 0 513 0 770 0z">
              <text:p/>
            </draw:path>
            <draw:path draw:style-name="gr9" draw:text-style-name="P8" draw:layer="layout" svg:width="0.264cm" svg:height="0.45cm" svg:x="9.227cm" svg:y="4.55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8" draw:text-style-name="P7" draw:layer="layout" svg:width="0.769cm" svg:height="0.769cm" svg:x="8.23cm" svg:y="4.42cm" svg:viewBox="0 0 770 770" svg:d="M770 770c0-257 0-513 0-770-257 0-513 0-770 0 0 257 0 513 0 770 257 0 513 0 770 0z">
              <text:p/>
            </draw:path>
            <draw:path draw:style-name="gr9" draw:text-style-name="P8" draw:layer="layout" svg:width="0.326cm" svg:height="0.325cm" svg:x="8.44cm" svg:y="4.674cm" svg:viewBox="0 0 327 326" svg:d="M203 326l124-326h-77l-69 187c-16 43-22 74-18 92h1c6-9-1-39-18-92l-69-187h-77l123 326z">
              <text:p/>
            </draw:path>
          </draw:g>
          <draw:g>
            <draw:path draw:style-name="gr8" draw:text-style-name="P7" draw:layer="layout" svg:width="0.769cm" svg:height="0.769cm" svg:x="7.468cm" svg:y="4.42cm" svg:viewBox="0 0 770 770" svg:d="M770 770c0-257 0-513 0-770-257 0-513 0-770 0 0 257 0 513 0 770 257 0 513 0 770 0z">
              <text:p/>
            </draw:path>
            <draw:path draw:style-name="gr9" draw:text-style-name="P8" draw:layer="layout" svg:width="0.288cm" svg:height="0.336cm" svg:x="7.697cm" svg:y="4.669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7" draw:layer="layout" svg:width="0.769cm" svg:height="0.769cm" svg:x="6.706cm" svg:y="4.42cm" svg:viewBox="0 0 770 770" svg:d="M770 770c0-257 0-513 0-770-257 0-513 0-770 0 0 257 0 513 0 770 257 0 513 0 770 0z">
              <text:p/>
            </draw:path>
            <draw:path draw:style-name="gr9" draw:text-style-name="P8" draw:layer="layout" svg:width="0.249cm" svg:height="0.336cm" svg:x="6.954cm" svg:y="4.669cm" svg:viewBox="0 0 250 337" svg:d="M250 313v-70c-45 20-83 30-113 30-43 0-64-11-64-33 0-7 3-14 10-20s26-15 58-26c44-17 73-32 86-48 12-15 19-33 19-54 0-29-12-52-35-68s-54-24-93-24c-38 0-77 9-116 26l25 62c39-15 70-23 94-23 36 0 53 8 53 25 0 7-3 13-10 19-8 5-27 13-60 25-40 15-68 30-82 45-15 16-22 35-22 58 0 31 12 56 36 74 24 17 57 26 99 26 48 0 86-8 115-24z">
              <text:p/>
            </draw:path>
          </draw:g>
          <draw:g>
            <draw:path draw:style-name="gr8" draw:text-style-name="P7" draw:layer="layout" svg:width="0.769cm" svg:height="0.769cm" svg:x="5.944cm" svg:y="4.42cm" svg:viewBox="0 0 770 770" svg:d="M770 770c0-257 0-513 0-770-257 0-513 0-770 0 0 257 0 513 0 770 257 0 513 0 770 0z">
              <text:p/>
            </draw:path>
            <draw:path draw:style-name="gr9" draw:text-style-name="P8" draw:layer="layout" svg:width="0.288cm" svg:height="0.336cm" svg:x="6.173cm" svg:y="4.669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7" draw:layer="layout" svg:width="0.769cm" svg:height="0.769cm" svg:x="5.182cm" svg:y="4.42cm" svg:viewBox="0 0 770 770" svg:d="M770 770c0-257 0-513 0-770-257 0-513 0-770 0 0 257 0 513 0 770 257 0 513 0 770 0z">
              <text:p/>
            </draw:path>
            <draw:path draw:style-name="gr9" draw:text-style-name="P8" draw:layer="layout" svg:width="0.326cm" svg:height="0.325cm" svg:x="5.392cm" svg:y="4.674cm" svg:viewBox="0 0 327 326" svg:d="M203 326l124-326h-77l-69 187c-16 43-22 74-18 92h1c6-9-1-39-18-92l-69-187h-77l123 326z">
              <text:p/>
            </draw:path>
          </draw:g>
          <draw:g>
            <draw:path draw:style-name="gr8" draw:text-style-name="P7" draw:layer="layout" svg:width="0.769cm" svg:height="0.769cm" svg:x="4.42cm" svg:y="4.42cm" svg:viewBox="0 0 770 770" svg:d="M770 770c0-257 0-513 0-770-257 0-513 0-770 0 0 257 0 513 0 770 257 0 513 0 770 0z">
              <text:p/>
            </draw:path>
            <draw:path draw:style-name="gr9" draw:text-style-name="P8" draw:layer="layout" svg:width="0.288cm" svg:height="0.336cm" svg:x="4.649cm" svg:y="4.669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7" draw:layer="layout" svg:width="0.769cm" svg:height="0.769cm" svg:x="3.658cm" svg:y="4.42cm" svg:viewBox="0 0 770 770" svg:d="M770 770c0-257 0-513 0-770-257 0-513 0-770 0 0 257 0 513 0 770 257 0 513 0 770 0z">
              <text:p/>
            </draw:path>
            <draw:path draw:style-name="gr9" draw:text-style-name="P8" draw:layer="layout" svg:width="0.273cm" svg:height="0.331cm" svg:x="3.895cm" svg:y="4.669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8" draw:text-style-name="P7" draw:layer="layout" svg:width="0.769cm" svg:height="0.769cm" svg:x="2.896cm" svg:y="4.42cm" svg:viewBox="0 0 770 770" svg:d="M770 770c0-257 0-513 0-770-257 0-513 0-770 0 0 257 0 513 0 770 257 0 513 0 770 0z">
              <text:p/>
            </draw:path>
            <draw:path draw:style-name="gr9" draw:text-style-name="P8" draw:layer="layout" svg:width="0.264cm" svg:height="0.45cm" svg:x="3.131cm" svg:y="4.55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8" draw:text-style-name="P7" draw:layer="layout" svg:width="0.769cm" svg:height="0.769cm" svg:x="2.134cm" svg:y="4.42cm" svg:viewBox="0 0 770 770" svg:d="M770 770c0-257 0-513 0-770-257 0-513 0-770 0 0 257 0 513 0 770 257 0 513 0 770 0z">
              <text:p/>
            </draw:path>
            <draw:path draw:style-name="gr9" draw:text-style-name="P8" draw:layer="layout" svg:width="0.273cm" svg:height="0.331cm" svg:x="2.371cm" svg:y="4.669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8" draw:text-style-name="P7" draw:layer="layout" svg:width="0.769cm" svg:height="0.769cm" svg:x="1.372cm" svg:y="4.42cm" svg:viewBox="0 0 770 770" svg:d="M770 770c0-257 0-513 0-770-257 0-513 0-770 0 0 257 0 513 0 770 257 0 513 0 770 0z">
              <text:p/>
            </draw:path>
            <draw:path draw:style-name="gr9" draw:text-style-name="P8" draw:layer="layout" svg:width="0.288cm" svg:height="0.336cm" svg:x="1.601cm" svg:y="4.669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7" draw:layer="layout" svg:width="0.769cm" svg:height="0.769cm" svg:x="12.802cm" svg:y="5.182cm" svg:viewBox="0 0 770 770" svg:d="M770 770c0-257 0-513 0-770-257 0-513 0-770 0 0 257 0 513 0 770 257 0 513 0 770 0z">
              <text:p/>
            </draw:path>
            <draw:path draw:style-name="gr9" draw:text-style-name="P8" draw:layer="layout" svg:width="0.267cm" svg:height="0.411cm" svg:x="13.05cm" svg:y="5.356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8" draw:text-style-name="P7" draw:layer="layout" svg:width="0.769cm" svg:height="0.769cm" svg:x="12.04cm" svg:y="5.182cm" svg:viewBox="0 0 770 770" svg:d="M770 770c0-257 0-513 0-770-257 0-513 0-770 0 0 257 0 513 0 770 257 0 513 0 770 0z">
              <text:p/>
            </draw:path>
            <draw:path draw:style-name="gr9" draw:text-style-name="P8" draw:layer="layout" svg:width="0.368cm" svg:height="0.325cm" svg:x="12.229cm" svg:y="5.436cm" svg:viewBox="0 0 369 326" svg:d="M140 326l38-173 9-92h-2l8 93 39 172h71l66-326h-68l-29 159c-6 35-8 71-6 109h2c1-34-2-68-9-100l-39-168h-72l-37 168c-8 37-11 70-8 100h1c1-45-1-81-6-109l-30-159h-68l67 326z">
              <text:p/>
            </draw:path>
          </draw:g>
          <draw:g>
            <draw:path draw:style-name="gr8" draw:text-style-name="P7" draw:layer="layout" svg:width="0.769cm" svg:height="0.769cm" svg:x="11.278cm" svg:y="5.182cm" svg:viewBox="0 0 770 770" svg:d="M770 770c0-257 0-513 0-770-257 0-513 0-770 0 0 257 0 513 0 770 257 0 513 0 770 0z">
              <text:p/>
            </draw:path>
            <draw:path draw:style-name="gr9" draw:text-style-name="P8" draw:layer="layout" svg:width="0.288cm" svg:height="0.336cm" svg:x="11.507cm" svg:y="5.431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7" draw:layer="layout" svg:width="0.769cm" svg:height="0.769cm" svg:x="10.516cm" svg:y="5.182cm" svg:viewBox="0 0 770 770" svg:d="M770 770c0-257 0-513 0-770-257 0-513 0-770 0 0 257 0 513 0 770 257 0 513 0 770 0z">
              <text:p/>
            </draw:path>
            <draw:path draw:style-name="gr9" draw:text-style-name="P8" draw:layer="layout" svg:width="0.265cm" svg:height="0.451cm" svg:x="10.753cm" svg:y="5.31cm" svg:viewBox="0 0 266 452" svg:d="M171 62c24-2 49-4 74-6 0-19 0-37 0-56-50 0-99 0-148 0 0 131 0 261 0 392-32 0-65 0-97 0 0 20 0 40 0 60 89 0 177 0 266 0 0-20 0-40 0-60-32 0-64 0-95 0 0-110 0-220 0-330z">
              <text:p/>
            </draw:path>
          </draw:g>
          <draw:g>
            <draw:path draw:style-name="gr8" draw:text-style-name="P7" draw:layer="layout" svg:width="0.769cm" svg:height="0.769cm" svg:x="9.754cm" svg:y="5.182cm" svg:viewBox="0 0 770 770" svg:d="M770 770c0-257 0-513 0-770-257 0-513 0-770 0 0 257 0 513 0 770 257 0 513 0 770 0z">
              <text:p/>
            </draw:path>
            <draw:path draw:style-name="gr9" draw:text-style-name="P8" draw:layer="layout" svg:width="0.326cm" svg:height="0.325cm" svg:x="9.964cm" svg:y="5.436cm" svg:viewBox="0 0 327 326" svg:d="M203 326l124-326h-77l-69 187c-16 43-22 74-18 92h1c6-9-1-39-18-92l-69-187h-77l123 326z">
              <text:p/>
            </draw:path>
          </draw:g>
          <draw:g>
            <draw:path draw:style-name="gr8" draw:text-style-name="P7" draw:layer="layout" svg:width="0.769cm" svg:height="0.769cm" svg:x="8.992cm" svg:y="5.182cm" svg:viewBox="0 0 770 770" svg:d="M770 770c0-257 0-513 0-770-257 0-513 0-770 0 0 257 0 513 0 770 257 0 513 0 770 0z">
              <text:p/>
            </draw:path>
            <draw:path draw:style-name="gr9" draw:text-style-name="P8" draw:layer="layout" svg:width="0.288cm" svg:height="0.336cm" svg:x="9.221cm" svg:y="5.431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7" draw:layer="layout" svg:width="0.769cm" svg:height="0.769cm" svg:x="8.23cm" svg:y="5.182cm" svg:viewBox="0 0 770 770" svg:d="M770 770c0-257 0-513 0-770-257 0-513 0-770 0 0 257 0 513 0 770 257 0 513 0 770 0z">
              <text:p/>
            </draw:path>
            <draw:path draw:style-name="gr9" draw:text-style-name="P8" draw:layer="layout" svg:width="0.265cm" svg:height="0.451cm" svg:x="8.467cm" svg:y="5.31cm" svg:viewBox="0 0 266 452" svg:d="M171 62c24-2 49-4 74-6 0-19 0-37 0-56-50 0-99 0-148 0 0 131 0 261 0 392-32 0-65 0-97 0 0 20 0 40 0 60 89 0 177 0 266 0 0-20 0-40 0-60-32 0-64 0-95 0 0-110 0-220 0-330z">
              <text:p/>
            </draw:path>
          </draw:g>
          <draw:g>
            <draw:path draw:style-name="gr8" draw:text-style-name="P7" draw:layer="layout" svg:width="0.769cm" svg:height="0.769cm" svg:x="7.468cm" svg:y="5.182cm" svg:viewBox="0 0 770 770" svg:d="M770 770c0-257 0-513 0-770-257 0-513 0-770 0 0 257 0 513 0 770 257 0 513 0 770 0z">
              <text:p/>
            </draw:path>
            <draw:path draw:style-name="gr9" draw:text-style-name="P8" draw:layer="layout" svg:width="0.268cm" svg:height="0.336cm" svg:x="7.716cm" svg:y="5.431cm" svg:viewBox="0 0 269 337" svg:d="M57 332l3-51-2 2c11 21 24 35 41 43 16 7 37 11 62 11 33 0 60-9 79-27 19-19 29-44 29-76 0-70-51-105-152-105h-44v-8c0-37 18-56 55-56 25 0 57 9 96 27l27-59c-44-22-85-33-121-33-44 0-77 9-98 27s-32 47-32 86v219zM73 186h33c34 0 57 4 69 12 12 9 18 21 18 37 0 25-14 38-43 38-24 0-43-6-56-19-14-12-21-30-21-53z">
              <text:p/>
            </draw:path>
          </draw:g>
          <draw:g>
            <draw:path draw:style-name="gr8" draw:text-style-name="P7" draw:layer="layout" svg:width="0.769cm" svg:height="0.769cm" svg:x="6.706cm" svg:y="5.182cm" svg:viewBox="0 0 770 770" svg:d="M770 770c0-257 0-513 0-770-257 0-513 0-770 0 0 257 0 513 0 770 257 0 513 0 770 0z">
              <text:p/>
            </draw:path>
            <draw:path draw:style-name="gr9" draw:text-style-name="P8" draw:layer="layout" svg:width="0.267cm" svg:height="0.411cm" svg:x="6.954cm" svg:y="5.356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8" draw:text-style-name="P7" draw:layer="layout" svg:width="0.769cm" svg:height="0.769cm" svg:x="5.944cm" svg:y="5.182cm" svg:viewBox="0 0 770 770" svg:d="M770 770c0-257 0-513 0-770-257 0-513 0-770 0 0 257 0 513 0 770 257 0 513 0 770 0z">
              <text:p/>
            </draw:path>
            <draw:path draw:style-name="gr9" draw:text-style-name="P8" draw:layer="layout" svg:width="0.311cm" svg:height="0.331cm" svg:x="6.161cm" svg:y="5.431cm" svg:viewBox="0 0 312 332" svg:d="M68 332v-207c0-25 2-41 5-49 4-7 9-11 15-11 11 0 19 6 25 18 6 13 9 36 9 70v179h68v-207c0-40 7-60 23-60 10 0 18 6 23 17 5 12 8 39 8 81v169h68v-326h-57v49l3-1c-9-36-29-54-58-54-36 0-56 20-61 60l2-1c-10-39-31-59-62-59-28 0-48 10-60 30-13 19-19 50-19 92v210z">
              <text:p/>
            </draw:path>
          </draw:g>
          <draw:g>
            <draw:path draw:style-name="gr8" draw:text-style-name="P7" draw:layer="layout" svg:width="0.769cm" svg:height="0.769cm" svg:x="5.182cm" svg:y="5.182cm" svg:viewBox="0 0 770 770" svg:d="M770 770c0-257 0-513 0-770-257 0-513 0-770 0 0 257 0 513 0 770 257 0 513 0 770 0z">
              <text:p/>
            </draw:path>
            <draw:path draw:style-name="gr9" draw:text-style-name="P8" draw:layer="layout" svg:width="0.264cm" svg:height="0.45cm" svg:x="5.417cm" svg:y="5.312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8" draw:text-style-name="P7" draw:layer="layout" svg:width="0.769cm" svg:height="0.769cm" svg:x="4.42cm" svg:y="5.182cm" svg:viewBox="0 0 770 770" svg:d="M770 770c0-257 0-513 0-770-257 0-513 0-770 0 0 257 0 513 0 770 257 0 513 0 770 0z">
              <text:p/>
            </draw:path>
            <draw:path draw:style-name="gr9" draw:text-style-name="P8" draw:layer="layout" svg:width="0.273cm" svg:height="0.331cm" svg:x="4.657cm" svg:y="5.431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8" draw:text-style-name="P7" draw:layer="layout" svg:width="0.769cm" svg:height="0.769cm" svg:x="3.658cm" svg:y="5.182cm" svg:viewBox="0 0 770 770" svg:d="M770 770c0-257 0-513 0-770-257 0-513 0-770 0 0 257 0 513 0 770 257 0 513 0 770 0z">
              <text:p/>
            </draw:path>
            <draw:path draw:style-name="gr9" draw:text-style-name="P8" draw:layer="layout" svg:width="0.289cm" svg:height="0.454cm" svg:x="3.879cm" svg:y="5.307cm" svg:viewBox="0 0 290 455" svg:d="M22 191h107v264h74v-264h87v-53l-87-9v-16c0-39-10-67-28-86-19-18-50-27-91-27-25 0-53 4-84 13l18 62c25-7 47-10 65-10 19 0 31 3 37 10s9 19 9 37v17h-107z">
              <text:p/>
            </draw:path>
          </draw:g>
          <draw:g>
            <draw:path draw:style-name="gr8" draw:text-style-name="P7" draw:layer="layout" svg:width="0.769cm" svg:height="0.769cm" svg:x="2.896cm" svg:y="5.182cm" svg:viewBox="0 0 770 770" svg:d="M770 770c0-257 0-513 0-770-257 0-513 0-770 0 0 257 0 513 0 770 257 0 513 0 770 0z">
              <text:p/>
            </draw:path>
            <draw:path draw:style-name="gr9" draw:text-style-name="P8" draw:layer="layout" svg:width="0.267cm" svg:height="0.411cm" svg:x="3.144cm" svg:y="5.356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8" draw:text-style-name="P7" draw:layer="layout" svg:width="0.769cm" svg:height="0.769cm" svg:x="2.134cm" svg:y="5.182cm" svg:viewBox="0 0 770 770" svg:d="M770 770c0-257 0-513 0-770-257 0-513 0-770 0 0 257 0 513 0 770 257 0 513 0 770 0z">
              <text:p/>
            </draw:path>
            <draw:path draw:style-name="gr9" draw:text-style-name="P8" draw:layer="layout" svg:width="0.273cm" svg:height="0.451cm" svg:x="2.371cm" svg:y="5.31cm" svg:viewBox="0 0 274 452" svg:d="M74 452v-206c0-40 18-60 53-60 49 0 73 32 73 98v168h74v-452h-74v139l11 37 3-2c-16-36-48-53-95-53-79 0-119 40-119 122v209z">
              <text:p/>
            </draw:path>
          </draw:g>
          <draw:g>
            <draw:path draw:style-name="gr8" draw:text-style-name="P7" draw:layer="layout" svg:width="0.769cm" svg:height="0.769cm" svg:x="1.372cm" svg:y="5.182cm" svg:viewBox="0 0 770 770" svg:d="M770 770c0-257 0-513 0-770-257 0-513 0-770 0 0 257 0 513 0 770 257 0 513 0 770 0z">
              <text:p/>
            </draw:path>
            <draw:path draw:style-name="gr9" draw:text-style-name="P8" draw:layer="layout" svg:width="0.288cm" svg:height="0.336cm" svg:x="1.601cm" svg:y="5.431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7" draw:layer="layout" svg:width="0.769cm" svg:height="0.769cm" svg:x="12.802cm" svg:y="5.944cm" svg:viewBox="0 0 770 770" svg:d="M770 770c0-257 0-513 0-770-257 0-513 0-770 0 0 257 0 513 0 770 257 0 513 0 770 0z">
              <text:p/>
            </draw:path>
            <draw:path draw:style-name="gr9" draw:text-style-name="P8" draw:layer="layout" svg:width="0.311cm" svg:height="0.331cm" svg:x="13.019cm" svg:y="6.193cm" svg:viewBox="0 0 312 332" svg:d="M68 332v-207c0-25 2-41 5-49 4-7 9-11 15-11 11 0 19 6 25 18 6 13 9 36 9 70v179h68v-207c0-40 7-60 23-60 10 0 18 6 23 17 5 12 8 39 8 81v169h68v-326h-57v49l3-1c-9-36-29-54-58-54-36 0-56 20-61 60l2-1c-10-39-31-59-62-59-28 0-48 10-60 30-13 19-19 50-19 92v210z">
              <text:p/>
            </draw:path>
          </draw:g>
          <draw:g>
            <draw:path draw:style-name="gr8" draw:text-style-name="P7" draw:layer="layout" svg:width="0.769cm" svg:height="0.769cm" svg:x="12.04cm" svg:y="5.944cm" svg:viewBox="0 0 770 770" svg:d="M770 770c0-257 0-513 0-770-257 0-513 0-770 0 0 257 0 513 0 770 257 0 513 0 770 0z">
              <text:p/>
            </draw:path>
            <draw:path draw:style-name="gr9" draw:text-style-name="P8" draw:layer="layout" svg:width="0.264cm" svg:height="0.45cm" svg:x="12.275cm" svg:y="6.074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8" draw:text-style-name="P7" draw:layer="layout" svg:width="0.769cm" svg:height="0.769cm" svg:x="11.278cm" svg:y="5.944cm" svg:viewBox="0 0 770 770" svg:d="M770 770c0-257 0-513 0-770-257 0-513 0-770 0 0 257 0 513 0 770 257 0 513 0 770 0z">
              <text:p/>
            </draw:path>
            <draw:path draw:style-name="gr9" draw:text-style-name="P8" draw:layer="layout" svg:width="0.28cm" svg:height="0.457cm" svg:x="11.514cm" svg:y="6.073cm" svg:viewBox="0 0 281 458" svg:d="M62 403l-2 1c18 36 48 53 91 54 40-1 72-16 95-46s35-71 35-122c0-53-12-94-35-124s-55-46-95-46c-42 0-73 17-92 50l3 3c8-21 12-35 12-41v-132h-74v452h62zM74 301v-11c0-40 5-67 16-82s28-22 52-22c42 0 63 34 63 104 0 68-21 102-64 102-24 0-41-6-51-20s-16-38-16-71z">
              <text:p/>
            </draw:path>
          </draw:g>
          <draw:g>
            <draw:path draw:style-name="gr8" draw:text-style-name="P7" draw:layer="layout" svg:width="0.769cm" svg:height="0.769cm" svg:x="10.516cm" svg:y="5.944cm" svg:viewBox="0 0 770 770" svg:d="M770 770c0-257 0-513 0-770-257 0-513 0-770 0 0 257 0 513 0 770 257 0 513 0 770 0z">
              <text:p/>
            </draw:path>
            <draw:path draw:style-name="gr9" draw:text-style-name="P8" draw:layer="layout" svg:width="0.273cm" svg:height="0.331cm" svg:x="10.753cm" svg:y="6.193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8" draw:text-style-name="P7" draw:layer="layout" svg:width="0.769cm" svg:height="0.769cm" svg:x="9.754cm" svg:y="5.944cm" svg:viewBox="0 0 770 770" svg:d="M770 770c0-257 0-513 0-770-257 0-513 0-770 0 0 257 0 513 0 770 257 0 513 0 770 0z">
              <text:p/>
            </draw:path>
            <draw:path draw:style-name="gr9" draw:text-style-name="P8" draw:layer="layout" svg:width="0.264cm" svg:height="0.45cm" svg:x="9.989cm" svg:y="6.074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8" draw:text-style-name="P7" draw:layer="layout" svg:width="0.769cm" svg:height="0.769cm" svg:x="8.992cm" svg:y="5.944cm" svg:viewBox="0 0 770 770" svg:d="M770 770c0-257 0-513 0-770-257 0-513 0-770 0 0 257 0 513 0 770 257 0 513 0 770 0z">
              <text:p/>
            </draw:path>
            <draw:path draw:style-name="gr9" draw:text-style-name="P8" draw:layer="layout" svg:width="0.305cm" svg:height="0.467cm" svg:x="9.213cm" svg:y="6.193cm" svg:viewBox="0 0 306 468" svg:d="M0 6v53l44 6c-5 7-8 23-8 50 0 33 11 59 33 79s52 30 90 30c11 0 18-1 22-2 11 7 17 15 17 25 0 7-11 11-32 11h-52c-35 0-62 8-81 24-19 17-29 40-29 70 0 77 56 115 167 116 43-1 76-9 99-26 24-16 36-40 36-71 0-45-16-71-47-78 4-1 7-14 7-39s-8-42-23-51c5-1 12-11 23-29s16-37 16-58c0-37-11-65-33-85-22-21-53-31-92-31-17 0-31 2-43 6zM158 166c-33 0-49-18-49-52 0-36 16-54 50-54 33 0 50 18 50 55 0 34-17 51-51 51zM131 327h52c34 0 52 14 52 43 0 24-21 36-63 36-65 0-97-17-97-50 0-12 3-20 9-23 7-4 22-6 47-6z">
              <text:p/>
            </draw:path>
          </draw:g>
          <draw:g>
            <draw:path draw:style-name="gr8" draw:text-style-name="P7" draw:layer="layout" svg:width="0.769cm" svg:height="0.769cm" svg:x="8.23cm" svg:y="5.944cm" svg:viewBox="0 0 770 770" svg:d="M770 770c0-257 0-513 0-770-257 0-513 0-770 0 0 257 0 513 0 770 257 0 513 0 770 0z">
              <text:p/>
            </draw:path>
            <draw:path draw:style-name="gr9" draw:text-style-name="P8" draw:layer="layout" svg:width="0.273cm" svg:height="0.451cm" svg:x="8.467cm" svg:y="6.072cm" svg:viewBox="0 0 274 452" svg:d="M74 452v-206c0-40 18-60 53-60 49 0 73 32 73 98v168h74v-452h-74v139l11 37 3-2c-16-36-48-53-95-53-79 0-119 40-119 122v209z">
              <text:p/>
            </draw:path>
          </draw:g>
          <draw:g>
            <draw:path draw:style-name="gr8" draw:text-style-name="P7" draw:layer="layout" svg:width="0.769cm" svg:height="0.769cm" svg:x="7.468cm" svg:y="5.944cm" svg:viewBox="0 0 770 770" svg:d="M770 770c0-257 0-513 0-770-257 0-513 0-770 0 0 257 0 513 0 770 257 0 513 0 770 0z">
              <text:p/>
            </draw:path>
            <draw:path draw:style-name="gr9" draw:text-style-name="P8" draw:layer="layout" svg:width="0.267cm" svg:height="0.411cm" svg:x="7.716cm" svg:y="6.118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8" draw:text-style-name="P7" draw:layer="layout" svg:width="0.769cm" svg:height="0.769cm" svg:x="6.706cm" svg:y="5.944cm" svg:viewBox="0 0 770 770" svg:d="M770 770c0-257 0-513 0-770-257 0-513 0-770 0 0 257 0 513 0 770 257 0 513 0 770 0z">
              <text:p/>
            </draw:path>
            <draw:path draw:style-name="gr9" draw:text-style-name="P8" draw:layer="layout" svg:width="0.311cm" svg:height="0.331cm" svg:x="6.923cm" svg:y="6.193cm" svg:viewBox="0 0 312 332" svg:d="M68 332v-207c0-25 2-41 5-49 4-7 9-11 15-11 11 0 19 6 25 18 6 13 9 36 9 70v179h68v-207c0-40 7-60 23-60 10 0 18 6 23 17 5 12 8 39 8 81v169h68v-326h-57v49l3-1c-9-36-29-54-58-54-36 0-56 20-61 60l2-1c-10-39-31-59-62-59-28 0-48 10-60 30-13 19-19 50-19 92v210z">
              <text:p/>
            </draw:path>
          </draw:g>
          <draw:g>
            <draw:path draw:style-name="gr8" draw:text-style-name="P7" draw:layer="layout" svg:width="0.769cm" svg:height="0.769cm" svg:x="5.944cm" svg:y="5.944cm" svg:viewBox="0 0 770 770" svg:d="M770 770c0-257 0-513 0-770-257 0-513 0-770 0 0 257 0 513 0 770 257 0 513 0 770 0z">
              <text:p/>
            </draw:path>
            <draw:path draw:style-name="gr9" draw:text-style-name="P8" draw:layer="layout" svg:width="0.297cm" svg:height="0.336cm" svg:x="6.169cm" svg:y="6.193cm" svg:viewBox="0 0 298 337" svg:d="M150 337c43 0 79-15 106-46 28-31 42-72 42-123s-13-92-40-122c-28-31-64-46-110-46-43 0-79 15-106 46-28 31-42 72-42 122 0 52 14 93 41 123 27 31 64 46 109 46zM149 272c-49 0-74-35-74-104s25-103 74-103 74 34 74 103-25 104-74 104z">
              <text:p/>
            </draw:path>
          </draw:g>
          <draw:g>
            <draw:path draw:style-name="gr8" draw:text-style-name="P7" draw:layer="layout" svg:width="0.769cm" svg:height="0.769cm" svg:x="5.182cm" svg:y="5.944cm" svg:viewBox="0 0 770 770" svg:d="M770 770c0-257 0-513 0-770-257 0-513 0-770 0 0 257 0 513 0 770 257 0 513 0 770 0z">
              <text:p/>
            </draw:path>
            <draw:path draw:style-name="gr9" draw:text-style-name="P8" draw:layer="layout" svg:width="0.244cm" svg:height="0.331cm" svg:x="5.419cm" svg:y="6.193cm" svg:viewBox="0 0 245 332" svg:d="M0 17l20 68c29-10 52-16 70-16 26 0 46 8 60 22 14 15 21 37 21 66v175h74v-326h-63l2 64 3-1c-10-25-24-43-42-53-18-11-39-16-65-16-23 0-49 6-80 17z">
              <text:p/>
            </draw:path>
          </draw:g>
          <draw:g>
            <draw:path draw:style-name="gr8" draw:text-style-name="P7" draw:layer="layout" svg:width="0.769cm" svg:height="0.769cm" svg:x="4.42cm" svg:y="5.944cm" svg:viewBox="0 0 770 770" svg:d="M770 770c0-257 0-513 0-770-257 0-513 0-770 0 0 257 0 513 0 770 257 0 513 0 770 0z">
              <text:p/>
            </draw:path>
            <draw:path draw:style-name="gr9" draw:text-style-name="P8" draw:layer="layout" svg:width="0.273cm" svg:height="0.331cm" svg:x="4.657cm" svg:y="6.193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8" draw:text-style-name="P7" draw:layer="layout" svg:width="0.769cm" svg:height="0.769cm" svg:x="3.658cm" svg:y="5.944cm" svg:viewBox="0 0 770 770" svg:d="M770 770c0-257 0-513 0-770-257 0-513 0-770 0 0 257 0 513 0 770 257 0 513 0 770 0z">
              <text:p/>
            </draw:path>
            <draw:path draw:style-name="gr9" draw:text-style-name="P8" draw:layer="layout" svg:width="0.264cm" svg:height="0.45cm" svg:x="3.893cm" svg:y="6.074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8" draw:text-style-name="P7" draw:layer="layout" svg:width="0.769cm" svg:height="0.769cm" svg:x="2.896cm" svg:y="5.944cm" svg:viewBox="0 0 770 770" svg:d="M770 770c0-257 0-513 0-770-257 0-513 0-770 0 0 257 0 513 0 770 257 0 513 0 770 0z">
              <text:p/>
            </draw:path>
            <draw:path draw:style-name="gr9" draw:text-style-name="P8" draw:layer="layout" svg:width="0.273cm" svg:height="0.331cm" svg:x="3.133cm" svg:y="6.193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8" draw:text-style-name="P7" draw:layer="layout" svg:width="0.769cm" svg:height="0.769cm" svg:x="2.134cm" svg:y="5.944cm" svg:viewBox="0 0 770 770" svg:d="M770 770c0-257 0-513 0-770-257 0-513 0-770 0 0 257 0 513 0 770 257 0 513 0 770 0z">
              <text:p/>
            </draw:path>
            <draw:path draw:style-name="gr9" draw:text-style-name="P8" draw:layer="layout" svg:width="0.305cm" svg:height="0.467cm" svg:x="2.355cm" svg:y="6.193cm" svg:viewBox="0 0 306 468" svg:d="M0 6v53l44 6c-5 7-8 23-8 50 0 33 11 59 33 79s52 30 90 30c11 0 18-1 22-2 11 7 17 15 17 25 0 7-11 11-32 11h-52c-35 0-62 8-81 24-19 17-29 40-29 70 0 77 56 115 167 116 43-1 76-9 99-26 24-16 36-40 36-71 0-45-16-71-47-78 4-1 7-14 7-39s-8-42-23-51c5-1 12-11 23-29s16-37 16-58c0-37-11-65-33-85-22-21-53-31-92-31-17 0-31 2-43 6zM158 166c-33 0-49-18-49-52 0-36 16-54 50-54 33 0 50 18 50 55 0 34-17 51-51 51zM131 327h52c34 0 52 14 52 43 0 24-21 36-63 36-65 0-97-17-97-50 0-12 3-20 9-23 7-4 22-6 47-6z">
              <text:p/>
            </draw:path>
          </draw:g>
          <draw:g>
            <draw:path draw:style-name="gr8" draw:text-style-name="P7" draw:layer="layout" svg:width="0.769cm" svg:height="0.769cm" svg:x="1.372cm" svg:y="5.944cm" svg:viewBox="0 0 770 770" svg:d="M770 770c0-257 0-513 0-770-257 0-513 0-770 0 0 257 0 513 0 770 257 0 513 0 770 0z">
              <text:p/>
            </draw:path>
            <draw:path draw:style-name="gr9" draw:text-style-name="P8" draw:layer="layout" svg:width="0.28cm" svg:height="0.466cm" svg:x="1.602cm" svg:y="6.193cm" svg:viewBox="0 0 281 467" svg:d="M222 288l-3-3c-8 21-12 35-12 41v141h74v-461h-62v49l2-1c-17-36-48-54-91-54-41 0-72 15-95 45s-35 71-35 123 12 94 35 124 55 45 95 45c42 0 73-16 92-49zM207 157v11c0 39-5 66-16 81s-28 23-52 23c-42 0-63-35-63-105 0-68 21-102 63-102 24 0 41 7 52 21 10 13 15 37 16 71z">
              <text:p/>
            </draw:path>
          </draw:g>
          <draw:g>
            <draw:path draw:style-name="gr8" draw:text-style-name="P7" draw:layer="layout" svg:width="0.769cm" svg:height="0.769cm" svg:x="12.802cm" svg:y="6.706cm" svg:viewBox="0 0 770 770" svg:d="M770 770c0-257 0-513 0-770-257 0-513 0-770 0 0 257 0 513 0 770 257 0 513 0 770 0z">
              <text:p/>
            </draw:path>
            <draw:path draw:style-name="gr9" draw:text-style-name="P8" draw:layer="layout" svg:width="0.268cm" svg:height="0.336cm" svg:x="13.05cm" svg:y="6.955cm" svg:viewBox="0 0 269 337" svg:d="M57 332l3-51-2 2c11 21 24 35 41 43 16 7 37 11 62 11 33 0 60-9 79-27 19-19 29-44 29-76 0-70-51-105-152-105h-44v-8c0-37 18-56 55-56 25 0 57 9 96 27l27-59c-44-22-85-33-121-33-44 0-77 9-98 27s-32 47-32 86v219zM73 186h33c34 0 57 4 69 12 12 9 18 21 18 37 0 25-14 38-43 38-24 0-43-6-56-19-14-12-21-30-21-53z">
              <text:p/>
            </draw:path>
          </draw:g>
          <draw:g>
            <draw:path draw:style-name="gr8" draw:text-style-name="P7" draw:layer="layout" svg:width="0.769cm" svg:height="0.769cm" svg:x="12.04cm" svg:y="6.706cm" svg:viewBox="0 0 770 770" svg:d="M770 770c0-257 0-513 0-770-257 0-513 0-770 0 0 257 0 513 0 770 257 0 513 0 770 0z">
              <text:p/>
            </draw:path>
            <draw:path draw:style-name="gr9" draw:text-style-name="P8" draw:layer="layout" svg:width="0.289cm" svg:height="0.454cm" svg:x="12.261cm" svg:y="6.831cm" svg:viewBox="0 0 290 455" svg:d="M22 191h107v264h74v-264h87v-53l-87-9v-16c0-39-10-67-28-86-19-18-50-27-91-27-25 0-53 4-84 13l18 62c25-7 47-10 65-10 19 0 31 3 37 10s9 19 9 37v17h-107z">
              <text:p/>
            </draw:path>
          </draw:g>
          <draw:g>
            <draw:path draw:style-name="gr8" draw:text-style-name="P7" draw:layer="layout" svg:width="0.769cm" svg:height="0.769cm" svg:x="11.278cm" svg:y="6.706cm" svg:viewBox="0 0 770 770" svg:d="M770 770c0-257 0-513 0-770-257 0-513 0-770 0 0 257 0 513 0 770 257 0 513 0 770 0z">
              <text:p/>
            </draw:path>
            <draw:path draw:style-name="gr9" draw:text-style-name="P8" draw:layer="layout" svg:width="0.267cm" svg:height="0.411cm" svg:x="11.526cm" svg:y="6.88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8" draw:text-style-name="P7" draw:layer="layout" svg:width="0.769cm" svg:height="0.769cm" svg:x="10.516cm" svg:y="6.706cm" svg:viewBox="0 0 770 770" svg:d="M770 770c0-257 0-513 0-770-257 0-513 0-770 0 0 257 0 513 0 770 257 0 513 0 770 0z">
              <text:p/>
            </draw:path>
            <draw:path draw:style-name="gr9" draw:text-style-name="P8" draw:layer="layout" svg:width="0.288cm" svg:height="0.336cm" svg:x="10.745cm" svg:y="6.955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7" draw:layer="layout" svg:width="0.769cm" svg:height="0.769cm" svg:x="9.754cm" svg:y="6.706cm" svg:viewBox="0 0 770 770" svg:d="M770 770c0-257 0-513 0-770-257 0-513 0-770 0 0 257 0 513 0 770 257 0 513 0 770 0z">
              <text:p/>
            </draw:path>
            <draw:path draw:style-name="gr9" draw:text-style-name="P8" draw:layer="layout" svg:width="0.244cm" svg:height="0.331cm" svg:x="9.991cm" svg:y="6.955cm" svg:viewBox="0 0 245 332" svg:d="M0 17l20 68c29-10 52-16 70-16 26 0 46 8 60 22 14 15 21 37 21 66v175h74v-326h-63l2 64 3-1c-10-25-24-43-42-53-18-11-39-16-65-16-23 0-49 6-80 17z">
              <text:p/>
            </draw:path>
          </draw:g>
          <draw:g>
            <draw:path draw:style-name="gr8" draw:text-style-name="P7" draw:layer="layout" svg:width="0.769cm" svg:height="0.769cm" svg:x="8.992cm" svg:y="6.706cm" svg:viewBox="0 0 770 770" svg:d="M770 770c0-257 0-513 0-770-257 0-513 0-770 0 0 257 0 513 0 770 257 0 513 0 770 0z">
              <text:p/>
            </draw:path>
            <draw:path draw:style-name="gr9" draw:text-style-name="P8" draw:layer="layout" svg:width="0.273cm" svg:height="0.331cm" svg:x="9.229cm" svg:y="6.955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8" draw:text-style-name="P7" draw:layer="layout" svg:width="0.769cm" svg:height="0.769cm" svg:x="8.23cm" svg:y="6.706cm" svg:viewBox="0 0 770 770" svg:d="M770 770c0-257 0-513 0-770-257 0-513 0-770 0 0 257 0 513 0 770 257 0 513 0 770 0z">
              <text:p/>
            </draw:path>
            <draw:path draw:style-name="gr9" draw:text-style-name="P8" draw:layer="layout" svg:width="0.297cm" svg:height="0.336cm" svg:x="8.455cm" svg:y="6.955cm" svg:viewBox="0 0 298 337" svg:d="M150 337c43 0 79-15 106-46 28-31 42-72 42-123s-13-92-40-122c-28-31-64-46-110-46-43 0-79 15-106 46-28 31-42 72-42 122 0 52 14 93 41 123 27 31 64 46 109 46zM149 272c-49 0-74-35-74-104s25-103 74-103 74 34 74 103-25 104-74 104z">
              <text:p/>
            </draw:path>
          </draw:g>
          <draw:g>
            <draw:path draw:style-name="gr8" draw:text-style-name="P7" draw:layer="layout" svg:width="0.769cm" svg:height="0.769cm" svg:x="7.468cm" svg:y="6.706cm" svg:viewBox="0 0 770 770" svg:d="M770 770c0-257 0-513 0-770-257 0-513 0-770 0 0 257 0 513 0 770 257 0 513 0 770 0z">
              <text:p/>
            </draw:path>
            <draw:path draw:style-name="gr9" draw:text-style-name="P8" draw:layer="layout" svg:width="0.297cm" svg:height="0.336cm" svg:x="7.693cm" svg:y="6.955cm" svg:viewBox="0 0 298 337" svg:d="M150 337c43 0 79-15 106-46 28-31 42-72 42-123s-13-92-40-122c-28-31-64-46-110-46-43 0-79 15-106 46-28 31-42 72-42 122 0 52 14 93 41 123 27 31 64 46 109 46zM149 272c-49 0-74-35-74-104s25-103 74-103 74 34 74 103-25 104-74 104z">
              <text:p/>
            </draw:path>
          </draw:g>
          <draw:g>
            <draw:path draw:style-name="gr8" draw:text-style-name="P7" draw:layer="layout" svg:width="0.769cm" svg:height="0.769cm" svg:x="6.706cm" svg:y="6.706cm" svg:viewBox="0 0 770 770" svg:d="M770 770c0-257 0-513 0-770-257 0-513 0-770 0 0 257 0 513 0 770 257 0 513 0 770 0z">
              <text:p/>
            </draw:path>
            <draw:path draw:style-name="gr9" draw:text-style-name="P8" draw:layer="layout" svg:width="0.273cm" svg:height="0.331cm" svg:x="6.943cm" svg:y="6.955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8" draw:text-style-name="P7" draw:layer="layout" svg:width="0.769cm" svg:height="0.769cm" svg:x="5.944cm" svg:y="6.706cm" svg:viewBox="0 0 770 770" svg:d="M770 770c0-257 0-513 0-770-257 0-513 0-770 0 0 257 0 513 0 770 257 0 513 0 770 0z">
              <text:p/>
            </draw:path>
            <draw:path draw:style-name="gr9" draw:text-style-name="P8" draw:layer="layout" svg:width="0.288cm" svg:height="0.336cm" svg:x="6.173cm" svg:y="6.955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7" draw:layer="layout" svg:width="0.769cm" svg:height="0.769cm" svg:x="5.182cm" svg:y="6.706cm" svg:viewBox="0 0 770 770" svg:d="M770 770c0-257 0-513 0-770-257 0-513 0-770 0 0 257 0 513 0 770 257 0 513 0 770 0z">
              <text:p/>
            </draw:path>
            <draw:path draw:style-name="gr9" draw:text-style-name="P8" draw:layer="layout" svg:width="0.326cm" svg:height="0.325cm" svg:x="5.392cm" svg:y="6.96cm" svg:viewBox="0 0 327 326" svg:d="M203 326l124-326h-77l-69 187c-16 43-22 74-18 92h1c6-9-1-39-18-92l-69-187h-77l123 326z">
              <text:p/>
            </draw:path>
          </draw:g>
          <draw:g>
            <draw:path draw:style-name="gr8" draw:text-style-name="P7" draw:layer="layout" svg:width="0.769cm" svg:height="0.769cm" svg:x="4.42cm" svg:y="6.706cm" svg:viewBox="0 0 770 770" svg:d="M770 770c0-257 0-513 0-770-257 0-513 0-770 0 0 257 0 513 0 770 257 0 513 0 770 0z">
              <text:p/>
            </draw:path>
            <draw:path draw:style-name="gr9" draw:text-style-name="P8" draw:layer="layout" svg:width="0.288cm" svg:height="0.336cm" svg:x="4.649cm" svg:y="6.955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8" draw:text-style-name="P7" draw:layer="layout" svg:width="0.769cm" svg:height="0.769cm" svg:x="3.658cm" svg:y="6.706cm" svg:viewBox="0 0 770 770" svg:d="M770 770c0-257 0-513 0-770-257 0-513 0-770 0 0 257 0 513 0 770 257 0 513 0 770 0z">
              <text:p/>
            </draw:path>
            <draw:path draw:style-name="gr9" draw:text-style-name="P8" draw:layer="layout" svg:width="0.273cm" svg:height="0.331cm" svg:x="3.895cm" svg:y="6.955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8" draw:text-style-name="P7" draw:layer="layout" svg:width="0.769cm" svg:height="0.769cm" svg:x="2.896cm" svg:y="6.706cm" svg:viewBox="0 0 770 770" svg:d="M770 770c0-257 0-513 0-770-257 0-513 0-770 0 0 257 0 513 0 770 257 0 513 0 770 0z">
              <text:p/>
            </draw:path>
            <draw:path draw:style-name="gr9" draw:text-style-name="P8" draw:layer="layout" svg:width="0.264cm" svg:height="0.45cm" svg:x="3.131cm" svg:y="6.836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8" draw:text-style-name="P7" draw:layer="layout" svg:width="0.769cm" svg:height="0.769cm" svg:x="2.134cm" svg:y="6.706cm" svg:viewBox="0 0 770 770" svg:d="M770 770c0-257 0-513 0-770-257 0-513 0-770 0 0 257 0 513 0 770 257 0 513 0 770 0z">
              <text:p/>
            </draw:path>
            <draw:path draw:style-name="gr9" draw:text-style-name="P8" draw:layer="layout" svg:width="0.273cm" svg:height="0.331cm" svg:x="2.371cm" svg:y="6.955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8" draw:text-style-name="P7" draw:layer="layout" svg:width="0.769cm" svg:height="0.769cm" svg:x="1.372cm" svg:y="6.706cm" svg:viewBox="0 0 770 770" svg:d="M770 770c0-257 0-513 0-770-257 0-513 0-770 0 0 257 0 513 0 770 257 0 513 0 770 0z">
              <text:p/>
            </draw:path>
            <draw:path draw:style-name="gr9" draw:text-style-name="P8" draw:layer="layout" svg:width="0.305cm" svg:height="0.467cm" svg:x="1.593cm" svg:y="6.955cm" svg:viewBox="0 0 306 468" svg:d="M0 6v53l44 6c-5 7-8 23-8 50 0 33 11 59 33 79s52 30 90 30c11 0 18-1 22-2 11 7 17 15 17 25 0 7-11 11-32 11h-52c-35 0-62 8-81 24-19 17-29 40-29 70 0 77 56 115 167 116 43-1 76-9 99-26 24-16 36-40 36-71 0-45-16-71-47-78 4-1 7-14 7-39s-8-42-23-51c5-1 12-11 23-29s16-37 16-58c0-37-11-65-33-85-22-21-53-31-92-31-17 0-31 2-43 6zM158 166c-33 0-49-18-49-52 0-36 16-54 50-54 33 0 50 18 50 55 0 34-17 51-51 51zM131 327h52c34 0 52 14 52 43 0 24-21 36-63 36-65 0-97-17-97-50 0-12 3-20 9-23 7-4 22-6 47-6z">
              <text:p/>
            </draw:path>
          </draw:g>
        </draw:g>
        <draw:custom-shape draw:style-name="gr10" draw:text-style-name="P3" draw:layer="layout" svg:width="12.446cm" svg:height="6.35cm" svg:x="1.245cm" svg:y="1.24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master-page3">
        <draw:g>
          <draw:g>
            <draw:path draw:style-name="gr11" draw:text-style-name="P7" draw:layer="layout" svg:width="0.769cm" svg:height="0.769cm" svg:x="15.211cm" svg:y="4.289cm" svg:viewBox="0 0 770 770" svg:d="M770 770c0-257 0-513 0-770-257 0-513 0-770 0 0 257 0 513 0 770 257 0 513 0 770 0z">
              <text:p/>
            </draw:path>
            <draw:path draw:style-name="gr12" draw:text-style-name="P8" draw:layer="layout" svg:width="0.264cm" svg:height="0.45cm" svg:x="15.446cm" svg:y="4.419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11" draw:text-style-name="P7" draw:layer="layout" svg:width="0.769cm" svg:height="0.769cm" svg:x="14.449cm" svg:y="4.289cm" svg:viewBox="0 0 770 770" svg:d="M770 770c0-257 0-513 0-770-257 0-513 0-770 0 0 257 0 513 0 770 257 0 513 0 770 0z">
              <text:p/>
            </draw:path>
            <draw:path draw:style-name="gr12" draw:text-style-name="P8" draw:layer="layout" svg:width="0.267cm" svg:height="0.411cm" svg:x="14.697cm" svg:y="4.463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11" draw:text-style-name="P7" draw:layer="layout" svg:width="0.769cm" svg:height="0.769cm" svg:x="13.687cm" svg:y="4.289cm" svg:viewBox="0 0 770 770" svg:d="M770 770c0-257 0-513 0-770-257 0-513 0-770 0 0 257 0 513 0 770 257 0 513 0 770 0z">
              <text:p/>
            </draw:path>
            <draw:path draw:style-name="gr12" draw:text-style-name="P8" draw:layer="layout" svg:width="0.28cm" svg:height="0.457cm" svg:x="13.917cm" svg:y="4.418cm" svg:viewBox="0 0 281 458" svg:d="M222 409l-3-3 4 46h58v-452h-74v115c0 15 4 35 12 60l2-2c-17-35-47-53-91-53-41 0-72 15-95 45-23 31-35 72-35 123 0 53 12 94 35 124s55 45 95 46c42-1 73-17 92-49zM207 288c0 40-5 67-16 82s-28 22-52 22c-42 0-63-34-63-104 0-68 21-102 63-102 25 0 42 7 53 21 10 15 15 42 15 81z">
              <text:p/>
            </draw:path>
          </draw:g>
          <draw:g>
            <draw:path draw:style-name="gr11" draw:text-style-name="P7" draw:layer="layout" svg:width="0.769cm" svg:height="0.769cm" svg:x="12.925cm" svg:y="4.289cm" svg:viewBox="0 0 770 770" svg:d="M770 770c0-257 0-513 0-770-257 0-513 0-770 0 0 257 0 513 0 770 257 0 513 0 770 0z">
              <text:p/>
            </draw:path>
            <draw:path draw:style-name="gr12" draw:text-style-name="P8" draw:layer="layout" svg:width="0.264cm" svg:height="0.45cm" svg:x="13.16cm" svg:y="4.419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11" draw:text-style-name="P7" draw:layer="layout" svg:width="0.769cm" svg:height="0.769cm" svg:x="12.163cm" svg:y="4.289cm" svg:viewBox="0 0 770 770" svg:d="M770 770c0-257 0-513 0-770-257 0-513 0-770 0 0 257 0 513 0 770 257 0 513 0 770 0z">
              <text:p/>
            </draw:path>
            <draw:path draw:style-name="gr12" draw:text-style-name="P8" draw:layer="layout" svg:width="0.249cm" svg:height="0.336cm" svg:x="12.411cm" svg:y="4.538cm" svg:viewBox="0 0 250 337" svg:d="M250 313v-70c-45 20-83 30-113 30-43 0-64-11-64-33 0-7 3-14 10-20s26-15 58-26c44-17 73-32 86-48 12-15 19-33 19-54 0-29-12-52-35-68s-54-24-93-24c-38 0-77 9-116 26l25 62c39-15 70-23 94-23 36 0 53 8 53 25 0 7-3 13-10 19-8 5-27 13-60 25-40 15-68 30-82 45-15 16-22 35-22 58 0 31 12 56 36 74 24 17 57 26 99 26 48 0 86-8 115-24z">
              <text:p/>
            </draw:path>
          </draw:g>
          <draw:g>
            <draw:path draw:style-name="gr11" draw:text-style-name="P7" draw:layer="layout" svg:width="0.769cm" svg:height="0.769cm" svg:x="11.401cm" svg:y="4.289cm" svg:viewBox="0 0 770 770" svg:d="M770 770c0-257 0-513 0-770-257 0-513 0-770 0 0 257 0 513 0 770 257 0 513 0 770 0z">
              <text:p/>
            </draw:path>
            <draw:path draw:style-name="gr12" draw:text-style-name="P8" draw:layer="layout" svg:width="0.28cm" svg:height="0.466cm" svg:x="11.637cm" svg:y="4.538cm" svg:viewBox="0 0 281 467" svg:d="M60 54l2 1v-49h-62v461h74v-141c0-8-4-22-12-44l-3 4c18 34 49 51 92 51 40 0 72-15 95-45s35-71 35-123-12-93-35-124c-23-30-55-45-95-45-43 0-73 18-91 54zM74 180v-11c0-39 5-66 16-81s28-23 52-23c42 0 63 35 63 105 0 68-21 102-64 102-24 0-41-7-51-21-10-13-16-37-16-71z">
              <text:p/>
            </draw:path>
          </draw:g>
          <draw:g>
            <draw:path draw:style-name="gr11" draw:text-style-name="P7" draw:layer="layout" svg:width="0.769cm" svg:height="0.769cm" svg:x="10.639cm" svg:y="4.289cm" svg:viewBox="0 0 770 770" svg:d="M770 770c0-257 0-513 0-770-257 0-513 0-770 0 0 257 0 513 0 770 257 0 513 0 770 0z">
              <text:p/>
            </draw:path>
            <draw:path draw:style-name="gr12" draw:text-style-name="P8" draw:layer="layout" svg:width="0.267cm" svg:height="0.411cm" svg:x="10.887cm" svg:y="4.463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11" draw:text-style-name="P7" draw:layer="layout" svg:width="0.769cm" svg:height="0.769cm" svg:x="9.877cm" svg:y="4.289cm" svg:viewBox="0 0 770 770" svg:d="M770 770c0-257 0-513 0-770-257 0-513 0-770 0 0 257 0 513 0 770 257 0 513 0 770 0z">
              <text:p/>
            </draw:path>
            <draw:path draw:style-name="gr12" draw:text-style-name="P8" draw:layer="layout" svg:width="0.288cm" svg:height="0.336cm" svg:x="10.106cm" svg:y="4.538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7" draw:layer="layout" svg:width="0.769cm" svg:height="0.769cm" svg:x="9.115cm" svg:y="4.289cm" svg:viewBox="0 0 770 770" svg:d="M770 770c0-257 0-513 0-770-257 0-513 0-770 0 0 257 0 513 0 770 257 0 513 0 770 0z">
              <text:p/>
            </draw:path>
            <draw:path draw:style-name="gr12" draw:text-style-name="P8" draw:layer="layout" svg:width="0.273cm" svg:height="0.331cm" svg:x="9.352cm" svg:y="4.538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11" draw:text-style-name="P7" draw:layer="layout" svg:width="0.769cm" svg:height="0.769cm" svg:x="8.353cm" svg:y="4.289cm" svg:viewBox="0 0 770 770" svg:d="M770 770c0-257 0-513 0-770-257 0-513 0-770 0 0 257 0 513 0 770 257 0 513 0 770 0z">
              <text:p/>
            </draw:path>
            <draw:path draw:style-name="gr12" draw:text-style-name="P8" draw:layer="layout" svg:width="0.267cm" svg:height="0.411cm" svg:x="8.601cm" svg:y="4.463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11" draw:text-style-name="P7" draw:layer="layout" svg:width="0.769cm" svg:height="0.769cm" svg:x="7.591cm" svg:y="4.289cm" svg:viewBox="0 0 770 770" svg:d="M770 770c0-257 0-513 0-770-257 0-513 0-770 0 0 257 0 513 0 770 257 0 513 0 770 0z">
              <text:p/>
            </draw:path>
            <draw:path draw:style-name="gr12" draw:text-style-name="P8" draw:layer="layout" svg:width="0.368cm" svg:height="0.325cm" svg:x="7.78cm" svg:y="4.543cm" svg:viewBox="0 0 369 326" svg:d="M140 326l38-173 9-92h-2l8 93 39 172h71l66-326h-68l-29 159c-6 35-8 71-6 109h2c1-34-2-68-9-100l-39-168h-72l-37 168c-8 37-11 70-8 100h1c1-45-1-81-6-109l-30-159h-68l67 326z">
              <text:p/>
            </draw:path>
          </draw:g>
          <draw:g>
            <draw:path draw:style-name="gr11" draw:text-style-name="P7" draw:layer="layout" svg:width="0.769cm" svg:height="0.769cm" svg:x="6.829cm" svg:y="4.289cm" svg:viewBox="0 0 770 770" svg:d="M770 770c0-257 0-513 0-770-257 0-513 0-770 0 0 257 0 513 0 770 257 0 513 0 770 0z">
              <text:p/>
            </draw:path>
            <draw:path draw:style-name="gr12" draw:text-style-name="P8" draw:layer="layout" svg:width="0.288cm" svg:height="0.336cm" svg:x="7.058cm" svg:y="4.538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7" draw:layer="layout" svg:width="0.769cm" svg:height="0.769cm" svg:x="6.067cm" svg:y="4.289cm" svg:viewBox="0 0 770 770" svg:d="M770 770c0-257 0-513 0-770-257 0-513 0-770 0 0 257 0 513 0 770 257 0 513 0 770 0z">
              <text:p/>
            </draw:path>
            <draw:path draw:style-name="gr12" draw:text-style-name="P8" draw:layer="layout" svg:width="0.273cm" svg:height="0.331cm" svg:x="6.304cm" svg:y="4.538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11" draw:text-style-name="P7" draw:layer="layout" svg:width="0.769cm" svg:height="0.769cm" svg:x="5.305cm" svg:y="4.289cm" svg:viewBox="0 0 770 770" svg:d="M770 770c0-257 0-513 0-770-257 0-513 0-770 0 0 257 0 513 0 770 257 0 513 0 770 0z">
              <text:p/>
            </draw:path>
            <draw:path draw:style-name="gr12" draw:text-style-name="P8" draw:layer="layout" svg:width="0.267cm" svg:height="0.411cm" svg:x="5.553cm" svg:y="4.463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11" draw:text-style-name="P7" draw:layer="layout" svg:width="0.769cm" svg:height="0.769cm" svg:x="4.543cm" svg:y="4.289cm" svg:viewBox="0 0 770 770" svg:d="M770 770c0-257 0-513 0-770-257 0-513 0-770 0 0 257 0 513 0 770 257 0 513 0 770 0z">
              <text:p/>
            </draw:path>
            <draw:path draw:style-name="gr12" draw:text-style-name="P8" draw:layer="layout" svg:width="0.326cm" svg:height="0.461cm" svg:x="4.753cm" svg:y="4.544cm" svg:viewBox="0 0 327 462" svg:d="M327 0h-77l-75 188c-15 38-21 66-15 82h1c3-22-3-49-15-83l-69-187h-77l137 358c13 33 28 59 46 77 19 18 44 26 76 27 16-1 36-3 58-7v-64c-20 4-37 6-50 6-15 0-26-3-34-9-8-7-15-18-22-34l-14-37z">
              <text:p/>
            </draw:path>
          </draw:g>
          <draw:g>
            <draw:path draw:style-name="gr11" draw:text-style-name="P7" draw:layer="layout" svg:width="0.769cm" svg:height="0.769cm" svg:x="3.781cm" svg:y="4.289cm" svg:viewBox="0 0 770 770" svg:d="M770 770c0-257 0-513 0-770-257 0-513 0-770 0 0 257 0 513 0 770 257 0 513 0 770 0z">
              <text:p/>
            </draw:path>
            <draw:path draw:style-name="gr12" draw:text-style-name="P8" draw:layer="layout" svg:width="0.204cm" svg:height="0.069cm" svg:x="4.052cm" svg:y="4.671cm" svg:viewBox="0 0 205 70" svg:d="M205 70c0-23 0-47 0-70-68 0-137 0-205 0 0 23 0 47 0 70 68 0 137 0 205 0z">
              <text:p/>
            </draw:path>
          </draw:g>
          <draw:g>
            <draw:path draw:style-name="gr11" draw:text-style-name="P7" draw:layer="layout" svg:width="0.769cm" svg:height="0.769cm" svg:x="15.211cm" svg:y="5.051cm" svg:viewBox="0 0 770 770" svg:d="M770 770c0-257 0-513 0-770-257 0-513 0-770 0 0 257 0 513 0 770 257 0 513 0 770 0z">
              <text:p/>
            </draw:path>
            <draw:path draw:style-name="gr12" draw:text-style-name="P8" draw:layer="layout" svg:width="0.289cm" svg:height="0.454cm" svg:x="15.432cm" svg:y="5.176cm" svg:viewBox="0 0 290 455" svg:d="M22 191h107v264h74v-264h87v-53l-87-9v-16c0-39-10-67-28-86-19-18-50-27-91-27-25 0-53 4-84 13l18 62c25-7 47-10 65-10 19 0 31 3 37 10s9 19 9 37v17h-107z">
              <text:p/>
            </draw:path>
          </draw:g>
          <draw:g>
            <draw:path draw:style-name="gr11" draw:text-style-name="P7" draw:layer="layout" svg:width="0.769cm" svg:height="0.769cm" svg:x="14.449cm" svg:y="5.051cm" svg:viewBox="0 0 770 770" svg:d="M770 770c0-257 0-513 0-770-257 0-513 0-770 0 0 257 0 513 0 770 257 0 513 0 770 0z">
              <text:p/>
            </draw:path>
            <draw:path draw:style-name="gr12" draw:text-style-name="P8" draw:layer="layout" svg:width="0.264cm" svg:height="0.45cm" svg:x="14.684cm" svg:y="5.181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11" draw:text-style-name="P7" draw:layer="layout" svg:width="0.769cm" svg:height="0.769cm" svg:x="13.687cm" svg:y="5.051cm" svg:viewBox="0 0 770 770" svg:d="M770 770c0-257 0-513 0-770-257 0-513 0-770 0 0 257 0 513 0 770 257 0 513 0 770 0z">
              <text:p/>
            </draw:path>
            <draw:path draw:style-name="gr12" draw:text-style-name="P8" draw:layer="layout" svg:width="0.326cm" svg:height="0.325cm" svg:x="13.897cm" svg:y="5.305cm" svg:viewBox="0 0 327 326" svg:d="M203 326l124-326h-77l-69 187c-16 43-22 74-18 92h1c6-9-1-39-18-92l-69-187h-77l123 326z">
              <text:p/>
            </draw:path>
          </draw:g>
          <draw:g>
            <draw:path draw:style-name="gr11" draw:text-style-name="P7" draw:layer="layout" svg:width="0.769cm" svg:height="0.769cm" svg:x="12.925cm" svg:y="5.051cm" svg:viewBox="0 0 770 770" svg:d="M770 770c0-257 0-513 0-770-257 0-513 0-770 0 0 257 0 513 0 770 257 0 513 0 770 0z">
              <text:p/>
            </draw:path>
            <draw:path draw:style-name="gr12" draw:text-style-name="P8" draw:layer="layout" svg:width="0.288cm" svg:height="0.336cm" svg:x="13.154cm" svg:y="5.3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7" draw:layer="layout" svg:width="0.769cm" svg:height="0.769cm" svg:x="12.163cm" svg:y="5.051cm" svg:viewBox="0 0 770 770" svg:d="M770 770c0-257 0-513 0-770-257 0-513 0-770 0 0 257 0 513 0 770 257 0 513 0 770 0z">
              <text:p/>
            </draw:path>
            <draw:path draw:style-name="gr12" draw:text-style-name="P8" draw:layer="layout" svg:width="0.221cm" svg:height="0.586cm" svg:x="12.459cm" svg:y="5.181cm" svg:viewBox="0 0 222 587" svg:d="M42 0c-27 0-41 14-41 43s14 44 41 44c28 0 41-15 41-44s-13-43-41-43zM222 574v-67c-34 10-64 15-92 15-18 0-32-5-42-13s-14-20-14-35v-289h115v-60h-189v346c0 37 12 65 35 85s55 30 96 31c31-1 61-5 91-13z">
              <text:p/>
            </draw:path>
          </draw:g>
          <draw:g>
            <draw:path draw:style-name="gr11" draw:text-style-name="P7" draw:layer="layout" svg:width="0.769cm" svg:height="0.769cm" svg:x="11.401cm" svg:y="5.051cm" svg:viewBox="0 0 770 770" svg:d="M770 770c0-257 0-513 0-770-257 0-513 0-770 0 0 257 0 513 0 770 257 0 513 0 770 0z">
              <text:p/>
            </draw:path>
            <draw:path draw:style-name="gr12" draw:text-style-name="P8" draw:layer="layout" svg:width="0.273cm" svg:height="0.451cm" svg:x="11.638cm" svg:y="5.179cm" svg:viewBox="0 0 274 452" svg:d="M74 452v-206c0-40 18-60 53-60 49 0 73 32 73 98v168h74v-452h-74v139l11 37 3-2c-16-36-48-53-95-53-79 0-119 40-119 122v209z">
              <text:p/>
            </draw:path>
          </draw:g>
          <draw:g>
            <draw:path draw:style-name="gr11" draw:text-style-name="P7" draw:layer="layout" svg:width="0.769cm" svg:height="0.769cm" svg:x="10.639cm" svg:y="5.051cm" svg:viewBox="0 0 770 770" svg:d="M770 770c0-257 0-513 0-770-257 0-513 0-770 0 0 257 0 513 0 770 257 0 513 0 770 0z">
              <text:p/>
            </draw:path>
            <draw:path draw:style-name="gr12" draw:text-style-name="P8" draw:layer="layout" svg:width="0.268cm" svg:height="0.336cm" svg:x="10.887cm" svg:y="5.3cm" svg:viewBox="0 0 269 337" svg:d="M57 332l3-51-2 2c11 21 24 35 41 43 16 7 37 11 62 11 33 0 60-9 79-27 19-19 29-44 29-76 0-70-51-105-152-105h-44v-8c0-37 18-56 55-56 25 0 57 9 96 27l27-59c-44-22-85-33-121-33-44 0-77 9-98 27s-32 47-32 86v219zM73 186h33c34 0 57 4 69 12 12 9 18 21 18 37 0 25-14 38-43 38-24 0-43-6-56-19-14-12-21-30-21-53z">
              <text:p/>
            </draw:path>
          </draw:g>
          <draw:g>
            <draw:path draw:style-name="gr11" draw:text-style-name="P7" draw:layer="layout" svg:width="0.769cm" svg:height="0.769cm" svg:x="9.877cm" svg:y="5.051cm" svg:viewBox="0 0 770 770" svg:d="M770 770c0-257 0-513 0-770-257 0-513 0-770 0 0 257 0 513 0 770 257 0 513 0 770 0z">
              <text:p/>
            </draw:path>
            <draw:path draw:style-name="gr12" draw:text-style-name="P8" draw:layer="layout" svg:width="0.265cm" svg:height="0.451cm" svg:x="10.114cm" svg:y="5.179cm" svg:viewBox="0 0 266 452" svg:d="M171 62c24-2 49-4 74-6 0-19 0-37 0-56-50 0-99 0-148 0 0 131 0 261 0 392-32 0-65 0-97 0 0 20 0 40 0 60 89 0 177 0 266 0 0-20 0-40 0-60-32 0-64 0-95 0 0-110 0-220 0-330z">
              <text:p/>
            </draw:path>
          </draw:g>
          <draw:g>
            <draw:path draw:style-name="gr11" draw:text-style-name="P7" draw:layer="layout" svg:width="0.769cm" svg:height="0.769cm" svg:x="9.115cm" svg:y="5.051cm" svg:viewBox="0 0 770 770" svg:d="M770 770c0-257 0-513 0-770-257 0-513 0-770 0 0 257 0 513 0 770 257 0 513 0 770 0z">
              <text:p/>
            </draw:path>
            <draw:path draw:style-name="gr12" draw:text-style-name="P8" draw:layer="layout" svg:width="0.289cm" svg:height="0.454cm" svg:x="9.336cm" svg:y="5.176cm" svg:viewBox="0 0 290 455" svg:d="M22 191h107v264h74v-264h87v-53l-87-9v-16c0-39-10-67-28-86-19-18-50-27-91-27-25 0-53 4-84 13l18 62c25-7 47-10 65-10 19 0 31 3 37 10s9 19 9 37v17h-107z">
              <text:p/>
            </draw:path>
          </draw:g>
          <draw:g>
            <draw:path draw:style-name="gr11" draw:text-style-name="P7" draw:layer="layout" svg:width="0.769cm" svg:height="0.769cm" svg:x="8.353cm" svg:y="5.051cm" svg:viewBox="0 0 770 770" svg:d="M770 770c0-257 0-513 0-770-257 0-513 0-770 0 0 257 0 513 0 770 257 0 513 0 770 0z">
              <text:p/>
            </draw:path>
            <draw:path draw:style-name="gr12" draw:text-style-name="P8" draw:layer="layout" svg:width="0.28cm" svg:height="0.466cm" svg:x="8.589cm" svg:y="5.3cm" svg:viewBox="0 0 281 467" svg:d="M60 54l2 1v-49h-62v461h74v-141c0-8-4-22-12-44l-3 4c18 34 49 51 92 51 40 0 72-15 95-45s35-71 35-123-12-93-35-124c-23-30-55-45-95-45-43 0-73 18-91 54zM74 180v-11c0-39 5-66 16-81s28-23 52-23c42 0 63 35 63 105 0 68-21 102-64 102-24 0-41-7-51-21-10-13-16-37-16-71z">
              <text:p/>
            </draw:path>
          </draw:g>
          <draw:g>
            <draw:path draw:style-name="gr11" draw:text-style-name="P7" draw:layer="layout" svg:width="0.769cm" svg:height="0.769cm" svg:x="7.591cm" svg:y="5.051cm" svg:viewBox="0 0 770 770" svg:d="M770 770c0-257 0-513 0-770-257 0-513 0-770 0 0 257 0 513 0 770 257 0 513 0 770 0z">
              <text:p/>
            </draw:path>
            <draw:path draw:style-name="gr12" draw:text-style-name="P8" draw:layer="layout" svg:width="0.273cm" svg:height="0.331cm" svg:x="7.828cm" svg:y="5.306cm" svg:viewBox="0 0 274 332" svg:d="M62 326v-49l-2 2c16 35 48 52 94 53 80-1 120-41 120-123v-209h-74v207c0 39-18 59-53 59-26 0-44-7-56-21-12-15-17-40-17-76v-169h-74v326z">
              <text:p/>
            </draw:path>
          </draw:g>
          <draw:g>
            <draw:path draw:style-name="gr11" draw:text-style-name="P7" draw:layer="layout" svg:width="0.769cm" svg:height="0.769cm" svg:x="6.829cm" svg:y="5.051cm" svg:viewBox="0 0 770 770" svg:d="M770 770c0-257 0-513 0-770-257 0-513 0-770 0 0 257 0 513 0 770 257 0 513 0 770 0z">
              <text:p/>
            </draw:path>
            <draw:path draw:style-name="gr12" draw:text-style-name="P8" draw:layer="layout" svg:width="0.268cm" svg:height="0.336cm" svg:x="7.077cm" svg:y="5.3cm" svg:viewBox="0 0 269 337" svg:d="M57 332l3-51-2 2c11 21 24 35 41 43 16 7 37 11 62 11 33 0 60-9 79-27 19-19 29-44 29-76 0-70-51-105-152-105h-44v-8c0-37 18-56 55-56 25 0 57 9 96 27l27-59c-44-22-85-33-121-33-44 0-77 9-98 27s-32 47-32 86v219zM73 186h33c34 0 57 4 69 12 12 9 18 21 18 37 0 25-14 38-43 38-24 0-43-6-56-19-14-12-21-30-21-53z">
              <text:p/>
            </draw:path>
          </draw:g>
          <draw:g>
            <draw:path draw:style-name="gr11" draw:text-style-name="P7" draw:layer="layout" svg:width="0.769cm" svg:height="0.769cm" svg:x="6.067cm" svg:y="5.051cm" svg:viewBox="0 0 770 770" svg:d="M770 770c0-257 0-513 0-770-257 0-513 0-770 0 0 257 0 513 0 770 257 0 513 0 770 0z">
              <text:p/>
            </draw:path>
            <draw:path draw:style-name="gr12" draw:text-style-name="P8" draw:layer="layout" svg:width="0.244cm" svg:height="0.331cm" svg:x="6.304cm" svg:y="5.3cm" svg:viewBox="0 0 245 332" svg:d="M0 17l20 68c29-10 52-16 70-16 26 0 46 8 60 22 14 15 21 37 21 66v175h74v-326h-63l2 64 3-1c-10-25-24-43-42-53-18-11-39-16-65-16-23 0-49 6-80 17z">
              <text:p/>
            </draw:path>
          </draw:g>
          <draw:g>
            <draw:path draw:style-name="gr11" draw:text-style-name="P7" draw:layer="layout" svg:width="0.769cm" svg:height="0.769cm" svg:x="5.305cm" svg:y="5.051cm" svg:viewBox="0 0 770 770" svg:d="M770 770c0-257 0-513 0-770-257 0-513 0-770 0 0 257 0 513 0 770 257 0 513 0 770 0z">
              <text:p/>
            </draw:path>
            <draw:path draw:style-name="gr12" draw:text-style-name="P8" draw:layer="layout" svg:width="0.267cm" svg:height="0.411cm" svg:x="5.553cm" svg:y="5.225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11" draw:text-style-name="P7" draw:layer="layout" svg:width="0.769cm" svg:height="0.769cm" svg:x="4.543cm" svg:y="5.051cm" svg:viewBox="0 0 770 770" svg:d="M770 770c0-257 0-513 0-770-257 0-513 0-770 0 0 257 0 513 0 770 257 0 513 0 770 0z">
              <text:p/>
            </draw:path>
            <draw:path draw:style-name="gr12" draw:text-style-name="P8" draw:layer="layout" svg:width="0.288cm" svg:height="0.336cm" svg:x="4.772cm" svg:y="5.3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7" draw:layer="layout" svg:width="0.769cm" svg:height="0.769cm" svg:x="3.781cm" svg:y="5.051cm" svg:viewBox="0 0 770 770" svg:d="M770 770c0-257 0-513 0-770-257 0-513 0-770 0 0 257 0 513 0 770 257 0 513 0 770 0z">
              <text:p/>
            </draw:path>
            <draw:path draw:style-name="gr12" draw:text-style-name="P8" draw:layer="layout" svg:width="0.244cm" svg:height="0.331cm" svg:x="4.018cm" svg:y="5.3cm" svg:viewBox="0 0 245 332" svg:d="M0 17l20 68c29-10 52-16 70-16 26 0 46 8 60 22 14 15 21 37 21 66v175h74v-326h-63l2 64 3-1c-10-25-24-43-42-53-18-11-39-16-65-16-23 0-49 6-80 17z">
              <text:p/>
            </draw:path>
          </draw:g>
          <draw:g>
            <draw:path draw:style-name="gr11" draw:text-style-name="P7" draw:layer="layout" svg:width="0.769cm" svg:height="0.769cm" svg:x="15.211cm" svg:y="5.813cm" svg:viewBox="0 0 770 770" svg:d="M770 770c0-257 0-513 0-770-257 0-513 0-770 0 0 257 0 513 0 770 257 0 513 0 770 0z">
              <text:p/>
            </draw:path>
            <draw:path draw:style-name="gr12" draw:text-style-name="P8" draw:layer="layout" svg:width="0.28cm" svg:height="0.466cm" svg:x="15.441cm" svg:y="6.062cm" svg:viewBox="0 0 281 467" svg:d="M222 288l-3-3c-8 21-12 35-12 41v141h74v-461h-62v49l2-1c-17-36-48-54-91-54-41 0-72 15-95 45s-35 71-35 123 12 94 35 124 55 45 95 45c42 0 73-16 92-49zM207 157v11c0 39-5 66-16 81s-28 23-52 23c-42 0-63-35-63-105 0-68 21-102 63-102 24 0 41 7 52 21 10 13 15 37 16 71z">
              <text:p/>
            </draw:path>
          </draw:g>
          <draw:g>
            <draw:path draw:style-name="gr11" draw:text-style-name="P7" draw:layer="layout" svg:width="0.769cm" svg:height="0.769cm" svg:x="14.449cm" svg:y="5.813cm" svg:viewBox="0 0 770 770" svg:d="M770 770c0-257 0-513 0-770-257 0-513 0-770 0 0 257 0 513 0 770 257 0 513 0 770 0z">
              <text:p/>
            </draw:path>
            <draw:path draw:style-name="gr12" draw:text-style-name="P8" draw:layer="layout" svg:width="0.268cm" svg:height="0.336cm" svg:x="14.697cm" svg:y="6.062cm" svg:viewBox="0 0 269 337" svg:d="M57 332l3-51-2 2c11 21 24 35 41 43 16 7 37 11 62 11 33 0 60-9 79-27 19-19 29-44 29-76 0-70-51-105-152-105h-44v-8c0-37 18-56 55-56 25 0 57 9 96 27l27-59c-44-22-85-33-121-33-44 0-77 9-98 27s-32 47-32 86v219zM73 186h33c34 0 57 4 69 12 12 9 18 21 18 37 0 25-14 38-43 38-24 0-43-6-56-19-14-12-21-30-21-53z">
              <text:p/>
            </draw:path>
          </draw:g>
          <draw:g>
            <draw:path draw:style-name="gr11" draw:text-style-name="P7" draw:layer="layout" svg:width="0.769cm" svg:height="0.769cm" svg:x="13.687cm" svg:y="5.813cm" svg:viewBox="0 0 770 770" svg:d="M770 770c0-257 0-513 0-770-257 0-513 0-770 0 0 257 0 513 0 770 257 0 513 0 770 0z">
              <text:p/>
            </draw:path>
            <draw:path draw:style-name="gr12" draw:text-style-name="P8" draw:layer="layout" svg:width="0.249cm" svg:height="0.336cm" svg:x="13.935cm" svg:y="6.062cm" svg:viewBox="0 0 250 337" svg:d="M250 313v-70c-45 20-83 30-113 30-43 0-64-11-64-33 0-7 3-14 10-20s26-15 58-26c44-17 73-32 86-48 12-15 19-33 19-54 0-29-12-52-35-68s-54-24-93-24c-38 0-77 9-116 26l25 62c39-15 70-23 94-23 36 0 53 8 53 25 0 7-3 13-10 19-8 5-27 13-60 25-40 15-68 30-82 45-15 16-22 35-22 58 0 31 12 56 36 74 24 17 57 26 99 26 48 0 86-8 115-24z">
              <text:p/>
            </draw:path>
          </draw:g>
          <draw:g>
            <draw:path draw:style-name="gr11" draw:text-style-name="P7" draw:layer="layout" svg:width="0.769cm" svg:height="0.769cm" svg:x="12.925cm" svg:y="5.813cm" svg:viewBox="0 0 770 770" svg:d="M770 770c0-257 0-513 0-770-257 0-513 0-770 0 0 257 0 513 0 770 257 0 513 0 770 0z">
              <text:p/>
            </draw:path>
            <draw:path draw:style-name="gr12" draw:text-style-name="P8" draw:layer="layout" svg:width="0.267cm" svg:height="0.411cm" svg:x="13.173cm" svg:y="5.987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11" draw:text-style-name="P7" draw:layer="layout" svg:width="0.769cm" svg:height="0.769cm" svg:x="12.163cm" svg:y="5.813cm" svg:viewBox="0 0 770 770" svg:d="M770 770c0-257 0-513 0-770-257 0-513 0-770 0 0 257 0 513 0 770 257 0 513 0 770 0z">
              <text:p/>
            </draw:path>
            <draw:path draw:style-name="gr12" draw:text-style-name="P8" draw:layer="layout" svg:width="0.297cm" svg:height="0.336cm" svg:x="12.388cm" svg:y="6.062cm" svg:viewBox="0 0 298 337" svg:d="M150 337c43 0 79-15 106-46 28-31 42-72 42-123s-13-92-40-122c-28-31-64-46-110-46-43 0-79 15-106 46-28 31-42 72-42 122 0 52 14 93 41 123 27 31 64 46 109 46zM149 272c-49 0-74-35-74-104s25-103 74-103 74 34 74 103-25 104-74 104z">
              <text:p/>
            </draw:path>
          </draw:g>
          <draw:g>
            <draw:path draw:style-name="gr11" draw:text-style-name="P7" draw:layer="layout" svg:width="0.769cm" svg:height="0.769cm" svg:x="11.401cm" svg:y="5.813cm" svg:viewBox="0 0 770 770" svg:d="M770 770c0-257 0-513 0-770-257 0-513 0-770 0 0 257 0 513 0 770 257 0 513 0 770 0z">
              <text:p/>
            </draw:path>
            <draw:path draw:style-name="gr12" draw:text-style-name="P8" draw:layer="layout" svg:width="0.28cm" svg:height="0.457cm" svg:x="11.637cm" svg:y="5.942cm" svg:viewBox="0 0 281 458" svg:d="M62 403l-2 1c18 36 48 53 91 54 40-1 72-16 95-46s35-71 35-122c0-53-12-94-35-124s-55-46-95-46c-42 0-73 17-92 50l3 3c8-21 12-35 12-41v-132h-74v452h62zM74 301v-11c0-40 5-67 16-82s28-22 52-22c42 0 63 34 63 104 0 68-21 102-64 102-24 0-41-6-51-20s-16-38-16-71z">
              <text:p/>
            </draw:path>
          </draw:g>
          <draw:g>
            <draw:path draw:style-name="gr11" draw:text-style-name="P7" draw:layer="layout" svg:width="0.769cm" svg:height="0.769cm" svg:x="10.639cm" svg:y="5.813cm" svg:viewBox="0 0 770 770" svg:d="M770 770c0-257 0-513 0-770-257 0-513 0-770 0 0 257 0 513 0 770 257 0 513 0 770 0z">
              <text:p/>
            </draw:path>
            <draw:path draw:style-name="gr12" draw:text-style-name="P8" draw:layer="layout" svg:width="0.267cm" svg:height="0.411cm" svg:x="10.887cm" svg:y="5.987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11" draw:text-style-name="P7" draw:layer="layout" svg:width="0.769cm" svg:height="0.769cm" svg:x="9.877cm" svg:y="5.813cm" svg:viewBox="0 0 770 770" svg:d="M770 770c0-257 0-513 0-770-257 0-513 0-770 0 0 257 0 513 0 770 257 0 513 0 770 0z">
              <text:p/>
            </draw:path>
            <draw:path draw:style-name="gr12" draw:text-style-name="P8" draw:layer="layout" svg:width="0.368cm" svg:height="0.325cm" svg:x="10.066cm" svg:y="6.067cm" svg:viewBox="0 0 369 326" svg:d="M140 326l38-173 9-92h-2l8 93 39 172h71l66-326h-68l-29 159c-6 35-8 71-6 109h2c1-34-2-68-9-100l-39-168h-72l-37 168c-8 37-11 70-8 100h1c1-45-1-81-6-109l-30-159h-68l67 326z">
              <text:p/>
            </draw:path>
          </draw:g>
          <draw:g>
            <draw:path draw:style-name="gr11" draw:text-style-name="P7" draw:layer="layout" svg:width="0.769cm" svg:height="0.769cm" svg:x="9.115cm" svg:y="5.813cm" svg:viewBox="0 0 770 770" svg:d="M770 770c0-257 0-513 0-770-257 0-513 0-770 0 0 257 0 513 0 770 257 0 513 0 770 0z">
              <text:p/>
            </draw:path>
            <draw:path draw:style-name="gr12" draw:text-style-name="P8" draw:layer="layout" svg:width="0.297cm" svg:height="0.336cm" svg:x="9.34cm" svg:y="6.062cm" svg:viewBox="0 0 298 337" svg:d="M150 337c43 0 79-15 106-46 28-31 42-72 42-123s-13-92-40-122c-28-31-64-46-110-46-43 0-79 15-106 46-28 31-42 72-42 122 0 52 14 93 41 123 27 31 64 46 109 46zM149 272c-49 0-74-35-74-104s25-103 74-103 74 34 74 103-25 104-74 104z">
              <text:p/>
            </draw:path>
          </draw:g>
          <draw:g>
            <draw:path draw:style-name="gr11" draw:text-style-name="P7" draw:layer="layout" svg:width="0.769cm" svg:height="0.769cm" svg:x="8.353cm" svg:y="5.813cm" svg:viewBox="0 0 770 770" svg:d="M770 770c0-257 0-513 0-770-257 0-513 0-770 0 0 257 0 513 0 770 257 0 513 0 770 0z">
              <text:p/>
            </draw:path>
            <draw:path draw:style-name="gr12" draw:text-style-name="P8" draw:layer="layout" svg:width="0.273cm" svg:height="0.331cm" svg:x="8.59cm" svg:y="6.062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11" draw:text-style-name="P7" draw:layer="layout" svg:width="0.769cm" svg:height="0.769cm" svg:x="7.591cm" svg:y="5.813cm" svg:viewBox="0 0 770 770" svg:d="M770 770c0-257 0-513 0-770-257 0-513 0-770 0 0 257 0 513 0 770 257 0 513 0 770 0z">
              <text:p/>
            </draw:path>
            <draw:path draw:style-name="gr12" draw:text-style-name="P8" draw:layer="layout" svg:width="0.288cm" svg:height="0.336cm" svg:x="7.82cm" svg:y="6.062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7" draw:layer="layout" svg:width="0.769cm" svg:height="0.769cm" svg:x="6.829cm" svg:y="5.813cm" svg:viewBox="0 0 770 770" svg:d="M770 770c0-257 0-513 0-770-257 0-513 0-770 0 0 257 0 513 0 770 257 0 513 0 770 0z">
              <text:p/>
            </draw:path>
            <draw:path draw:style-name="gr12" draw:text-style-name="P8" draw:layer="layout" svg:width="0.264cm" svg:height="0.45cm" svg:x="7.064cm" svg:y="5.943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11" draw:text-style-name="P7" draw:layer="layout" svg:width="0.769cm" svg:height="0.769cm" svg:x="6.067cm" svg:y="5.813cm" svg:viewBox="0 0 770 770" svg:d="M770 770c0-257 0-513 0-770-257 0-513 0-770 0 0 257 0 513 0 770 257 0 513 0 770 0z">
              <text:p/>
            </draw:path>
            <draw:path draw:style-name="gr12" draw:text-style-name="P8" draw:layer="layout" svg:width="0.305cm" svg:height="0.467cm" svg:x="6.288cm" svg:y="6.062cm" svg:viewBox="0 0 306 468" svg:d="M0 6v53l44 6c-5 7-8 23-8 50 0 33 11 59 33 79s52 30 90 30c11 0 18-1 22-2 11 7 17 15 17 25 0 7-11 11-32 11h-52c-35 0-62 8-81 24-19 17-29 40-29 70 0 77 56 115 167 116 43-1 76-9 99-26 24-16 36-40 36-71 0-45-16-71-47-78 4-1 7-14 7-39s-8-42-23-51c5-1 12-11 23-29s16-37 16-58c0-37-11-65-33-85-22-21-53-31-92-31-17 0-31 2-43 6zM158 166c-33 0-49-18-49-52 0-36 16-54 50-54 33 0 50 18 50 55 0 34-17 51-51 51zM131 327h52c34 0 52 14 52 43 0 24-21 36-63 36-65 0-97-17-97-50 0-12 3-20 9-23 7-4 22-6 47-6z">
              <text:p/>
            </draw:path>
          </draw:g>
          <draw:g>
            <draw:path draw:style-name="gr11" draw:text-style-name="P7" draw:layer="layout" svg:width="0.769cm" svg:height="0.769cm" svg:x="5.305cm" svg:y="5.813cm" svg:viewBox="0 0 770 770" svg:d="M770 770c0-257 0-513 0-770-257 0-513 0-770 0 0 257 0 513 0 770 257 0 513 0 770 0z">
              <text:p/>
            </draw:path>
            <draw:path draw:style-name="gr12" draw:text-style-name="P8" draw:layer="layout" svg:width="0.273cm" svg:height="0.451cm" svg:x="5.542cm" svg:y="5.941cm" svg:viewBox="0 0 274 452" svg:d="M74 452v-206c0-40 18-60 53-60 49 0 73 32 73 98v168h74v-452h-74v139l11 37 3-2c-16-36-48-53-95-53-79 0-119 40-119 122v209z">
              <text:p/>
            </draw:path>
          </draw:g>
          <draw:g>
            <draw:path draw:style-name="gr11" draw:text-style-name="P7" draw:layer="layout" svg:width="0.769cm" svg:height="0.769cm" svg:x="4.543cm" svg:y="5.813cm" svg:viewBox="0 0 770 770" svg:d="M770 770c0-257 0-513 0-770-257 0-513 0-770 0 0 257 0 513 0 770 257 0 513 0 770 0z">
              <text:p/>
            </draw:path>
            <draw:path draw:style-name="gr12" draw:text-style-name="P8" draw:layer="layout" svg:width="0.267cm" svg:height="0.411cm" svg:x="4.791cm" svg:y="5.987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11" draw:text-style-name="P7" draw:layer="layout" svg:width="0.769cm" svg:height="0.769cm" svg:x="3.781cm" svg:y="5.813cm" svg:viewBox="0 0 770 770" svg:d="M770 770c0-257 0-513 0-770-257 0-513 0-770 0 0 257 0 513 0 770 257 0 513 0 770 0z">
              <text:p/>
            </draw:path>
            <draw:path draw:style-name="gr12" draw:text-style-name="P8" draw:layer="layout" svg:width="0.268cm" svg:height="0.336cm" svg:x="4.029cm" svg:y="6.062cm" svg:viewBox="0 0 269 337" svg:d="M57 332l3-51-2 2c11 21 24 35 41 43 16 7 37 11 62 11 33 0 60-9 79-27 19-19 29-44 29-76 0-70-51-105-152-105h-44v-8c0-37 18-56 55-56 25 0 57 9 96 27l27-59c-44-22-85-33-121-33-44 0-77 9-98 27s-32 47-32 86v219zM73 186h33c34 0 57 4 69 12 12 9 18 21 18 37 0 25-14 38-43 38-24 0-43-6-56-19-14-12-21-30-21-53z">
              <text:p/>
            </draw:path>
          </draw:g>
          <draw:g>
            <draw:path draw:style-name="gr11" draw:text-style-name="P7" draw:layer="layout" svg:width="0.769cm" svg:height="0.769cm" svg:x="15.211cm" svg:y="6.575cm" svg:viewBox="0 0 770 770" svg:d="M770 770c0-257 0-513 0-770-257 0-513 0-770 0 0 257 0 513 0 770 257 0 513 0 770 0z">
              <text:p/>
            </draw:path>
            <draw:path draw:style-name="gr12" draw:text-style-name="P8" draw:layer="layout" svg:width="0.267cm" svg:height="0.411cm" svg:x="15.459cm" svg:y="6.749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11" draw:text-style-name="P7" draw:layer="layout" svg:width="0.769cm" svg:height="0.769cm" svg:x="14.449cm" svg:y="6.575cm" svg:viewBox="0 0 770 770" svg:d="M770 770c0-257 0-513 0-770-257 0-513 0-770 0 0 257 0 513 0 770 257 0 513 0 770 0z">
              <text:p/>
            </draw:path>
            <draw:path draw:style-name="gr12" draw:text-style-name="P8" draw:layer="layout" svg:width="0.273cm" svg:height="0.451cm" svg:x="14.686cm" svg:y="6.703cm" svg:viewBox="0 0 274 452" svg:d="M74 452v-206c0-40 18-60 53-60 49 0 73 32 73 98v168h74v-452h-74v139l11 37 3-2c-16-36-48-53-95-53-79 0-119 40-119 122v209z">
              <text:p/>
            </draw:path>
          </draw:g>
          <draw:g>
            <draw:path draw:style-name="gr11" draw:text-style-name="P7" draw:layer="layout" svg:width="0.769cm" svg:height="0.769cm" svg:x="13.687cm" svg:y="6.575cm" svg:viewBox="0 0 770 770" svg:d="M770 770c0-257 0-513 0-770-257 0-513 0-770 0 0 257 0 513 0 770 257 0 513 0 770 0z">
              <text:p/>
            </draw:path>
            <draw:path draw:style-name="gr12" draw:text-style-name="P8" draw:layer="layout" svg:width="0.244cm" svg:height="0.331cm" svg:x="13.924cm" svg:y="6.824cm" svg:viewBox="0 0 245 332" svg:d="M0 17l20 68c29-10 52-16 70-16 26 0 46 8 60 22 14 15 21 37 21 66v175h74v-326h-63l2 64 3-1c-10-25-24-43-42-53-18-11-39-16-65-16-23 0-49 6-80 17z">
              <text:p/>
            </draw:path>
          </draw:g>
          <draw:g>
            <draw:path draw:style-name="gr11" draw:text-style-name="P7" draw:layer="layout" svg:width="0.769cm" svg:height="0.769cm" svg:x="12.925cm" svg:y="6.575cm" svg:viewBox="0 0 770 770" svg:d="M770 770c0-257 0-513 0-770-257 0-513 0-770 0 0 257 0 513 0 770 257 0 513 0 770 0z">
              <text:p/>
            </draw:path>
            <draw:path draw:style-name="gr12" draw:text-style-name="P8" draw:layer="layout" svg:width="0.288cm" svg:height="0.336cm" svg:x="13.154cm" svg:y="6.824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7" draw:layer="layout" svg:width="0.769cm" svg:height="0.769cm" svg:x="12.163cm" svg:y="6.575cm" svg:viewBox="0 0 770 770" svg:d="M770 770c0-257 0-513 0-770-257 0-513 0-770 0 0 257 0 513 0 770 257 0 513 0 770 0z">
              <text:p/>
            </draw:path>
            <draw:path draw:style-name="gr12" draw:text-style-name="P8" draw:layer="layout" svg:width="0.288cm" svg:height="0.336cm" svg:x="12.392cm" svg:y="6.824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7" draw:layer="layout" svg:width="0.769cm" svg:height="0.769cm" svg:x="11.401cm" svg:y="6.575cm" svg:viewBox="0 0 770 770" svg:d="M770 770c0-257 0-513 0-770-257 0-513 0-770 0 0 257 0 513 0 770 257 0 513 0 770 0z">
              <text:p/>
            </draw:path>
            <draw:path draw:style-name="gr12" draw:text-style-name="P8" draw:layer="layout" svg:width="0.265cm" svg:height="0.451cm" svg:x="11.638cm" svg:y="6.703cm" svg:viewBox="0 0 266 452" svg:d="M171 62c24-2 49-4 74-6 0-19 0-37 0-56-50 0-99 0-148 0 0 131 0 261 0 392-32 0-65 0-97 0 0 20 0 40 0 60 89 0 177 0 266 0 0-20 0-40 0-60-32 0-64 0-95 0 0-110 0-220 0-330z">
              <text:p/>
            </draw:path>
          </draw:g>
          <draw:g>
            <draw:path draw:style-name="gr11" draw:text-style-name="P7" draw:layer="layout" svg:width="0.769cm" svg:height="0.769cm" svg:x="10.639cm" svg:y="6.575cm" svg:viewBox="0 0 770 770" svg:d="M770 770c0-257 0-513 0-770-257 0-513 0-770 0 0 257 0 513 0 770 257 0 513 0 770 0z">
              <text:p/>
            </draw:path>
            <draw:path draw:style-name="gr12" draw:text-style-name="P8" draw:layer="layout" svg:width="0.288cm" svg:height="0.336cm" svg:x="10.868cm" svg:y="6.824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7" draw:layer="layout" svg:width="0.769cm" svg:height="0.769cm" svg:x="9.877cm" svg:y="6.575cm" svg:viewBox="0 0 770 770" svg:d="M770 770c0-257 0-513 0-770-257 0-513 0-770 0 0 257 0 513 0 770 257 0 513 0 770 0z">
              <text:p/>
            </draw:path>
            <draw:path draw:style-name="gr12" draw:text-style-name="P8" draw:layer="layout" svg:width="0.326cm" svg:height="0.325cm" svg:x="10.087cm" svg:y="6.829cm" svg:viewBox="0 0 327 326" svg:d="M203 326l124-326h-77l-69 187c-16 43-22 74-18 92h1c6-9-1-39-18-92l-69-187h-77l123 326z">
              <text:p/>
            </draw:path>
          </draw:g>
          <draw:g>
            <draw:path draw:style-name="gr11" draw:text-style-name="P7" draw:layer="layout" svg:width="0.769cm" svg:height="0.769cm" svg:x="9.115cm" svg:y="6.575cm" svg:viewBox="0 0 770 770" svg:d="M770 770c0-257 0-513 0-770-257 0-513 0-770 0 0 257 0 513 0 770 257 0 513 0 770 0z">
              <text:p/>
            </draw:path>
            <draw:path draw:style-name="gr12" draw:text-style-name="P8" draw:layer="layout" svg:width="0.288cm" svg:height="0.336cm" svg:x="9.344cm" svg:y="6.824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7" draw:layer="layout" svg:width="0.769cm" svg:height="0.769cm" svg:x="8.353cm" svg:y="6.575cm" svg:viewBox="0 0 770 770" svg:d="M770 770c0-257 0-513 0-770-257 0-513 0-770 0 0 257 0 513 0 770 257 0 513 0 770 0z">
              <text:p/>
            </draw:path>
            <draw:path draw:style-name="gr12" draw:text-style-name="P8" draw:layer="layout" svg:width="0.273cm" svg:height="0.331cm" svg:x="8.59cm" svg:y="6.824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11" draw:text-style-name="P7" draw:layer="layout" svg:width="0.769cm" svg:height="0.769cm" svg:x="7.591cm" svg:y="6.575cm" svg:viewBox="0 0 770 770" svg:d="M770 770c0-257 0-513 0-770-257 0-513 0-770 0 0 257 0 513 0 770 257 0 513 0 770 0z">
              <text:p/>
            </draw:path>
            <draw:path draw:style-name="gr12" draw:text-style-name="P8" draw:layer="layout" svg:width="0.249cm" svg:height="0.336cm" svg:x="7.839cm" svg:y="6.824cm" svg:viewBox="0 0 250 337" svg:d="M250 313v-70c-45 20-83 30-113 30-43 0-64-11-64-33 0-7 3-14 10-20s26-15 58-26c44-17 73-32 86-48 12-15 19-33 19-54 0-29-12-52-35-68s-54-24-93-24c-38 0-77 9-116 26l25 62c39-15 70-23 94-23 36 0 53 8 53 25 0 7-3 13-10 19-8 5-27 13-60 25-40 15-68 30-82 45-15 16-22 35-22 58 0 31 12 56 36 74 24 17 57 26 99 26 48 0 86-8 115-24z">
              <text:p/>
            </draw:path>
          </draw:g>
          <draw:g>
            <draw:path draw:style-name="gr11" draw:text-style-name="P7" draw:layer="layout" svg:width="0.769cm" svg:height="0.769cm" svg:x="6.829cm" svg:y="6.575cm" svg:viewBox="0 0 770 770" svg:d="M770 770c0-257 0-513 0-770-257 0-513 0-770 0 0 257 0 513 0 770 257 0 513 0 770 0z">
              <text:p/>
            </draw:path>
            <draw:path draw:style-name="gr12" draw:text-style-name="P8" draw:layer="layout" svg:width="0.264cm" svg:height="0.45cm" svg:x="7.064cm" svg:y="6.705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11" draw:text-style-name="P7" draw:layer="layout" svg:width="0.769cm" svg:height="0.769cm" svg:x="6.067cm" svg:y="6.575cm" svg:viewBox="0 0 770 770" svg:d="M770 770c0-257 0-513 0-770-257 0-513 0-770 0 0 257 0 513 0 770 257 0 513 0 770 0z">
              <text:p/>
            </draw:path>
            <draw:path draw:style-name="gr12" draw:text-style-name="P8" draw:layer="layout" svg:width="0.33cm" svg:height="0.325cm" svg:x="6.275cm" svg:y="6.829cm" svg:viewBox="0 0 331 326" svg:d="M209 159c38-53 77-106 116-159-28 0-57 0-86 0-25 35-49 70-74 104-24-34-49-69-74-104-29 0-57 0-86 0 39 53 78 106 117 159-40 56-81 111-122 167 29 0 57 0 86 0 26-37 53-74 79-112 27 38 53 75 80 112 29 0 57 0 86 0-41-56-82-111-122-167z">
              <text:p/>
            </draw:path>
          </draw:g>
          <draw:g>
            <draw:path draw:style-name="gr11" draw:text-style-name="P7" draw:layer="layout" svg:width="0.769cm" svg:height="0.769cm" svg:x="5.305cm" svg:y="6.575cm" svg:viewBox="0 0 770 770" svg:d="M770 770c0-257 0-513 0-770-257 0-513 0-770 0 0 257 0 513 0 770 257 0 513 0 770 0z">
              <text:p/>
            </draw:path>
            <draw:path draw:style-name="gr12" draw:text-style-name="P8" draw:layer="layout" svg:width="0.267cm" svg:height="0.411cm" svg:x="5.553cm" svg:y="6.749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11" draw:text-style-name="P7" draw:layer="layout" svg:width="0.769cm" svg:height="0.769cm" svg:x="4.543cm" svg:y="6.575cm" svg:viewBox="0 0 770 770" svg:d="M770 770c0-257 0-513 0-770-257 0-513 0-770 0 0 257 0 513 0 770 257 0 513 0 770 0z">
              <text:p/>
            </draw:path>
            <draw:path draw:style-name="gr12" draw:text-style-name="P8" draw:layer="layout" svg:width="0.288cm" svg:height="0.336cm" svg:x="4.772cm" svg:y="6.824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7" draw:layer="layout" svg:width="0.769cm" svg:height="0.769cm" svg:x="3.781cm" svg:y="6.575cm" svg:viewBox="0 0 770 770" svg:d="M770 770c0-257 0-513 0-770-257 0-513 0-770 0 0 257 0 513 0 770 257 0 513 0 770 0z">
              <text:p/>
            </draw:path>
            <draw:path draw:style-name="gr12" draw:text-style-name="P8" draw:layer="layout" svg:width="0.273cm" svg:height="0.331cm" svg:x="4.018cm" svg:y="6.824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11" draw:text-style-name="P7" draw:layer="layout" svg:width="0.769cm" svg:height="0.769cm" svg:x="15.211cm" svg:y="7.337cm" svg:viewBox="0 0 770 770" svg:d="M770 770c0-257 0-513 0-770-257 0-513 0-770 0 0 257 0 513 0 770 257 0 513 0 770 0z">
              <text:p/>
            </draw:path>
            <draw:path draw:style-name="gr12" draw:text-style-name="P8" draw:layer="layout" svg:width="0.289cm" svg:height="0.454cm" svg:x="15.432cm" svg:y="7.462cm" svg:viewBox="0 0 290 455" svg:d="M22 191h107v264h74v-264h87v-53l-87-9v-16c0-39-10-67-28-86-19-18-50-27-91-27-25 0-53 4-84 13l18 62c25-7 47-10 65-10 19 0 31 3 37 10s9 19 9 37v17h-107z">
              <text:p/>
            </draw:path>
          </draw:g>
          <draw:g>
            <draw:path draw:style-name="gr11" draw:text-style-name="P7" draw:layer="layout" svg:width="0.769cm" svg:height="0.769cm" svg:x="14.449cm" svg:y="7.337cm" svg:viewBox="0 0 770 770" svg:d="M770 770c0-257 0-513 0-770-257 0-513 0-770 0 0 257 0 513 0 770 257 0 513 0 770 0z">
              <text:p/>
            </draw:path>
            <draw:path draw:style-name="gr12" draw:text-style-name="P8" draw:layer="layout" svg:width="0.297cm" svg:height="0.336cm" svg:x="14.674cm" svg:y="7.586cm" svg:viewBox="0 0 298 337" svg:d="M150 337c43 0 79-15 106-46 28-31 42-72 42-123s-13-92-40-122c-28-31-64-46-110-46-43 0-79 15-106 46-28 31-42 72-42 122 0 52 14 93 41 123 27 31 64 46 109 46zM149 272c-49 0-74-35-74-104s25-103 74-103 74 34 74 103-25 104-74 104z">
              <text:p/>
            </draw:path>
          </draw:g>
          <draw:g>
            <draw:path draw:style-name="gr11" draw:text-style-name="P7" draw:layer="layout" svg:width="0.769cm" svg:height="0.769cm" svg:x="13.687cm" svg:y="7.337cm" svg:viewBox="0 0 770 770" svg:d="M770 770c0-257 0-513 0-770-257 0-513 0-770 0 0 257 0 513 0 770 257 0 513 0 770 0z">
              <text:p/>
            </draw:path>
            <draw:path draw:style-name="gr12" draw:text-style-name="P8" draw:layer="layout" svg:width="0.273cm" svg:height="0.331cm" svg:x="13.924cm" svg:y="7.592cm" svg:viewBox="0 0 274 332" svg:d="M62 326v-49l-2 2c16 35 48 52 94 53 80-1 120-41 120-123v-209h-74v207c0 39-18 59-53 59-26 0-44-7-56-21-12-15-17-40-17-76v-169h-74v326z">
              <text:p/>
            </draw:path>
          </draw:g>
          <draw:g>
            <draw:path draw:style-name="gr11" draw:text-style-name="P7" draw:layer="layout" svg:width="0.769cm" svg:height="0.769cm" svg:x="12.925cm" svg:y="7.337cm" svg:viewBox="0 0 770 770" svg:d="M770 770c0-257 0-513 0-770-257 0-513 0-770 0 0 257 0 513 0 770 257 0 513 0 770 0z">
              <text:p/>
            </draw:path>
            <draw:path draw:style-name="gr12" draw:text-style-name="P8" draw:layer="layout" svg:width="0.244cm" svg:height="0.331cm" svg:x="13.162cm" svg:y="7.586cm" svg:viewBox="0 0 245 332" svg:d="M0 17l20 68c29-10 52-16 70-16 26 0 46 8 60 22 14 15 21 37 21 66v175h74v-326h-63l2 64 3-1c-10-25-24-43-42-53-18-11-39-16-65-16-23 0-49 6-80 17z">
              <text:p/>
            </draw:path>
          </draw:g>
          <draw:g>
            <draw:path draw:style-name="gr11" draw:text-style-name="P7" draw:layer="layout" svg:width="0.769cm" svg:height="0.769cm" svg:x="12.163cm" svg:y="7.337cm" svg:viewBox="0 0 770 770" svg:d="M770 770c0-257 0-513 0-770-257 0-513 0-770 0 0 257 0 513 0 770 257 0 513 0 770 0z">
              <text:p/>
            </draw:path>
            <draw:path draw:style-name="gr12" draw:text-style-name="P8" draw:layer="layout" svg:width="0.289cm" svg:height="0.454cm" svg:x="12.384cm" svg:y="7.462cm" svg:viewBox="0 0 290 455" svg:d="M22 191h107v264h74v-264h87v-53l-87-9v-16c0-39-10-67-28-86-19-18-50-27-91-27-25 0-53 4-84 13l18 62c25-7 47-10 65-10 19 0 31 3 37 10s9 19 9 37v17h-107z">
              <text:p/>
            </draw:path>
          </draw:g>
          <draw:g>
            <draw:path draw:style-name="gr11" draw:text-style-name="P7" draw:layer="layout" svg:width="0.769cm" svg:height="0.769cm" svg:x="11.401cm" svg:y="7.337cm" svg:viewBox="0 0 770 770" svg:d="M770 770c0-257 0-513 0-770-257 0-513 0-770 0 0 257 0 513 0 770 257 0 513 0 770 0z">
              <text:p/>
            </draw:path>
            <draw:path draw:style-name="gr12" draw:text-style-name="P8" draw:layer="layout" svg:width="0.264cm" svg:height="0.45cm" svg:x="11.636cm" svg:y="7.467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11" draw:text-style-name="P7" draw:layer="layout" svg:width="0.769cm" svg:height="0.769cm" svg:x="10.639cm" svg:y="7.337cm" svg:viewBox="0 0 770 770" svg:d="M770 770c0-257 0-513 0-770-257 0-513 0-770 0 0 257 0 513 0 770 257 0 513 0 770 0z">
              <text:p/>
            </draw:path>
            <draw:path draw:style-name="gr12" draw:text-style-name="P8" draw:layer="layout" svg:width="0.326cm" svg:height="0.325cm" svg:x="10.849cm" svg:y="7.591cm" svg:viewBox="0 0 327 326" svg:d="M203 326l124-326h-77l-69 187c-16 43-22 74-18 92h1c6-9-1-39-18-92l-69-187h-77l123 326z">
              <text:p/>
            </draw:path>
          </draw:g>
          <draw:g>
            <draw:path draw:style-name="gr11" draw:text-style-name="P7" draw:layer="layout" svg:width="0.769cm" svg:height="0.769cm" svg:x="9.877cm" svg:y="7.337cm" svg:viewBox="0 0 770 770" svg:d="M770 770c0-257 0-513 0-770-257 0-513 0-770 0 0 257 0 513 0 770 257 0 513 0 770 0z">
              <text:p/>
            </draw:path>
            <draw:path draw:style-name="gr12" draw:text-style-name="P8" draw:layer="layout" svg:width="0.288cm" svg:height="0.336cm" svg:x="10.106cm" svg:y="7.586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7" draw:layer="layout" svg:width="0.769cm" svg:height="0.769cm" svg:x="9.115cm" svg:y="7.337cm" svg:viewBox="0 0 770 770" svg:d="M770 770c0-257 0-513 0-770-257 0-513 0-770 0 0 257 0 513 0 770 257 0 513 0 770 0z">
              <text:p/>
            </draw:path>
            <draw:path draw:style-name="gr12" draw:text-style-name="P8" draw:layer="layout" svg:width="0.249cm" svg:height="0.336cm" svg:x="9.363cm" svg:y="7.586cm" svg:viewBox="0 0 250 337" svg:d="M250 313v-70c-45 20-83 30-113 30-43 0-64-11-64-33 0-7 3-14 10-20s26-15 58-26c44-17 73-32 86-48 12-15 19-33 19-54 0-29-12-52-35-68s-54-24-93-24c-38 0-77 9-116 26l25 62c39-15 70-23 94-23 36 0 53 8 53 25 0 7-3 13-10 19-8 5-27 13-60 25-40 15-68 30-82 45-15 16-22 35-22 58 0 31 12 56 36 74 24 17 57 26 99 26 48 0 86-8 115-24z">
              <text:p/>
            </draw:path>
          </draw:g>
          <draw:g>
            <draw:path draw:style-name="gr11" draw:text-style-name="P7" draw:layer="layout" svg:width="0.769cm" svg:height="0.769cm" svg:x="8.353cm" svg:y="7.337cm" svg:viewBox="0 0 770 770" svg:d="M770 770c0-257 0-513 0-770-257 0-513 0-770 0 0 257 0 513 0 770 257 0 513 0 770 0z">
              <text:p/>
            </draw:path>
            <draw:path draw:style-name="gr12" draw:text-style-name="P8" draw:layer="layout" svg:width="0.288cm" svg:height="0.336cm" svg:x="8.582cm" svg:y="7.586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7" draw:layer="layout" svg:width="0.769cm" svg:height="0.769cm" svg:x="7.591cm" svg:y="7.337cm" svg:viewBox="0 0 770 770" svg:d="M770 770c0-257 0-513 0-770-257 0-513 0-770 0 0 257 0 513 0 770 257 0 513 0 770 0z">
              <text:p/>
            </draw:path>
            <draw:path draw:style-name="gr12" draw:text-style-name="P8" draw:layer="layout" svg:width="0.326cm" svg:height="0.325cm" svg:x="7.801cm" svg:y="7.591cm" svg:viewBox="0 0 327 326" svg:d="M203 326l124-326h-77l-69 187c-16 43-22 74-18 92h1c6-9-1-39-18-92l-69-187h-77l123 326z">
              <text:p/>
            </draw:path>
          </draw:g>
          <draw:g>
            <draw:path draw:style-name="gr11" draw:text-style-name="P7" draw:layer="layout" svg:width="0.769cm" svg:height="0.769cm" svg:x="6.829cm" svg:y="7.337cm" svg:viewBox="0 0 770 770" svg:d="M770 770c0-257 0-513 0-770-257 0-513 0-770 0 0 257 0 513 0 770 257 0 513 0 770 0z">
              <text:p/>
            </draw:path>
            <draw:path draw:style-name="gr12" draw:text-style-name="P8" draw:layer="layout" svg:width="0.288cm" svg:height="0.336cm" svg:x="7.058cm" svg:y="7.586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7" draw:layer="layout" svg:width="0.769cm" svg:height="0.769cm" svg:x="6.067cm" svg:y="7.337cm" svg:viewBox="0 0 770 770" svg:d="M770 770c0-257 0-513 0-770-257 0-513 0-770 0 0 257 0 513 0 770 257 0 513 0 770 0z">
              <text:p/>
            </draw:path>
            <draw:path draw:style-name="gr12" draw:text-style-name="P8" draw:layer="layout" svg:width="0.273cm" svg:height="0.331cm" svg:x="6.304cm" svg:y="7.586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11" draw:text-style-name="P7" draw:layer="layout" svg:width="0.769cm" svg:height="0.769cm" svg:x="5.305cm" svg:y="7.337cm" svg:viewBox="0 0 770 770" svg:d="M770 770c0-257 0-513 0-770-257 0-513 0-770 0 0 257 0 513 0 770 257 0 513 0 770 0z">
              <text:p/>
            </draw:path>
            <draw:path draw:style-name="gr12" draw:text-style-name="P8" draw:layer="layout" svg:width="0.264cm" svg:height="0.45cm" svg:x="5.54cm" svg:y="7.467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11" draw:text-style-name="P7" draw:layer="layout" svg:width="0.769cm" svg:height="0.769cm" svg:x="4.543cm" svg:y="7.337cm" svg:viewBox="0 0 770 770" svg:d="M770 770c0-257 0-513 0-770-257 0-513 0-770 0 0 257 0 513 0 770 257 0 513 0 770 0z">
              <text:p/>
            </draw:path>
            <draw:path draw:style-name="gr12" draw:text-style-name="P8" draw:layer="layout" svg:width="0.273cm" svg:height="0.331cm" svg:x="4.78cm" svg:y="7.586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11" draw:text-style-name="P7" draw:layer="layout" svg:width="0.769cm" svg:height="0.769cm" svg:x="3.781cm" svg:y="7.337cm" svg:viewBox="0 0 770 770" svg:d="M770 770c0-257 0-513 0-770-257 0-513 0-770 0 0 257 0 513 0 770 257 0 513 0 770 0z">
              <text:p/>
            </draw:path>
            <draw:path draw:style-name="gr12" draw:text-style-name="P8" draw:layer="layout" svg:width="0.288cm" svg:height="0.336cm" svg:x="4.01cm" svg:y="7.586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7" draw:layer="layout" svg:width="0.769cm" svg:height="0.769cm" svg:x="15.211cm" svg:y="8.099cm" svg:viewBox="0 0 770 770" svg:d="M770 770c0-257 0-513 0-770-257 0-513 0-770 0 0 257 0 513 0 770 257 0 513 0 770 0z">
              <text:p/>
            </draw:path>
            <draw:path draw:style-name="gr12" draw:text-style-name="P8" draw:layer="layout" svg:width="0.267cm" svg:height="0.411cm" svg:x="15.459cm" svg:y="8.273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11" draw:text-style-name="P7" draw:layer="layout" svg:width="0.769cm" svg:height="0.769cm" svg:x="14.449cm" svg:y="8.099cm" svg:viewBox="0 0 770 770" svg:d="M770 770c0-257 0-513 0-770-257 0-513 0-770 0 0 257 0 513 0 770 257 0 513 0 770 0z">
              <text:p/>
            </draw:path>
            <draw:path draw:style-name="gr12" draw:text-style-name="P8" draw:layer="layout" svg:width="0.368cm" svg:height="0.325cm" svg:x="14.638cm" svg:y="8.353cm" svg:viewBox="0 0 369 326" svg:d="M140 326l38-173 9-92h-2l8 93 39 172h71l66-326h-68l-29 159c-6 35-8 71-6 109h2c1-34-2-68-9-100l-39-168h-72l-37 168c-8 37-11 70-8 100h1c1-45-1-81-6-109l-30-159h-68l67 326z">
              <text:p/>
            </draw:path>
          </draw:g>
          <draw:g>
            <draw:path draw:style-name="gr11" draw:text-style-name="P7" draw:layer="layout" svg:width="0.769cm" svg:height="0.769cm" svg:x="13.687cm" svg:y="8.099cm" svg:viewBox="0 0 770 770" svg:d="M770 770c0-257 0-513 0-770-257 0-513 0-770 0 0 257 0 513 0 770 257 0 513 0 770 0z">
              <text:p/>
            </draw:path>
            <draw:path draw:style-name="gr12" draw:text-style-name="P8" draw:layer="layout" svg:width="0.288cm" svg:height="0.336cm" svg:x="13.916cm" svg:y="8.348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7" draw:layer="layout" svg:width="0.769cm" svg:height="0.769cm" svg:x="12.925cm" svg:y="8.099cm" svg:viewBox="0 0 770 770" svg:d="M770 770c0-257 0-513 0-770-257 0-513 0-770 0 0 257 0 513 0 770 257 0 513 0 770 0z">
              <text:p/>
            </draw:path>
            <draw:path draw:style-name="gr12" draw:text-style-name="P8" draw:layer="layout" svg:width="0.265cm" svg:height="0.451cm" svg:x="13.162cm" svg:y="8.227cm" svg:viewBox="0 0 266 452" svg:d="M171 62c24-2 49-4 74-6 0-19 0-37 0-56-50 0-99 0-148 0 0 131 0 261 0 392-32 0-65 0-97 0 0 20 0 40 0 60 89 0 177 0 266 0 0-20 0-40 0-60-32 0-64 0-95 0 0-110 0-220 0-330z">
              <text:p/>
            </draw:path>
          </draw:g>
          <draw:g>
            <draw:path draw:style-name="gr11" draw:text-style-name="P7" draw:layer="layout" svg:width="0.769cm" svg:height="0.769cm" svg:x="12.163cm" svg:y="8.099cm" svg:viewBox="0 0 770 770" svg:d="M770 770c0-257 0-513 0-770-257 0-513 0-770 0 0 257 0 513 0 770 257 0 513 0 770 0z">
              <text:p/>
            </draw:path>
            <draw:path draw:style-name="gr12" draw:text-style-name="P8" draw:layer="layout" svg:width="0.326cm" svg:height="0.325cm" svg:x="12.373cm" svg:y="8.353cm" svg:viewBox="0 0 327 326" svg:d="M203 326l124-326h-77l-69 187c-16 43-22 74-18 92h1c6-9-1-39-18-92l-69-187h-77l123 326z">
              <text:p/>
            </draw:path>
          </draw:g>
          <draw:g>
            <draw:path draw:style-name="gr11" draw:text-style-name="P7" draw:layer="layout" svg:width="0.769cm" svg:height="0.769cm" svg:x="11.401cm" svg:y="8.099cm" svg:viewBox="0 0 770 770" svg:d="M770 770c0-257 0-513 0-770-257 0-513 0-770 0 0 257 0 513 0 770 257 0 513 0 770 0z">
              <text:p/>
            </draw:path>
            <draw:path draw:style-name="gr12" draw:text-style-name="P8" draw:layer="layout" svg:width="0.288cm" svg:height="0.336cm" svg:x="11.63cm" svg:y="8.348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7" draw:layer="layout" svg:width="0.769cm" svg:height="0.769cm" svg:x="10.639cm" svg:y="8.099cm" svg:viewBox="0 0 770 770" svg:d="M770 770c0-257 0-513 0-770-257 0-513 0-770 0 0 257 0 513 0 770 257 0 513 0 770 0z">
              <text:p/>
            </draw:path>
            <draw:path draw:style-name="gr12" draw:text-style-name="P8" draw:layer="layout" svg:width="0.265cm" svg:height="0.451cm" svg:x="10.876cm" svg:y="8.227cm" svg:viewBox="0 0 266 452" svg:d="M171 62c24-2 49-4 74-6 0-19 0-37 0-56-50 0-99 0-148 0 0 131 0 261 0 392-32 0-65 0-97 0 0 20 0 40 0 60 89 0 177 0 266 0 0-20 0-40 0-60-32 0-64 0-95 0 0-110 0-220 0-330z">
              <text:p/>
            </draw:path>
          </draw:g>
          <draw:g>
            <draw:path draw:style-name="gr11" draw:text-style-name="P7" draw:layer="layout" svg:width="0.769cm" svg:height="0.769cm" svg:x="9.877cm" svg:y="8.099cm" svg:viewBox="0 0 770 770" svg:d="M770 770c0-257 0-513 0-770-257 0-513 0-770 0 0 257 0 513 0 770 257 0 513 0 770 0z">
              <text:p/>
            </draw:path>
            <draw:path draw:style-name="gr12" draw:text-style-name="P8" draw:layer="layout" svg:width="0.268cm" svg:height="0.336cm" svg:x="10.125cm" svg:y="8.348cm" svg:viewBox="0 0 269 337" svg:d="M57 332l3-51-2 2c11 21 24 35 41 43 16 7 37 11 62 11 33 0 60-9 79-27 19-19 29-44 29-76 0-70-51-105-152-105h-44v-8c0-37 18-56 55-56 25 0 57 9 96 27l27-59c-44-22-85-33-121-33-44 0-77 9-98 27s-32 47-32 86v219zM73 186h33c34 0 57 4 69 12 12 9 18 21 18 37 0 25-14 38-43 38-24 0-43-6-56-19-14-12-21-30-21-53z">
              <text:p/>
            </draw:path>
          </draw:g>
          <draw:g>
            <draw:path draw:style-name="gr11" draw:text-style-name="P7" draw:layer="layout" svg:width="0.769cm" svg:height="0.769cm" svg:x="9.115cm" svg:y="8.099cm" svg:viewBox="0 0 770 770" svg:d="M770 770c0-257 0-513 0-770-257 0-513 0-770 0 0 257 0 513 0 770 257 0 513 0 770 0z">
              <text:p/>
            </draw:path>
            <draw:path draw:style-name="gr12" draw:text-style-name="P8" draw:layer="layout" svg:width="0.267cm" svg:height="0.411cm" svg:x="9.363cm" svg:y="8.273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11" draw:text-style-name="P7" draw:layer="layout" svg:width="0.769cm" svg:height="0.769cm" svg:x="8.353cm" svg:y="8.099cm" svg:viewBox="0 0 770 770" svg:d="M770 770c0-257 0-513 0-770-257 0-513 0-770 0 0 257 0 513 0 770 257 0 513 0 770 0z">
              <text:p/>
            </draw:path>
            <draw:path draw:style-name="gr12" draw:text-style-name="P8" draw:layer="layout" svg:width="0.311cm" svg:height="0.331cm" svg:x="8.57cm" svg:y="8.348cm" svg:viewBox="0 0 312 332" svg:d="M68 332v-207c0-25 2-41 5-49 4-7 9-11 15-11 11 0 19 6 25 18 6 13 9 36 9 70v179h68v-207c0-40 7-60 23-60 10 0 18 6 23 17 5 12 8 39 8 81v169h68v-326h-57v49l3-1c-9-36-29-54-58-54-36 0-56 20-61 60l2-1c-10-39-31-59-62-59-28 0-48 10-60 30-13 19-19 50-19 92v210z">
              <text:p/>
            </draw:path>
          </draw:g>
          <draw:g>
            <draw:path draw:style-name="gr11" draw:text-style-name="P7" draw:layer="layout" svg:width="0.769cm" svg:height="0.769cm" svg:x="7.591cm" svg:y="8.099cm" svg:viewBox="0 0 770 770" svg:d="M770 770c0-257 0-513 0-770-257 0-513 0-770 0 0 257 0 513 0 770 257 0 513 0 770 0z">
              <text:p/>
            </draw:path>
            <draw:path draw:style-name="gr12" draw:text-style-name="P8" draw:layer="layout" svg:width="0.264cm" svg:height="0.45cm" svg:x="7.826cm" svg:y="8.229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11" draw:text-style-name="P7" draw:layer="layout" svg:width="0.769cm" svg:height="0.769cm" svg:x="6.829cm" svg:y="8.099cm" svg:viewBox="0 0 770 770" svg:d="M770 770c0-257 0-513 0-770-257 0-513 0-770 0 0 257 0 513 0 770 257 0 513 0 770 0z">
              <text:p/>
            </draw:path>
            <draw:path draw:style-name="gr12" draw:text-style-name="P8" draw:layer="layout" svg:width="0.273cm" svg:height="0.331cm" svg:x="7.066cm" svg:y="8.348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11" draw:text-style-name="P7" draw:layer="layout" svg:width="0.769cm" svg:height="0.769cm" svg:x="6.067cm" svg:y="8.099cm" svg:viewBox="0 0 770 770" svg:d="M770 770c0-257 0-513 0-770-257 0-513 0-770 0 0 257 0 513 0 770 257 0 513 0 770 0z">
              <text:p/>
            </draw:path>
            <draw:path draw:style-name="gr12" draw:text-style-name="P8" draw:layer="layout" svg:width="0.289cm" svg:height="0.454cm" svg:x="6.288cm" svg:y="8.224cm" svg:viewBox="0 0 290 455" svg:d="M22 191h107v264h74v-264h87v-53l-87-9v-16c0-39-10-67-28-86-19-18-50-27-91-27-25 0-53 4-84 13l18 62c25-7 47-10 65-10 19 0 31 3 37 10s9 19 9 37v17h-107z">
              <text:p/>
            </draw:path>
          </draw:g>
          <draw:g>
            <draw:path draw:style-name="gr11" draw:text-style-name="P7" draw:layer="layout" svg:width="0.769cm" svg:height="0.769cm" svg:x="5.305cm" svg:y="8.099cm" svg:viewBox="0 0 770 770" svg:d="M770 770c0-257 0-513 0-770-257 0-513 0-770 0 0 257 0 513 0 770 257 0 513 0 770 0z">
              <text:p/>
            </draw:path>
            <draw:path draw:style-name="gr12" draw:text-style-name="P8" draw:layer="layout" svg:width="0.267cm" svg:height="0.411cm" svg:x="5.553cm" svg:y="8.273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11" draw:text-style-name="P7" draw:layer="layout" svg:width="0.769cm" svg:height="0.769cm" svg:x="4.543cm" svg:y="8.099cm" svg:viewBox="0 0 770 770" svg:d="M770 770c0-257 0-513 0-770-257 0-513 0-770 0 0 257 0 513 0 770 257 0 513 0 770 0z">
              <text:p/>
            </draw:path>
            <draw:path draw:style-name="gr12" draw:text-style-name="P8" draw:layer="layout" svg:width="0.273cm" svg:height="0.451cm" svg:x="4.78cm" svg:y="8.227cm" svg:viewBox="0 0 274 452" svg:d="M74 452v-206c0-40 18-60 53-60 49 0 73 32 73 98v168h74v-452h-74v139l11 37 3-2c-16-36-48-53-95-53-79 0-119 40-119 122v209z">
              <text:p/>
            </draw:path>
          </draw:g>
          <draw:g>
            <draw:path draw:style-name="gr11" draw:text-style-name="P7" draw:layer="layout" svg:width="0.769cm" svg:height="0.769cm" svg:x="3.781cm" svg:y="8.099cm" svg:viewBox="0 0 770 770" svg:d="M770 770c0-257 0-513 0-770-257 0-513 0-770 0 0 257 0 513 0 770 257 0 513 0 770 0z">
              <text:p/>
            </draw:path>
            <draw:path draw:style-name="gr12" draw:text-style-name="P8" draw:layer="layout" svg:width="0.288cm" svg:height="0.336cm" svg:x="4.01cm" svg:y="8.348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7" draw:layer="layout" svg:width="0.769cm" svg:height="0.769cm" svg:x="15.211cm" svg:y="8.861cm" svg:viewBox="0 0 770 770" svg:d="M770 770c0-257 0-513 0-770-257 0-513 0-770 0 0 257 0 513 0 770 257 0 513 0 770 0z">
              <text:p/>
            </draw:path>
            <draw:path draw:style-name="gr12" draw:text-style-name="P8" draw:layer="layout" svg:width="0.311cm" svg:height="0.331cm" svg:x="15.428cm" svg:y="9.11cm" svg:viewBox="0 0 312 332" svg:d="M68 332v-207c0-25 2-41 5-49 4-7 9-11 15-11 11 0 19 6 25 18 6 13 9 36 9 70v179h68v-207c0-40 7-60 23-60 10 0 18 6 23 17 5 12 8 39 8 81v169h68v-326h-57v49l3-1c-9-36-29-54-58-54-36 0-56 20-61 60l2-1c-10-39-31-59-62-59-28 0-48 10-60 30-13 19-19 50-19 92v210z">
              <text:p/>
            </draw:path>
          </draw:g>
          <draw:g>
            <draw:path draw:style-name="gr11" draw:text-style-name="P7" draw:layer="layout" svg:width="0.769cm" svg:height="0.769cm" svg:x="14.449cm" svg:y="8.861cm" svg:viewBox="0 0 770 770" svg:d="M770 770c0-257 0-513 0-770-257 0-513 0-770 0 0 257 0 513 0 770 257 0 513 0 770 0z">
              <text:p/>
            </draw:path>
            <draw:path draw:style-name="gr12" draw:text-style-name="P8" draw:layer="layout" svg:width="0.264cm" svg:height="0.45cm" svg:x="14.684cm" svg:y="8.991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11" draw:text-style-name="P7" draw:layer="layout" svg:width="0.769cm" svg:height="0.769cm" svg:x="13.687cm" svg:y="8.861cm" svg:viewBox="0 0 770 770" svg:d="M770 770c0-257 0-513 0-770-257 0-513 0-770 0 0 257 0 513 0 770 257 0 513 0 770 0z">
              <text:p/>
            </draw:path>
            <draw:path draw:style-name="gr12" draw:text-style-name="P8" draw:layer="layout" svg:width="0.28cm" svg:height="0.457cm" svg:x="13.923cm" svg:y="8.99cm" svg:viewBox="0 0 281 458" svg:d="M62 403l-2 1c18 36 48 53 91 54 40-1 72-16 95-46s35-71 35-122c0-53-12-94-35-124s-55-46-95-46c-42 0-73 17-92 50l3 3c8-21 12-35 12-41v-132h-74v452h62zM74 301v-11c0-40 5-67 16-82s28-22 52-22c42 0 63 34 63 104 0 68-21 102-64 102-24 0-41-6-51-20s-16-38-16-71z">
              <text:p/>
            </draw:path>
          </draw:g>
          <draw:g>
            <draw:path draw:style-name="gr11" draw:text-style-name="P7" draw:layer="layout" svg:width="0.769cm" svg:height="0.769cm" svg:x="12.925cm" svg:y="8.861cm" svg:viewBox="0 0 770 770" svg:d="M770 770c0-257 0-513 0-770-257 0-513 0-770 0 0 257 0 513 0 770 257 0 513 0 770 0z">
              <text:p/>
            </draw:path>
            <draw:path draw:style-name="gr12" draw:text-style-name="P8" draw:layer="layout" svg:width="0.273cm" svg:height="0.331cm" svg:x="13.162cm" svg:y="9.11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11" draw:text-style-name="P7" draw:layer="layout" svg:width="0.769cm" svg:height="0.769cm" svg:x="12.163cm" svg:y="8.861cm" svg:viewBox="0 0 770 770" svg:d="M770 770c0-257 0-513 0-770-257 0-513 0-770 0 0 257 0 513 0 770 257 0 513 0 770 0z">
              <text:p/>
            </draw:path>
            <draw:path draw:style-name="gr12" draw:text-style-name="P8" draw:layer="layout" svg:width="0.264cm" svg:height="0.45cm" svg:x="12.398cm" svg:y="8.991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11" draw:text-style-name="P7" draw:layer="layout" svg:width="0.769cm" svg:height="0.769cm" svg:x="11.401cm" svg:y="8.861cm" svg:viewBox="0 0 770 770" svg:d="M770 770c0-257 0-513 0-770-257 0-513 0-770 0 0 257 0 513 0 770 257 0 513 0 770 0z">
              <text:p/>
            </draw:path>
            <draw:path draw:style-name="gr12" draw:text-style-name="P8" draw:layer="layout" svg:width="0.305cm" svg:height="0.467cm" svg:x="11.622cm" svg:y="9.11cm" svg:viewBox="0 0 306 468" svg:d="M0 6v53l44 6c-5 7-8 23-8 50 0 33 11 59 33 79s52 30 90 30c11 0 18-1 22-2 11 7 17 15 17 25 0 7-11 11-32 11h-52c-35 0-62 8-81 24-19 17-29 40-29 70 0 77 56 115 167 116 43-1 76-9 99-26 24-16 36-40 36-71 0-45-16-71-47-78 4-1 7-14 7-39s-8-42-23-51c5-1 12-11 23-29s16-37 16-58c0-37-11-65-33-85-22-21-53-31-92-31-17 0-31 2-43 6zM158 166c-33 0-49-18-49-52 0-36 16-54 50-54 33 0 50 18 50 55 0 34-17 51-51 51zM131 327h52c34 0 52 14 52 43 0 24-21 36-63 36-65 0-97-17-97-50 0-12 3-20 9-23 7-4 22-6 47-6z">
              <text:p/>
            </draw:path>
          </draw:g>
          <draw:g>
            <draw:path draw:style-name="gr11" draw:text-style-name="P7" draw:layer="layout" svg:width="0.769cm" svg:height="0.769cm" svg:x="10.639cm" svg:y="8.861cm" svg:viewBox="0 0 770 770" svg:d="M770 770c0-257 0-513 0-770-257 0-513 0-770 0 0 257 0 513 0 770 257 0 513 0 770 0z">
              <text:p/>
            </draw:path>
            <draw:path draw:style-name="gr12" draw:text-style-name="P8" draw:layer="layout" svg:width="0.273cm" svg:height="0.451cm" svg:x="10.876cm" svg:y="8.989cm" svg:viewBox="0 0 274 452" svg:d="M74 452v-206c0-40 18-60 53-60 49 0 73 32 73 98v168h74v-452h-74v139l11 37 3-2c-16-36-48-53-95-53-79 0-119 40-119 122v209z">
              <text:p/>
            </draw:path>
          </draw:g>
          <draw:g>
            <draw:path draw:style-name="gr11" draw:text-style-name="P7" draw:layer="layout" svg:width="0.769cm" svg:height="0.769cm" svg:x="9.877cm" svg:y="8.861cm" svg:viewBox="0 0 770 770" svg:d="M770 770c0-257 0-513 0-770-257 0-513 0-770 0 0 257 0 513 0 770 257 0 513 0 770 0z">
              <text:p/>
            </draw:path>
            <draw:path draw:style-name="gr12" draw:text-style-name="P8" draw:layer="layout" svg:width="0.267cm" svg:height="0.411cm" svg:x="10.125cm" svg:y="9.035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11" draw:text-style-name="P7" draw:layer="layout" svg:width="0.769cm" svg:height="0.769cm" svg:x="9.115cm" svg:y="8.861cm" svg:viewBox="0 0 770 770" svg:d="M770 770c0-257 0-513 0-770-257 0-513 0-770 0 0 257 0 513 0 770 257 0 513 0 770 0z">
              <text:p/>
            </draw:path>
            <draw:path draw:style-name="gr12" draw:text-style-name="P8" draw:layer="layout" svg:width="0.311cm" svg:height="0.331cm" svg:x="9.332cm" svg:y="9.11cm" svg:viewBox="0 0 312 332" svg:d="M68 332v-207c0-25 2-41 5-49 4-7 9-11 15-11 11 0 19 6 25 18 6 13 9 36 9 70v179h68v-207c0-40 7-60 23-60 10 0 18 6 23 17 5 12 8 39 8 81v169h68v-326h-57v49l3-1c-9-36-29-54-58-54-36 0-56 20-61 60l2-1c-10-39-31-59-62-59-28 0-48 10-60 30-13 19-19 50-19 92v210z">
              <text:p/>
            </draw:path>
          </draw:g>
          <draw:g>
            <draw:path draw:style-name="gr11" draw:text-style-name="P7" draw:layer="layout" svg:width="0.769cm" svg:height="0.769cm" svg:x="8.353cm" svg:y="8.861cm" svg:viewBox="0 0 770 770" svg:d="M770 770c0-257 0-513 0-770-257 0-513 0-770 0 0 257 0 513 0 770 257 0 513 0 770 0z">
              <text:p/>
            </draw:path>
            <draw:path draw:style-name="gr12" draw:text-style-name="P8" draw:layer="layout" svg:width="0.297cm" svg:height="0.336cm" svg:x="8.578cm" svg:y="9.11cm" svg:viewBox="0 0 298 337" svg:d="M150 337c43 0 79-15 106-46 28-31 42-72 42-123s-13-92-40-122c-28-31-64-46-110-46-43 0-79 15-106 46-28 31-42 72-42 122 0 52 14 93 41 123 27 31 64 46 109 46zM149 272c-49 0-74-35-74-104s25-103 74-103 74 34 74 103-25 104-74 104z">
              <text:p/>
            </draw:path>
          </draw:g>
          <draw:g>
            <draw:path draw:style-name="gr11" draw:text-style-name="P7" draw:layer="layout" svg:width="0.769cm" svg:height="0.769cm" svg:x="7.591cm" svg:y="8.861cm" svg:viewBox="0 0 770 770" svg:d="M770 770c0-257 0-513 0-770-257 0-513 0-770 0 0 257 0 513 0 770 257 0 513 0 770 0z">
              <text:p/>
            </draw:path>
            <draw:path draw:style-name="gr12" draw:text-style-name="P8" draw:layer="layout" svg:width="0.244cm" svg:height="0.331cm" svg:x="7.828cm" svg:y="9.11cm" svg:viewBox="0 0 245 332" svg:d="M0 17l20 68c29-10 52-16 70-16 26 0 46 8 60 22 14 15 21 37 21 66v175h74v-326h-63l2 64 3-1c-10-25-24-43-42-53-18-11-39-16-65-16-23 0-49 6-80 17z">
              <text:p/>
            </draw:path>
          </draw:g>
          <draw:g>
            <draw:path draw:style-name="gr11" draw:text-style-name="P7" draw:layer="layout" svg:width="0.769cm" svg:height="0.769cm" svg:x="6.829cm" svg:y="8.861cm" svg:viewBox="0 0 770 770" svg:d="M770 770c0-257 0-513 0-770-257 0-513 0-770 0 0 257 0 513 0 770 257 0 513 0 770 0z">
              <text:p/>
            </draw:path>
            <draw:path draw:style-name="gr12" draw:text-style-name="P8" draw:layer="layout" svg:width="0.273cm" svg:height="0.331cm" svg:x="7.066cm" svg:y="9.11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11" draw:text-style-name="P7" draw:layer="layout" svg:width="0.769cm" svg:height="0.769cm" svg:x="6.067cm" svg:y="8.861cm" svg:viewBox="0 0 770 770" svg:d="M770 770c0-257 0-513 0-770-257 0-513 0-770 0 0 257 0 513 0 770 257 0 513 0 770 0z">
              <text:p/>
            </draw:path>
            <draw:path draw:style-name="gr12" draw:text-style-name="P8" draw:layer="layout" svg:width="0.264cm" svg:height="0.45cm" svg:x="6.302cm" svg:y="8.991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11" draw:text-style-name="P7" draw:layer="layout" svg:width="0.769cm" svg:height="0.769cm" svg:x="5.305cm" svg:y="8.861cm" svg:viewBox="0 0 770 770" svg:d="M770 770c0-257 0-513 0-770-257 0-513 0-770 0 0 257 0 513 0 770 257 0 513 0 770 0z">
              <text:p/>
            </draw:path>
            <draw:path draw:style-name="gr12" draw:text-style-name="P8" draw:layer="layout" svg:width="0.273cm" svg:height="0.331cm" svg:x="5.542cm" svg:y="9.11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11" draw:text-style-name="P7" draw:layer="layout" svg:width="0.769cm" svg:height="0.769cm" svg:x="4.543cm" svg:y="8.861cm" svg:viewBox="0 0 770 770" svg:d="M770 770c0-257 0-513 0-770-257 0-513 0-770 0 0 257 0 513 0 770 257 0 513 0 770 0z">
              <text:p/>
            </draw:path>
            <draw:path draw:style-name="gr12" draw:text-style-name="P8" draw:layer="layout" svg:width="0.305cm" svg:height="0.467cm" svg:x="4.764cm" svg:y="9.11cm" svg:viewBox="0 0 306 468" svg:d="M0 6v53l44 6c-5 7-8 23-8 50 0 33 11 59 33 79s52 30 90 30c11 0 18-1 22-2 11 7 17 15 17 25 0 7-11 11-32 11h-52c-35 0-62 8-81 24-19 17-29 40-29 70 0 77 56 115 167 116 43-1 76-9 99-26 24-16 36-40 36-71 0-45-16-71-47-78 4-1 7-14 7-39s-8-42-23-51c5-1 12-11 23-29s16-37 16-58c0-37-11-65-33-85-22-21-53-31-92-31-17 0-31 2-43 6zM158 166c-33 0-49-18-49-52 0-36 16-54 50-54 33 0 50 18 50 55 0 34-17 51-51 51zM131 327h52c34 0 52 14 52 43 0 24-21 36-63 36-65 0-97-17-97-50 0-12 3-20 9-23 7-4 22-6 47-6z">
              <text:p/>
            </draw:path>
          </draw:g>
          <draw:g>
            <draw:path draw:style-name="gr11" draw:text-style-name="P7" draw:layer="layout" svg:width="0.769cm" svg:height="0.769cm" svg:x="3.781cm" svg:y="8.861cm" svg:viewBox="0 0 770 770" svg:d="M770 770c0-257 0-513 0-770-257 0-513 0-770 0 0 257 0 513 0 770 257 0 513 0 770 0z">
              <text:p/>
            </draw:path>
            <draw:path draw:style-name="gr12" draw:text-style-name="P8" draw:layer="layout" svg:width="0.28cm" svg:height="0.466cm" svg:x="4.011cm" svg:y="9.11cm" svg:viewBox="0 0 281 467" svg:d="M222 288l-3-3c-8 21-12 35-12 41v141h74v-461h-62v49l2-1c-17-36-48-54-91-54-41 0-72 15-95 45s-35 71-35 123 12 94 35 124 55 45 95 45c42 0 73-16 92-49zM207 157v11c0 39-5 66-16 81s-28 23-52 23c-42 0-63-35-63-105 0-68 21-102 63-102 24 0 41 7 52 21 10 13 15 37 16 71z">
              <text:p/>
            </draw:path>
          </draw:g>
          <draw:g>
            <draw:path draw:style-name="gr11" draw:text-style-name="P7" draw:layer="layout" svg:width="0.769cm" svg:height="0.769cm" svg:x="15.211cm" svg:y="9.623cm" svg:viewBox="0 0 770 770" svg:d="M770 770c0-257 0-513 0-770-257 0-513 0-770 0 0 257 0 513 0 770 257 0 513 0 770 0z">
              <text:p/>
            </draw:path>
            <draw:path draw:style-name="gr12" draw:text-style-name="P8" draw:layer="layout" svg:width="0.268cm" svg:height="0.336cm" svg:x="15.459cm" svg:y="9.872cm" svg:viewBox="0 0 269 337" svg:d="M57 332l3-51-2 2c11 21 24 35 41 43 16 7 37 11 62 11 33 0 60-9 79-27 19-19 29-44 29-76 0-70-51-105-152-105h-44v-8c0-37 18-56 55-56 25 0 57 9 96 27l27-59c-44-22-85-33-121-33-44 0-77 9-98 27s-32 47-32 86v219zM73 186h33c34 0 57 4 69 12 12 9 18 21 18 37 0 25-14 38-43 38-24 0-43-6-56-19-14-12-21-30-21-53z">
              <text:p/>
            </draw:path>
          </draw:g>
          <draw:g>
            <draw:path draw:style-name="gr11" draw:text-style-name="P7" draw:layer="layout" svg:width="0.769cm" svg:height="0.769cm" svg:x="14.449cm" svg:y="9.623cm" svg:viewBox="0 0 770 770" svg:d="M770 770c0-257 0-513 0-770-257 0-513 0-770 0 0 257 0 513 0 770 257 0 513 0 770 0z">
              <text:p/>
            </draw:path>
            <draw:path draw:style-name="gr12" draw:text-style-name="P8" draw:layer="layout" svg:width="0.289cm" svg:height="0.454cm" svg:x="14.67cm" svg:y="9.748cm" svg:viewBox="0 0 290 455" svg:d="M22 191h107v264h74v-264h87v-53l-87-9v-16c0-39-10-67-28-86-19-18-50-27-91-27-25 0-53 4-84 13l18 62c25-7 47-10 65-10 19 0 31 3 37 10s9 19 9 37v17h-107z">
              <text:p/>
            </draw:path>
          </draw:g>
          <draw:g>
            <draw:path draw:style-name="gr11" draw:text-style-name="P7" draw:layer="layout" svg:width="0.769cm" svg:height="0.769cm" svg:x="13.687cm" svg:y="9.623cm" svg:viewBox="0 0 770 770" svg:d="M770 770c0-257 0-513 0-770-257 0-513 0-770 0 0 257 0 513 0 770 257 0 513 0 770 0z">
              <text:p/>
            </draw:path>
            <draw:path draw:style-name="gr12" draw:text-style-name="P8" draw:layer="layout" svg:width="0.267cm" svg:height="0.411cm" svg:x="13.935cm" svg:y="9.797cm" svg:viewBox="0 0 268 412" svg:d="M2 340v61c30 7 57 11 81 11 74 0 111-36 111-107v-163h74v-48l-76-14-22-80h-49v81h-121v61h121v163c0 28-14 42-42 42-16 0-42-2-77-7z">
              <text:p/>
            </draw:path>
          </draw:g>
          <draw:g>
            <draw:path draw:style-name="gr11" draw:text-style-name="P7" draw:layer="layout" svg:width="0.769cm" svg:height="0.769cm" svg:x="12.925cm" svg:y="9.623cm" svg:viewBox="0 0 770 770" svg:d="M770 770c0-257 0-513 0-770-257 0-513 0-770 0 0 257 0 513 0 770 257 0 513 0 770 0z">
              <text:p/>
            </draw:path>
            <draw:path draw:style-name="gr12" draw:text-style-name="P8" draw:layer="layout" svg:width="0.288cm" svg:height="0.336cm" svg:x="13.154cm" svg:y="9.872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7" draw:layer="layout" svg:width="0.769cm" svg:height="0.769cm" svg:x="12.163cm" svg:y="9.623cm" svg:viewBox="0 0 770 770" svg:d="M770 770c0-257 0-513 0-770-257 0-513 0-770 0 0 257 0 513 0 770 257 0 513 0 770 0z">
              <text:p/>
            </draw:path>
            <draw:path draw:style-name="gr12" draw:text-style-name="P8" draw:layer="layout" svg:width="0.244cm" svg:height="0.331cm" svg:x="12.4cm" svg:y="9.872cm" svg:viewBox="0 0 245 332" svg:d="M0 17l20 68c29-10 52-16 70-16 26 0 46 8 60 22 14 15 21 37 21 66v175h74v-326h-63l2 64 3-1c-10-25-24-43-42-53-18-11-39-16-65-16-23 0-49 6-80 17z">
              <text:p/>
            </draw:path>
          </draw:g>
          <draw:g>
            <draw:path draw:style-name="gr11" draw:text-style-name="P7" draw:layer="layout" svg:width="0.769cm" svg:height="0.769cm" svg:x="11.401cm" svg:y="9.623cm" svg:viewBox="0 0 770 770" svg:d="M770 770c0-257 0-513 0-770-257 0-513 0-770 0 0 257 0 513 0 770 257 0 513 0 770 0z">
              <text:p/>
            </draw:path>
            <draw:path draw:style-name="gr12" draw:text-style-name="P8" draw:layer="layout" svg:width="0.273cm" svg:height="0.331cm" svg:x="11.638cm" svg:y="9.872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11" draw:text-style-name="P7" draw:layer="layout" svg:width="0.769cm" svg:height="0.769cm" svg:x="10.639cm" svg:y="9.623cm" svg:viewBox="0 0 770 770" svg:d="M770 770c0-257 0-513 0-770-257 0-513 0-770 0 0 257 0 513 0 770 257 0 513 0 770 0z">
              <text:p/>
            </draw:path>
            <draw:path draw:style-name="gr12" draw:text-style-name="P8" draw:layer="layout" svg:width="0.297cm" svg:height="0.336cm" svg:x="10.864cm" svg:y="9.872cm" svg:viewBox="0 0 298 337" svg:d="M150 337c43 0 79-15 106-46 28-31 42-72 42-123s-13-92-40-122c-28-31-64-46-110-46-43 0-79 15-106 46-28 31-42 72-42 122 0 52 14 93 41 123 27 31 64 46 109 46zM149 272c-49 0-74-35-74-104s25-103 74-103 74 34 74 103-25 104-74 104z">
              <text:p/>
            </draw:path>
          </draw:g>
          <draw:g>
            <draw:path draw:style-name="gr11" draw:text-style-name="P7" draw:layer="layout" svg:width="0.769cm" svg:height="0.769cm" svg:x="9.877cm" svg:y="9.623cm" svg:viewBox="0 0 770 770" svg:d="M770 770c0-257 0-513 0-770-257 0-513 0-770 0 0 257 0 513 0 770 257 0 513 0 770 0z">
              <text:p/>
            </draw:path>
            <draw:path draw:style-name="gr12" draw:text-style-name="P8" draw:layer="layout" svg:width="0.297cm" svg:height="0.336cm" svg:x="10.102cm" svg:y="9.872cm" svg:viewBox="0 0 298 337" svg:d="M150 337c43 0 79-15 106-46 28-31 42-72 42-123s-13-92-40-122c-28-31-64-46-110-46-43 0-79 15-106 46-28 31-42 72-42 122 0 52 14 93 41 123 27 31 64 46 109 46zM149 272c-49 0-74-35-74-104s25-103 74-103 74 34 74 103-25 104-74 104z">
              <text:p/>
            </draw:path>
          </draw:g>
          <draw:g>
            <draw:path draw:style-name="gr11" draw:text-style-name="P7" draw:layer="layout" svg:width="0.769cm" svg:height="0.769cm" svg:x="9.115cm" svg:y="9.623cm" svg:viewBox="0 0 770 770" svg:d="M770 770c0-257 0-513 0-770-257 0-513 0-770 0 0 257 0 513 0 770 257 0 513 0 770 0z">
              <text:p/>
            </draw:path>
            <draw:path draw:style-name="gr12" draw:text-style-name="P8" draw:layer="layout" svg:width="0.273cm" svg:height="0.331cm" svg:x="9.352cm" svg:y="9.872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11" draw:text-style-name="P7" draw:layer="layout" svg:width="0.769cm" svg:height="0.769cm" svg:x="8.353cm" svg:y="9.623cm" svg:viewBox="0 0 770 770" svg:d="M770 770c0-257 0-513 0-770-257 0-513 0-770 0 0 257 0 513 0 770 257 0 513 0 770 0z">
              <text:p/>
            </draw:path>
            <draw:path draw:style-name="gr12" draw:text-style-name="P8" draw:layer="layout" svg:width="0.288cm" svg:height="0.336cm" svg:x="8.582cm" svg:y="9.872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7" draw:layer="layout" svg:width="0.769cm" svg:height="0.769cm" svg:x="7.591cm" svg:y="9.623cm" svg:viewBox="0 0 770 770" svg:d="M770 770c0-257 0-513 0-770-257 0-513 0-770 0 0 257 0 513 0 770 257 0 513 0 770 0z">
              <text:p/>
            </draw:path>
            <draw:path draw:style-name="gr12" draw:text-style-name="P8" draw:layer="layout" svg:width="0.326cm" svg:height="0.325cm" svg:x="7.801cm" svg:y="9.877cm" svg:viewBox="0 0 327 326" svg:d="M203 326l124-326h-77l-69 187c-16 43-22 74-18 92h1c6-9-1-39-18-92l-69-187h-77l123 326z">
              <text:p/>
            </draw:path>
          </draw:g>
          <draw:g>
            <draw:path draw:style-name="gr11" draw:text-style-name="P7" draw:layer="layout" svg:width="0.769cm" svg:height="0.769cm" svg:x="6.829cm" svg:y="9.623cm" svg:viewBox="0 0 770 770" svg:d="M770 770c0-257 0-513 0-770-257 0-513 0-770 0 0 257 0 513 0 770 257 0 513 0 770 0z">
              <text:p/>
            </draw:path>
            <draw:path draw:style-name="gr12" draw:text-style-name="P8" draw:layer="layout" svg:width="0.288cm" svg:height="0.336cm" svg:x="7.058cm" svg:y="9.872cm" svg:viewBox="0 0 289 337" svg:d="M0 190h213c-1 53-29 80-83 80-34 0-72-9-113-27v69c36 17 73 25 112 25 48 0 87-15 116-45 29-29 44-70 44-121 0-52-14-93-41-124s-63-47-108-47c-42 0-76 13-102 40-25 27-38 63-38 107zM211 126h-133c0-41 21-61 63-61 43 0 67 20 70 61z">
              <text:p/>
            </draw:path>
          </draw:g>
          <draw:g>
            <draw:path draw:style-name="gr11" draw:text-style-name="P7" draw:layer="layout" svg:width="0.769cm" svg:height="0.769cm" svg:x="6.067cm" svg:y="9.623cm" svg:viewBox="0 0 770 770" svg:d="M770 770c0-257 0-513 0-770-257 0-513 0-770 0 0 257 0 513 0 770 257 0 513 0 770 0z">
              <text:p/>
            </draw:path>
            <draw:path draw:style-name="gr12" draw:text-style-name="P8" draw:layer="layout" svg:width="0.273cm" svg:height="0.331cm" svg:x="6.304cm" svg:y="9.872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11" draw:text-style-name="P7" draw:layer="layout" svg:width="0.769cm" svg:height="0.769cm" svg:x="5.305cm" svg:y="9.623cm" svg:viewBox="0 0 770 770" svg:d="M770 770c0-257 0-513 0-770-257 0-513 0-770 0 0 257 0 513 0 770 257 0 513 0 770 0z">
              <text:p/>
            </draw:path>
            <draw:path draw:style-name="gr12" draw:text-style-name="P8" draw:layer="layout" svg:width="0.264cm" svg:height="0.45cm" svg:x="5.54cm" svg:y="9.753cm" svg:viewBox="0 0 265 451" svg:d="M133 0c-27 0-40 14-40 43 0 14 4 25 12 32 8 8 18 12 28 12 28 0 42-15 42-44s-14-43-42-43zM171 187l74-6v-56h-148v265h-97v61h265v-61h-94z">
              <text:p/>
            </draw:path>
          </draw:g>
          <draw:g>
            <draw:path draw:style-name="gr11" draw:text-style-name="P7" draw:layer="layout" svg:width="0.769cm" svg:height="0.769cm" svg:x="4.543cm" svg:y="9.623cm" svg:viewBox="0 0 770 770" svg:d="M770 770c0-257 0-513 0-770-257 0-513 0-770 0 0 257 0 513 0 770 257 0 513 0 770 0z">
              <text:p/>
            </draw:path>
            <draw:path draw:style-name="gr12" draw:text-style-name="P8" draw:layer="layout" svg:width="0.273cm" svg:height="0.331cm" svg:x="4.78cm" svg:y="9.872cm" svg:viewBox="0 0 274 332" svg:d="M74 332v-207c0-40 18-60 53-60 49 0 73 33 73 98v169h74v-326h-62l-1 49 3-2c-16-35-48-53-95-53-79 0-119 41-119 122v210z">
              <text:p/>
            </draw:path>
          </draw:g>
          <draw:g>
            <draw:path draw:style-name="gr11" draw:text-style-name="P7" draw:layer="layout" svg:width="0.769cm" svg:height="0.769cm" svg:x="3.781cm" svg:y="9.623cm" svg:viewBox="0 0 770 770" svg:d="M770 770c0-257 0-513 0-770-257 0-513 0-770 0 0 257 0 513 0 770 257 0 513 0 770 0z">
              <text:p/>
            </draw:path>
            <draw:path draw:style-name="gr12" draw:text-style-name="P8" draw:layer="layout" svg:width="0.305cm" svg:height="0.467cm" svg:x="4.002cm" svg:y="9.872cm" svg:viewBox="0 0 306 468" svg:d="M0 6v53l44 6c-5 7-8 23-8 50 0 33 11 59 33 79s52 30 90 30c11 0 18-1 22-2 11 7 17 15 17 25 0 7-11 11-32 11h-52c-35 0-62 8-81 24-19 17-29 40-29 70 0 77 56 115 167 116 43-1 76-9 99-26 24-16 36-40 36-71 0-45-16-71-47-78 4-1 7-14 7-39s-8-42-23-51c5-1 12-11 23-29s16-37 16-58c0-37-11-65-33-85-22-21-53-31-92-31-17 0-31 2-43 6zM158 166c-33 0-49-18-49-52 0-36 16-54 50-54 33 0 50 18 50 55 0 34-17 51-51 51zM131 327h52c34 0 52 14 52 43 0 24-21 36-63 36-65 0-97-17-97-50 0-12 3-20 9-23 7-4 22-6 47-6z">
              <text:p/>
            </draw:path>
          </draw:g>
          <draw:custom-shape draw:style-name="gr13" draw:text-style-name="P3" draw:layer="layout" svg:width="14.732cm" svg:height="8.636cm" svg:x="2.515cm" svg:y="3.023cm">
            <text:p/>
            <draw:enhanced-geometry svg:viewBox="0 0 21600 21600" draw:path-stretchpoint-x="10800" draw:path-stretchpoint-y="10800" draw:text-areas="?f3 ?f4 ?f5 ?f6" draw:type="round-rectangle" draw:modifiers="3176.102813476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5" draw:style-name="dp1" draw:master-page-name="master-page3">
        <draw:g>
          <draw:g>
            <draw:custom-shape draw:style-name="gr14" draw:text-style-name="P3" draw:layer="layout" svg:width="14.732cm" svg:height="8.636cm" svg:x="2.516cm" svg:y="3.024cm">
              <text:p/>
              <draw:enhanced-geometry svg:viewBox="0 0 21600 21600" draw:path-stretchpoint-x="10800" draw:path-stretchpoint-y="10800" draw:text-areas="?f3 ?f4 ?f5 ?f6" draw:type="round-rectangle" draw:modifiers="3176.102813476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7" draw:text-style-name="P6" draw:layer="layout" svg:width="0.77cm" svg:height="0.77cm" svg:x="3.781cm" svg:y="4.289cm">
              <text:p text:style-name="P5"><text:span text:style-name="T1">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4.543cm" svg:y="4.289cm">
              <text:p text:style-name="P5"><text:span text:style-name="T1">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5.305cm" svg:y="4.289cm">
              <text:p text:style-name="P5"><text:span text:style-name="T1">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6.067cm" svg:y="4.289cm">
              <text:p text:style-name="P5"><text:span text:style-name="T1">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6.829cm" svg:y="4.289cm">
              <text:p text:style-name="P5"><text:span text:style-name="T1">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7.591cm" svg:y="4.289cm">
              <text:p text:style-name="P5"><text:span text:style-name="T1">q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8.353cm" svg:y="4.289cm">
              <text:p text:style-name="P5"><text:span text:style-name="T1">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9.115cm" svg:y="4.289cm">
              <text:p text:style-name="P5"><text:span text:style-name="T1">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9.877cm" svg:y="4.289cm">
              <text:p text:style-name="P5"><text:span text:style-name="T1">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0.639cm" svg:y="4.289cm">
              <text:p text:style-name="P5"><text:span text:style-name="T1">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1.401cm" svg:y="4.289cm">
              <text:p text:style-name="P5"><text:span text:style-name="T1">w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2.163cm" svg:y="4.289cm">
              <text:p text:style-name="P5"><text:span text:style-name="T1">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2.925cm" svg:y="4.289cm">
              <text:p text:style-name="P5"><text:span text:style-name="T1">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3.687cm" svg:y="4.289cm">
              <text:p text:style-name="P5"><text:span text:style-name="T1">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4.449cm" svg:y="4.289cm">
              <text:p text:style-name="P5"><text:span text:style-name="T1">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5.211cm" svg:y="4.289cm">
              <text:p text:style-name="P5"><text:span text:style-name="T1">-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3.781cm" svg:y="5.051cm">
              <text:p text:style-name="P5"><text:span text:style-name="T1">f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4.543cm" svg:y="5.051cm">
              <text:p text:style-name="P5"><text:span text:style-name="T1">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5.305cm" svg:y="5.051cm">
              <text:p text:style-name="P5"><text:span text:style-name="T1">v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6.067cm" svg:y="5.051cm">
              <text:p text:style-name="P5"><text:span text:style-name="T1">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6.829cm" svg:y="5.051cm">
              <text:p text:style-name="P5"><text:span text:style-name="T1">j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7.591cm" svg:y="5.051cm">
              <text:p text:style-name="P5"><text:span text:style-name="T1">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8.353cm" svg:y="5.051cm">
              <text:p text:style-name="P5"><text:span text:style-name="T1">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9.115cm" svg:y="5.051cm">
              <text:p text:style-name="P5"><text:span text:style-name="T1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9.877cm" svg:y="5.051cm">
              <text:p text:style-name="P5"><text:span text:style-name="T1">f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0.639cm" svg:y="5.051cm">
              <text:p text:style-name="P5"><text:span text:style-name="T1">q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1.401cm" svg:y="5.051cm">
              <text:p text:style-name="P5"><text:span text:style-name="T1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2.163cm" svg:y="5.051cm">
              <text:p text:style-name="P5"><text:span text:style-name="T1">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2.925cm" svg:y="5.051cm">
              <text:p text:style-name="P5"><text:span text:style-name="T1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3.687cm" svg:y="5.051cm">
              <text:p text:style-name="P5"><text:span text:style-name="T1">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4.449cm" svg:y="5.051cm">
              <text:p text:style-name="P5"><text:span text:style-name="T1">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5.211cm" svg:y="5.051cm">
              <text:p text:style-name="P5"><text:span text:style-name="T1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3.781cm" svg:y="5.813cm">
              <text:p text:style-name="P5"><text:span text:style-name="T1">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4.543cm" svg:y="5.813cm">
              <text:p text:style-name="P5"><text:span text:style-name="T1">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5.305cm" svg:y="5.813cm">
              <text:p text:style-name="P5"><text:span text:style-name="T1">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6.067cm" svg:y="5.813cm">
              <text:p text:style-name="P5"><text:span text:style-name="T1">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6.829cm" svg:y="5.813cm">
              <text:p text:style-name="P5"><text:span text:style-name="T1">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7.591cm" svg:y="5.813cm">
              <text:p text:style-name="P5"><text:span text:style-name="T1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8.353cm" svg:y="5.813cm">
              <text:p text:style-name="P5"><text:span text:style-name="T1">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9.115cm" svg:y="5.813cm">
              <text:p text:style-name="P5"><text:span text:style-name="T1">w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9.877cm" svg:y="5.813cm">
              <text:p text:style-name="P5"><text:span text:style-name="T1">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0.639cm" svg:y="5.813cm">
              <text:p text:style-name="P5"><text:span text:style-name="T1">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1.401cm" svg:y="5.813cm">
              <text:p text:style-name="P5"><text:span text:style-name="T1">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2.163cm" svg:y="5.813cm">
              <text:p text:style-name="P5"><text:span text:style-name="T1">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2.925cm" svg:y="5.813cm">
              <text:p text:style-name="P5"><text:span text:style-name="T1">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3.687cm" svg:y="5.813cm">
              <text:p text:style-name="P5"><text:span text:style-name="T1">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4.449cm" svg:y="5.813cm">
              <text:p text:style-name="P5"><text:span text:style-name="T1">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5.211cm" svg:y="5.813cm">
              <text:p text:style-name="P5"><text:span text:style-name="T1">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3.781cm" svg:y="6.575cm">
              <text:p text:style-name="P5"><text:span text:style-name="T1">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4.543cm" svg:y="6.575cm">
              <text:p text:style-name="P5"><text:span text:style-name="T1">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5.305cm" svg:y="6.575cm">
              <text:p text:style-name="P5"><text:span text:style-name="T1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6.067cm" svg:y="6.575cm">
              <text:p text:style-name="P5"><text:span text:style-name="T1">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6.829cm" svg:y="6.575cm">
              <text:p text:style-name="P5"><text:span text:style-name="T1">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7.591cm" svg:y="6.575cm">
              <text:p text:style-name="P5"><text:span text:style-name="T1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8.353cm" svg:y="6.575cm">
              <text:p text:style-name="P5"><text:span text:style-name="T1">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9.115cm" svg:y="6.575cm">
              <text:p text:style-name="P5"><text:span text:style-name="T1">v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9.877cm" svg:y="6.575cm">
              <text:p text:style-name="P5"><text:span text:style-name="T1">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0.639cm" svg:y="6.575cm">
              <text:p text:style-name="P5"><text:span text:style-name="T1">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1.401cm" svg:y="6.575cm">
              <text:p text:style-name="P5"><text:span text:style-name="T1">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2.163cm" svg:y="6.575cm">
              <text:p text:style-name="P5"><text:span text:style-name="T1">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2.925cm" svg:y="6.575cm">
              <text:p text:style-name="P5"><text:span text:style-name="T1">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3.687cm" svg:y="6.575cm">
              <text:p text:style-name="P5"><text:span text:style-name="T1">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4.449cm" svg:y="6.575cm">
              <text:p text:style-name="P5"><text:span text:style-name="T1">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5.211cm" svg:y="6.575cm">
              <text:p text:style-name="P5"><text:span text:style-name="T1">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3.781cm" svg:y="7.337cm">
              <text:p text:style-name="P5"><text:span text:style-name="T1">f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4.543cm" svg:y="7.337cm">
              <text:p text:style-name="P5"><text:span text:style-name="T1">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5.305cm" svg:y="7.337cm">
              <text:p text:style-name="P5"><text:span text:style-name="T1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6.067cm" svg:y="7.337cm">
              <text:p text:style-name="P5"><text:span text:style-name="T1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6.829cm" svg:y="7.337cm">
              <text:p text:style-name="P5"><text:span text:style-name="T1">f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7.591cm" svg:y="7.337cm">
              <text:p text:style-name="P5"><text:span text:style-name="T1">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8.353cm" svg:y="7.337cm">
              <text:p text:style-name="P5"><text:span text:style-name="T1">v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9.115cm" svg:y="7.337cm">
              <text:p text:style-name="P5"><text:span text:style-name="T1">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9.877cm" svg:y="7.337cm">
              <text:p text:style-name="P5"><text:span text:style-name="T1">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0.639cm" svg:y="7.337cm">
              <text:p text:style-name="P5"><text:span text:style-name="T1">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1.401cm" svg:y="7.337cm">
              <text:p text:style-name="P5"><text:span text:style-name="T1">v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2.163cm" svg:y="7.337cm">
              <text:p text:style-name="P5"><text:span text:style-name="T1">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2.925cm" svg:y="7.337cm">
              <text:p text:style-name="P5"><text:span text:style-name="T1">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3.687cm" svg:y="7.337cm">
              <text:p text:style-name="P5"><text:span text:style-name="T1">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4.449cm" svg:y="7.337cm">
              <text:p text:style-name="P5"><text:span text:style-name="T1">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5.211cm" svg:y="7.337cm">
              <text:p text:style-name="P5"><text:span text:style-name="T1">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3.781cm" svg:y="8.099cm">
              <text:p text:style-name="P5"><text:span text:style-name="T1">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4.543cm" svg:y="8.099cm">
              <text:p text:style-name="P5"><text:span text:style-name="T1">w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5.305cm" svg:y="8.099cm">
              <text:p text:style-name="P5"><text:span text:style-name="T1">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6.067cm" svg:y="8.099cm">
              <text:p text:style-name="P5"><text:span text:style-name="T1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6.829cm" svg:y="8.099cm">
              <text:p text:style-name="P5"><text:span text:style-name="T1">v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7.591cm" svg:y="8.099cm">
              <text:p text:style-name="P5"><text:span text:style-name="T1">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8.353cm" svg:y="8.099cm">
              <text:p text:style-name="P5"><text:span text:style-name="T1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9.115cm" svg:y="8.099cm">
              <text:p text:style-name="P5"><text:span text:style-name="T1">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9.877cm" svg:y="8.099cm">
              <text:p text:style-name="P5"><text:span text:style-name="T1">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0.639cm" svg:y="8.099cm">
              <text:p text:style-name="P5"><text:span text:style-name="T1">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1.401cm" svg:y="8.099cm">
              <text:p text:style-name="P5"><text:span text:style-name="T1">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2.163cm" svg:y="8.099cm">
              <text:p text:style-name="P5"><text:span text:style-name="T1">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2.925cm" svg:y="8.099cm">
              <text:p text:style-name="P5"><text:span text:style-name="T1">f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3.687cm" svg:y="8.099cm">
              <text:p text:style-name="P5"><text:span text:style-name="T1">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4.449cm" svg:y="8.099cm">
              <text:p text:style-name="P5"><text:span text:style-name="T1">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5.211cm" svg:y="8.099cm">
              <text:p text:style-name="P5"><text:span text:style-name="T1">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3.781cm" svg:y="8.861cm">
              <text:p text:style-name="P5"><text:span text:style-name="T1">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4.543cm" svg:y="8.861cm">
              <text:p text:style-name="P5"><text:span text:style-name="T1">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5.305cm" svg:y="8.861cm">
              <text:p text:style-name="P5"><text:span text:style-name="T1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6.067cm" svg:y="8.861cm">
              <text:p text:style-name="P5"><text:span text:style-name="T1">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6.829cm" svg:y="8.861cm">
              <text:p text:style-name="P5"><text:span text:style-name="T1">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7.591cm" svg:y="8.861cm">
              <text:p text:style-name="P5"><text:span text:style-name="T1">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8.353cm" svg:y="8.861cm">
              <text:p text:style-name="P5"><text:span text:style-name="T1">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9.115cm" svg:y="8.861cm">
              <text:p text:style-name="P5"><text:span text:style-name="T1">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9.877cm" svg:y="8.861cm">
              <text:p text:style-name="P5"><text:span text:style-name="T1">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0.639cm" svg:y="8.861cm">
              <text:p text:style-name="P5"><text:span text:style-name="T1">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1.401cm" svg:y="8.861cm">
              <text:p text:style-name="P5"><text:span text:style-name="T1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2.163cm" svg:y="8.861cm">
              <text:p text:style-name="P5"><text:span text:style-name="T1">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2.925cm" svg:y="8.861cm">
              <text:p text:style-name="P5"><text:span text:style-name="T1">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3.687cm" svg:y="8.861cm">
              <text:p text:style-name="P5"><text:span text:style-name="T1">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4.449cm" svg:y="8.861cm">
              <text:p text:style-name="P5"><text:span text:style-name="T1">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5.211cm" svg:y="8.861cm">
              <text:p text:style-name="P5"><text:span text:style-name="T1">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3.781cm" svg:y="9.623cm">
              <text:p text:style-name="P5"><text:span text:style-name="T1">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4.543cm" svg:y="9.623cm">
              <text:p text:style-name="P5"><text:span text:style-name="T1">f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5.305cm" svg:y="9.623cm">
              <text:p text:style-name="P5"><text:span text:style-name="T1">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6.067cm" svg:y="9.623cm">
              <text:p text:style-name="P5"><text:span text:style-name="T1">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6.829cm" svg:y="9.623cm">
              <text:p text:style-name="P5"><text:span text:style-name="T1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7.591cm" svg:y="9.623cm">
              <text:p text:style-name="P5"><text:span text:style-name="T1">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8.353cm" svg:y="9.623cm">
              <text:p text:style-name="P5"><text:span text:style-name="T1">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9.115cm" svg:y="9.623cm">
              <text:p text:style-name="P5"><text:span text:style-name="T1">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9.877cm" svg:y="9.623cm">
              <text:p text:style-name="P5"><text:span text:style-name="T1">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0.639cm" svg:y="9.623cm">
              <text:p text:style-name="P5"><text:span text:style-name="T1">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1.401cm" svg:y="9.623cm">
              <text:p text:style-name="P5"><text:span text:style-name="T1">v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2.163cm" svg:y="9.623cm">
              <text:p text:style-name="P5"><text:span text:style-name="T1">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2.925cm" svg:y="9.623cm">
              <text:p text:style-name="P5"><text:span text:style-name="T1">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3.687cm" svg:y="9.623cm">
              <text:p text:style-name="P5"><text:span text:style-name="T1">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4.449cm" svg:y="9.623cm">
              <text:p text:style-name="P5"><text:span text:style-name="T1">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77cm" svg:height="0.77cm" svg:x="15.211cm" svg:y="9.623cm">
              <text:p text:style-name="P5"><text:span text:style-name="T1">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4" svg:font-family="'Droid Sans Mono'" style:font-family-generic="swiss" style:font-pitch="fixed"/>
    <style:font-face style:name="Droid Sans Mono3" svg:font-family="'Droid Sans Mono'" style:font-adornments="Bold" style:font-family-generic="swiss" style:font-pitch="fixed"/>
    <style:font-face style:name="Droid Sans Mono" svg:font-family="'Droid Sans Mono'" style:font-family-generic="roman" style:font-pitch="variable"/>
    <style:font-face style:name="Droid Sans Mono1" svg:font-family="'Droid Sans Mono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2" svg:font-family="'Droid Sans Mono'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1" svg:stroke-width="0.051cm" svg:stroke-color="#000000" draw:marker-start-width="0.279cm" draw:marker-end-width="0.279cm" draw:fill="none" draw:fill-color="#729fcf" draw:textarea-horizontal-align="center" draw:textarea-vertical-align="middle" draw:auto-grow-height="false" draw:shadow-color="#000000"/>
      <style:paragraph-properties fo:text-align="center">
        <style:tab-stops/>
      </style:paragraph-properties>
      <style:text-properties style:font-name="Droid Sans Mono3" fo:font-family="'Droid Sans Mono'" style:font-style-name="Bold" style:font-family-generic="swiss" style:font-pitch="fixed" fo:font-size="18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1.2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1-31T00:37:16.243325603</dc:date>
    <dc:creator>Anool Mahidharia</dc:creator>
    <meta:editing-duration>PT2H51M54S</meta:editing-duration>
    <meta:editing-cycles>7</meta:editing-cycles>
    <meta:generator>LibreOffice/5.1.6.2$Linux_X86_64 LibreOffice_project/10m0$Build-2</meta:generator>
    <meta:document-statistic meta:object-count="1065"/>
  </office:meta>
</office:document-meta>
</file>